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09cm"/>
    </style:style>
    <style:style style:name="co9" style:family="table-column">
      <style:table-column-properties fo:break-before="auto" style:column-width="7.18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4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5.119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420777">
            <text:p>420777</text:p>
          </table:table-cell>
          <table:table-cell office:value-type="float" office:value="85822679">
            <text:p>85822679</text:p>
          </table:table-cell>
          <table:table-cell office:value-type="string">
            <text:p>2012-02-26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99196139942">
            <text:p>991961399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0.71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0.71">
            <text:p>0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57309">
            <text:p>17057309</text:p>
          </table:table-cell>
          <table:table-cell office:value-type="float" office:value="162101612">
            <text:p>162101612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46959383601">
            <text:p>46959383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2.201312 : 55 : LDL kolesterool 1.0 mmol/l</text:p>
          </table:table-cell>
          <table:table-cell office:value-type="string">
            <text:p>LDL kolesterool 1.0 mmol/l</text:p>
          </table:table-cell>
          <table:table-cell/>
          <table:table-cell office:value-type="string">
            <text:p>L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 100</text:p>
          </table:table-cell>
        </table:table-row>
        <table:table-row table:style-name="ro1">
          <table:table-cell office:value-type="float" office:value="2180955">
            <text:p>2180955</text:p>
          </table:table-cell>
          <table:table-cell office:value-type="float" office:value="88392128">
            <text:p>88392128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671095871">
            <text:p>756710958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, kolesterool 2,88 , HDL 1,72 , LDL 1,09</text:p>
          </table:table-cell>
          <table:table-cell office:value-type="string">
            <text:p>LDL 1,09</text:p>
          </table:table-cell>
          <table:table-cell office:value-type="string">
            <text:p><text:s/>, trigl</text:p>
          </table:table-cell>
          <table:table-cell office:value-type="string">
            <text:p>LDL</text:p>
          </table:table-cell>
          <table:table-cell table:style-name="ce1" office:value-type="float" office:value="1.09">
            <text:p>1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0563">
            <text:p>21470563</text:p>
          </table:table-cell>
          <table:table-cell office:value-type="float" office:value="208600002">
            <text:p>208600002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81599413521">
            <text:p>81599413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16</text:p>
          </table:table-cell>
          <table:table-cell office:value-type="string">
            <text:p><text:s/>↓ ( 1.40 . 4.70 mmol/L )</text:p>
          </table:table-cell>
          <table:table-cell office:value-type="string">
            <text:p>LDL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245">
            <text:p>2378245</text:p>
          </table:table-cell>
          <table:table-cell office:value-type="float" office:value="85595760">
            <text:p>85595760</text:p>
          </table:table-cell>
          <table:table-cell office:value-type="string">
            <text:p>2011-04-20</text:p>
          </table:table-cell>
          <table:table-cell office:value-type="string">
            <text:p>A</text:p>
          </table:table-cell>
          <table:table-cell office:value-type="string">
            <text:p>2011-03-17</text:p>
          </table:table-cell>
          <table:table-cell office:value-type="float" office:value="19004775165">
            <text:p>190047751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DL - 5,42 mmol/l TG 2,93 mmol/l LDL - 1,19 mmol/l</text:p>
          </table:table-cell>
          <table:table-cell office:value-type="string">
            <text:p>LDL - 1,19 mmol/l</text:p>
          </table:table-cell>
          <table:table-cell office:value-type="string">
            <text:p><text:s/>veresuhkur 4,9 mmol / l RR norm</text:p>
          </table:table-cell>
          <table:table-cell office:value-type="string">
            <text:p>LDL</text:p>
          </table:table-cell>
          <table:table-cell office:value-type="float" office:value="1.19">
            <text:p>1,1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63371">
            <text:p>18863371</text:p>
          </table:table-cell>
          <table:table-cell office:value-type="float" office:value="169141046">
            <text:p>169141046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84063287561">
            <text:p>840632875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1.03.201310 : 26 : 57 : LDL kolesterool 1.2 mmol/l</text:p>
          </table:table-cell>
          <table:table-cell office:value-type="string">
            <text:p>LDL kolesterool 1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7841">
            <text:p>19187841</text:p>
          </table:table-cell>
          <table:table-cell office:value-type="float" office:value="160901001">
            <text:p>160901001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0387089">
            <text:p>6730303870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01.201313 : 39 : LDL kolesterool 1.2 mmol/l</text:p>
          </table:table-cell>
          <table:table-cell office:value-type="string">
            <text:p>LDL kolesterool 1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03864">
            <text:p>22503864</text:p>
          </table:table-cell>
          <table:table-cell office:value-type="float" office:value="155357184">
            <text:p>155357184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77009975768">
            <text:p>770099757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2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1.21">
            <text:p>1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01">
            <text:p>245201</text:p>
          </table:table-cell>
          <table:table-cell office:value-type="float" office:value="131424588">
            <text:p>131424588</text:p>
          </table:table-cell>
          <table:table-cell office:value-type="string">
            <text:p>2012-07-10</text:p>
          </table:table-cell>
          <table:table-cell office:value-type="string">
            <text:p>S</text:p>
          </table:table-cell>
          <table:table-cell office:value-type="string">
            <text:p>2012-07-01</text:p>
          </table:table-cell>
          <table:table-cell office:value-type="float" office:value="30044262658">
            <text:p>300442626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22</text:p>
          </table:table-cell>
          <table:table-cell office:value-type="string">
            <text:p><text:s/>( 1.20 . 4.30 mmol/L )</text:p>
          </table:table-cell>
          <table:table-cell office:value-type="string">
            <text:p>S , P-LDL-Chol</text:p>
          </table:table-cell>
          <table:table-cell office:value-type="float" office:value="1.22">
            <text:p>1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45389">
            <text:p>2545389</text:p>
          </table:table-cell>
          <table:table-cell office:value-type="float" office:value="138950638">
            <text:p>138950638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34397014545">
            <text:p>34397014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4.09.201216 : 30 : LDL kolesterool 1.3 mmol/l</text:p>
          </table:table-cell>
          <table:table-cell office:value-type="string">
            <text:p>LDL kolesterool 1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9465">
            <text:p>519465</text:p>
          </table:table-cell>
          <table:table-cell office:value-type="float" office:value="136336022">
            <text:p>136336022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7-26</text:p>
          </table:table-cell>
          <table:table-cell office:value-type="float" office:value="58846125954">
            <text:p>588461259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33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33">
            <text:p>1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9863">
            <text:p>459863</text:p>
          </table:table-cell>
          <table:table-cell office:value-type="float" office:value="131413337">
            <text:p>131413337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5-23</text:p>
          </table:table-cell>
          <table:table-cell office:value-type="float" office:value="67294366390">
            <text:p>672943663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36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36">
            <text:p>1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29351">
            <text:p>13829351</text:p>
          </table:table-cell>
          <table:table-cell office:value-type="float" office:value="160471723">
            <text:p>160471723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673030357512">
            <text:p>6730303575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39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office:value-type="float" office:value="1.39">
            <text:p>1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25705">
            <text:p>18125705</text:p>
          </table:table-cell>
          <table:table-cell office:value-type="float" office:value="164063054">
            <text:p>164063054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853032864">
            <text:p>42853032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; kolesterool-2.97 , TG 1.63 ; LDL - kol - 1.44</text:p>
          </table:table-cell>
          <table:table-cell office:value-type="string">
            <text:p>LDL - kol - 1.44</text:p>
          </table:table-cell>
          <table:table-cell office:value-type="string">
            <text:p><text:s/>; HDL - kol 0.7 ; HbA1c-12.8 %</text:p>
          </table:table-cell>
          <table:table-cell office:value-type="string">
            <text:p>LDL - kol</text:p>
          </table:table-cell>
          <table:table-cell office:value-type="float" office:value="1.44">
            <text:p>1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3384">
            <text:p>10563384</text:p>
          </table:table-cell>
          <table:table-cell office:value-type="float" office:value="217147857">
            <text:p>217147857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27326965040">
            <text:p>2732696504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45</text:p>
          </table:table-cell>
          <table:table-cell office:value-type="string">
            <text:p><text:s/>↓ ( 2.00 . 5.30 mmol/L )</text:p>
          </table:table-cell>
          <table:table-cell office:value-type="string">
            <text:p>LDL</text:p>
          </table:table-cell>
          <table:table-cell office:value-type="float" office:value="1.45">
            <text:p>1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44793">
            <text:p>16044793</text:p>
          </table:table-cell>
          <table:table-cell office:value-type="float" office:value="195944105">
            <text:p>195944105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office:value-type="string">
            <text:p>2013-08-26</text:p>
          </table:table-cell>
          <table:table-cell office:value-type="float" office:value="57920750336">
            <text:p>579207503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46</text:p>
          </table:table-cell>
          <table:table-cell office:value-type="string">
            <text:p><text:s/>↓ ( 2.00 . 5.30 mmol/L )</text:p>
          </table:table-cell>
          <table:table-cell office:value-type="string">
            <text:p>LDL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989">
            <text:p>2113989</text:p>
          </table:table-cell>
          <table:table-cell office:value-type="float" office:value="88396141">
            <text:p>88396141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46851426614">
            <text:p>46851426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03.201214 : 09 : LDL kolesterool 1.47 mmol/l</text:p>
          </table:table-cell>
          <table:table-cell office:value-type="string">
            <text:p>LDL kolesterool 1.47 mmol/l</text:p>
          </table:table-cell>
          <table:table-cell/>
          <table:table-cell office:value-type="string">
            <text:p>LDL kolesterool</text:p>
          </table:table-cell>
          <table:table-cell office:value-type="float" office:value="1.47">
            <text:p>1,4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34025">
            <text:p>19434025</text:p>
          </table:table-cell>
          <table:table-cell office:value-type="float" office:value="177073928">
            <text:p>177073928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86891223136">
            <text:p>868912231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3.05.201314 : 40 : LDL-kolesterool 1.52 mmol/l</text:p>
          </table:table-cell>
          <table:table-cell office:value-type="string">
            <text:p>LDL-kolesterool 1.52 mmol/l</text:p>
          </table:table-cell>
          <table:table-cell/>
          <table:table-cell office:value-type="string">
            <text:p>LDL-kolesterool</text:p>
          </table:table-cell>
          <table:table-cell office:value-type="float" office:value="1.52">
            <text:p>1,5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923">
            <text:p>577923</text:p>
          </table:table-cell>
          <table:table-cell office:value-type="float" office:value="140847110">
            <text:p>140847110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18396349300">
            <text:p>183963493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52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52">
            <text:p>1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877">
            <text:p>540877</text:p>
          </table:table-cell>
          <table:table-cell office:value-type="float" office:value="151112346">
            <text:p>151112346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19</text:p>
          </table:table-cell>
          <table:table-cell office:value-type="float" office:value="27763530115">
            <text:p>277635301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53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53">
            <text:p>1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9197">
            <text:p>2439197</text:p>
          </table:table-cell>
          <table:table-cell office:value-type="float" office:value="139311408">
            <text:p>13931140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942615372">
            <text:p>919426153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<text:s/>, kolesterool 3,1 , HDL 1,37 , LDL 1,56</text:p>
          </table:table-cell>
          <table:table-cell office:value-type="string">
            <text:p>LDL 1,56</text:p>
          </table:table-cell>
          <table:table-cell/>
          <table:table-cell office:value-type="string">
            <text:p>LDL</text:p>
          </table:table-cell>
          <table:table-cell office:value-type="float" office:value="1.56">
            <text:p>1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88078">
            <text:p>18288078</text:p>
          </table:table-cell>
          <table:table-cell office:value-type="float" office:value="186646962">
            <text:p>186646962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52494178913">
            <text:p>52494178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iini an 28,06,2013 - kolest 3,3 LDL-1.6</text:p>
          </table:table-cell>
          <table:table-cell office:value-type="string">
            <text:p>LDL-1.6</text:p>
          </table:table-cell>
          <table:table-cell office:value-type="string">
            <text:p><text:s/>, HDL - 1,0</text:p>
          </table:table-cell>
          <table:table-cell office:value-type="string">
            <text:p>LDL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783">
            <text:p>1923783</text:p>
          </table:table-cell>
          <table:table-cell office:value-type="float" office:value="130393013">
            <text:p>130393013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418259503">
            <text:p>244182595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4.9 mmol/L LDL kolesterool 1.6 mmol/l</text:p>
          </table:table-cell>
          <table:table-cell office:value-type="string">
            <text:p>LDL kolesterool 1.6 mmol/l</text:p>
          </table:table-cell>
          <table:table-cell office:value-type="string">
            <text:p><text:s/>HDL kolesterool 2.9 mmol/l</text:p>
          </table:table-cell>
          <table:table-cell office:value-type="string">
            <text:p>L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8039">
            <text:p>6598039</text:p>
          </table:table-cell>
          <table:table-cell office:value-type="float" office:value="91346117">
            <text:p>91346117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985374791">
            <text:p>649853747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anäitajad normis , üldkol 3,3 , LDL 1,6</text:p>
          </table:table-cell>
          <table:table-cell office:value-type="string">
            <text:p>LDL 1,6</text:p>
          </table:table-cell>
          <table:table-cell office:value-type="string">
            <text:p><text:s/>. proBNP 146 .</text:p>
          </table:table-cell>
          <table:table-cell office:value-type="string">
            <text:p>LDL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800">
            <text:p>586800</text:p>
          </table:table-cell>
          <table:table-cell office:value-type="float" office:value="149879020">
            <text:p>149879020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11-09</text:p>
          </table:table-cell>
          <table:table-cell office:value-type="float" office:value="36785927725">
            <text:p>367859277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65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65">
            <text:p>1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4869">
            <text:p>1824869</text:p>
          </table:table-cell>
          <table:table-cell office:value-type="float" office:value="123226527">
            <text:p>123226527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82596291164">
            <text:p>82596291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5.201218 : 04 : LDL kolesterool 1.65 mmol/l</text:p>
          </table:table-cell>
          <table:table-cell office:value-type="string">
            <text:p>LDL kolesterool 1.65 mmol/l</text:p>
          </table:table-cell>
          <table:table-cell/>
          <table:table-cell office:value-type="string">
            <text:p>LDL kolesterool</text:p>
          </table:table-cell>
          <table:table-cell office:value-type="float" office:value="1.65">
            <text:p>1,6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2197">
            <text:p>16552197</text:p>
          </table:table-cell>
          <table:table-cell office:value-type="float" office:value="188187018">
            <text:p>188187018</text:p>
          </table:table-cell>
          <table:table-cell office:value-type="string">
            <text:p>2013-07-10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71043638883">
            <text:p>710436388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.55 ↓ ( 0.80 . 2.10 mmol/L ) ; LDL 1.66</text:p>
          </table:table-cell>
          <table:table-cell office:value-type="string">
            <text:p>LDL 1.66</text:p>
          </table:table-cell>
          <table:table-cell office:value-type="string">
            <text:p><text:s/>↓ ( 2.00 . 5.30 mmol/L ) ; Trig</text:p>
          </table:table-cell>
          <table:table-cell office:value-type="string">
            <text:p>LDL</text:p>
          </table:table-cell>
          <table:table-cell office:value-type="float" office:value="1.66">
            <text:p>1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056">
            <text:p>186056</text:p>
          </table:table-cell>
          <table:table-cell office:value-type="float" office:value="90496164">
            <text:p>90496164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31136189589">
            <text:p>311361895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69</text:p>
          </table:table-cell>
          <table:table-cell office:value-type="string">
            <text:p><text:s/>( 1.20 . 4.30 mmol/L )</text:p>
          </table:table-cell>
          <table:table-cell office:value-type="string">
            <text:p>S , P-LDL-Chol</text:p>
          </table:table-cell>
          <table:table-cell office:value-type="float" office:value="1.69">
            <text:p>1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7709">
            <text:p>18237709</text:p>
          </table:table-cell>
          <table:table-cell office:value-type="float" office:value="155898968">
            <text:p>155898968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264583251">
            <text:p>82264583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l/L , Kolesterool 3.5 mmol/L , LDL kolesterool 1.7 mmol/l</text:p>
          </table:table-cell>
          <table:table-cell office:value-type="string">
            <text:p>LDL kolesterool 1.7 mmol/l</text:p>
          </table:table-cell>
          <table:table-cell office:value-type="string">
            <text:p><text:s/>, HDL kolesterool 1.4 mmol/l , </text:p>
          </table:table-cell>
          <table:table-cell office:value-type="string">
            <text:p>L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7516">
            <text:p>5697516</text:p>
          </table:table-cell>
          <table:table-cell office:value-type="float" office:value="147648714">
            <text:p>147648714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682444117">
            <text:p>636824441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mmol/l , kreatiniin 83mkmol/l , LDL - kolesterool 1,7mmol/l</text:p>
          </table:table-cell>
          <table:table-cell office:value-type="string">
            <text:p>LDL - kolesterool 1,7mmol/l</text:p>
          </table:table-cell>
          <table:table-cell office:value-type="string">
            <text:p><text:s/>, TSH-0,997 EHHOkg EF 55% miu/l</text:p>
          </table:table-cell>
          <table:table-cell office:value-type="string">
            <text:p>LDL -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2117">
            <text:p>11082117</text:p>
          </table:table-cell>
          <table:table-cell office:value-type="float" office:value="183437143">
            <text:p>18343714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41438">
            <text:p>6730303414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8 mmol/L ) HDL 0.94 ( mmol/L ) LDL 1.71 ( mmol/L</text:p>
          </table:table-cell>
          <table:table-cell office:value-type="string">
            <text:p>LDL 1.71 ( mmol/L</text:p>
          </table:table-cell>
          <table:table-cell office:value-type="string">
            <text:p><text:s/>) HbA1c ( IFCC ) 36 ( 29 . 42 m</text:p>
          </table:table-cell>
          <table:table-cell office:value-type="string">
            <text:p>LDL</text:p>
          </table:table-cell>
          <table:table-cell office:value-type="float" office:value="1.71">
            <text:p>1,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2441">
            <text:p>16882441</text:p>
          </table:table-cell>
          <table:table-cell office:value-type="float" office:value="200647536">
            <text:p>200647536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2013-09-16</text:p>
          </table:table-cell>
          <table:table-cell office:value-type="float" office:value="51363156796">
            <text:p>513631567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73</text:p>
          </table:table-cell>
          <table:table-cell office:value-type="string">
            <text:p><text:s/>↓ ( 2.00 . 5.30 mmol/L )</text:p>
          </table:table-cell>
          <table:table-cell office:value-type="string">
            <text:p>LDL</text:p>
          </table:table-cell>
          <table:table-cell office:value-type="float" office:value="1.73">
            <text:p>1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5828">
            <text:p>20285828</text:p>
          </table:table-cell>
          <table:table-cell office:value-type="float" office:value="184316485">
            <text:p>184316485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4334411">
            <text:p>673034334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,76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1.76">
            <text:p>1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83392">
            <text:p>12483392</text:p>
          </table:table-cell>
          <table:table-cell office:value-type="float" office:value="181489041">
            <text:p>181489041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2730449224">
            <text:p>627304492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77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1.77">
            <text:p>1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36528">
            <text:p>10336528</text:p>
          </table:table-cell>
          <table:table-cell office:value-type="float" office:value="206176192">
            <text:p>206176192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19359237563">
            <text:p>1935923756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77</text:p>
          </table:table-cell>
          <table:table-cell office:value-type="string">
            <text:p><text:s/>↓ ( 2.00 . 5.30 mmol/L )</text:p>
          </table:table-cell>
          <table:table-cell office:value-type="string">
            <text:p>LDL</text:p>
          </table:table-cell>
          <table:table-cell office:value-type="float" office:value="1.77">
            <text:p>1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43703">
            <text:p>15843703</text:p>
          </table:table-cell>
          <table:table-cell office:value-type="float" office:value="201533372">
            <text:p>201533372</text:p>
          </table:table-cell>
          <table:table-cell office:value-type="string">
            <text:p>2013-10-05</text:p>
          </table:table-cell>
          <table:table-cell office:value-type="string">
            <text:p>S</text:p>
          </table:table-cell>
          <table:table-cell office:value-type="string">
            <text:p>2013-09-29</text:p>
          </table:table-cell>
          <table:table-cell office:value-type="float" office:value="42887473306">
            <text:p>428874733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78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1.78">
            <text:p>1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3007">
            <text:p>523007</text:p>
          </table:table-cell>
          <table:table-cell office:value-type="float" office:value="138429173">
            <text:p>138429173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office:value-type="string">
            <text:p>2012-09-07</text:p>
          </table:table-cell>
          <table:table-cell office:value-type="float" office:value="10427076755">
            <text:p>104270767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78</text:p>
          </table:table-cell>
          <table:table-cell office:value-type="string">
            <text:p><text:s/>( 2.00 . 5.30 mmol/L ) fS , fP-</text:p>
          </table:table-cell>
          <table:table-cell office:value-type="string">
            <text:p>S , P-LDL-Chol</text:p>
          </table:table-cell>
          <table:table-cell office:value-type="float" office:value="1.78">
            <text:p>1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293">
            <text:p>71293</text:p>
          </table:table-cell>
          <table:table-cell office:value-type="float" office:value="128537001">
            <text:p>128537001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193953531">
            <text:p>811939535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üldkolest - 3,5 , HDL - 0,24 , LDL - 1,79</text:p>
          </table:table-cell>
          <table:table-cell office:value-type="string">
            <text:p>LDL - 1,79</text:p>
          </table:table-cell>
          <table:table-cell office:value-type="string">
            <text:p><text:s/>, Tg - 1,83 , urea - 49,1 , kre</text:p>
          </table:table-cell>
          <table:table-cell office:value-type="string">
            <text:p>LDL</text:p>
          </table:table-cell>
          <table:table-cell office:value-type="float" office:value="1.79">
            <text:p>1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24191">
            <text:p>18824191</text:p>
          </table:table-cell>
          <table:table-cell office:value-type="float" office:value="213703439">
            <text:p>213703439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73030568174">
            <text:p>6730305681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11.201316 : 53 : LDL kolesterool 1.8 mmol/l</text:p>
          </table:table-cell>
          <table:table-cell office:value-type="string">
            <text:p>LDL kolesterool 1.8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5080">
            <text:p>22745080</text:p>
          </table:table-cell>
          <table:table-cell office:value-type="float" office:value="190906716">
            <text:p>19090671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39161889740">
            <text:p>39161889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0.77 ( 0.80 . 2.10 mmol/L ) LDL 1.85</text:p>
          </table:table-cell>
          <table:table-cell office:value-type="string">
            <text:p>LDL 1.85</text:p>
          </table:table-cell>
          <table:table-cell office:value-type="string">
            <text:p><text:s/>( 1.40 . 4.70 mmol/L ) Triglüts</text:p>
          </table:table-cell>
          <table:table-cell office:value-type="string">
            <text:p>LDL</text:p>
          </table:table-cell>
          <table:table-cell office:value-type="float" office:value="1.85">
            <text:p>1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2169">
            <text:p>5172169</text:p>
          </table:table-cell>
          <table:table-cell office:value-type="float" office:value="152544765">
            <text:p>152544765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34358925347">
            <text:p>343589253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1,9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3034">
            <text:p>17723034</text:p>
          </table:table-cell>
          <table:table-cell office:value-type="float" office:value="183368381">
            <text:p>18336838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73366">
            <text:p>673030473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6.201311 : 19 : 15 : LDL kolesterool 1.9 mmol/l</text:p>
          </table:table-cell>
          <table:table-cell office:value-type="string">
            <text:p>LDL kolesterool 1.9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1.9">
            <text:p>1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44002">
            <text:p>12344002</text:p>
          </table:table-cell>
          <table:table-cell office:value-type="float" office:value="198708726">
            <text:p>198708726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673030373179">
            <text:p>6730303731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ükoos 6,3 ; ÜK 4,4 ; HDL 2,36 , LDL 1,93</text:p>
          </table:table-cell>
          <table:table-cell office:value-type="string">
            <text:p>LDL 1,93</text:p>
          </table:table-cell>
          <table:table-cell office:value-type="string">
            <text:p><text:s/>, TG 1,06 ; kreatiniin 95 .</text:p>
          </table:table-cell>
          <table:table-cell office:value-type="string">
            <text:p>LDL</text:p>
          </table:table-cell>
          <table:table-cell office:value-type="float" office:value="1.93">
            <text:p>1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4760">
            <text:p>16464760</text:p>
          </table:table-cell>
          <table:table-cell office:value-type="float" office:value="155236565">
            <text:p>155236565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673031549769">
            <text:p>6730315497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1.96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1.96">
            <text:p>1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961">
            <text:p>493961</text:p>
          </table:table-cell>
          <table:table-cell office:value-type="float" office:value="122334893">
            <text:p>122334893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4</text:p>
          </table:table-cell>
          <table:table-cell office:value-type="float" office:value="78279820242">
            <text:p>782798202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1.97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1.97">
            <text:p>1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2366">
            <text:p>19962366</text:p>
          </table:table-cell>
          <table:table-cell office:value-type="float" office:value="171668858">
            <text:p>171668858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673030395193">
            <text:p>6730303951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03.201213 : 13 : LDL kolesterool 1.98 mmol/l</text:p>
          </table:table-cell>
          <table:table-cell office:value-type="string">
            <text:p>LDL kolesterool 1.98 mmol/l</text:p>
          </table:table-cell>
          <table:table-cell/>
          <table:table-cell office:value-type="string">
            <text:p>LDL kolesterool</text:p>
          </table:table-cell>
          <table:table-cell office:value-type="float" office:value="1.98">
            <text:p>1,9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72161">
            <text:p>8472161</text:p>
          </table:table-cell>
          <table:table-cell office:value-type="float" office:value="144480286">
            <text:p>144480286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84848898727">
            <text:p>848488987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00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2120">
            <text:p>16972120</text:p>
          </table:table-cell>
          <table:table-cell office:value-type="float" office:value="210756498">
            <text:p>210756498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0382462">
            <text:p>673030382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11.201315 : 37 : LDL kolesterool 2.0 mmol/l</text:p>
          </table:table-cell>
          <table:table-cell office:value-type="string">
            <text:p>LDL kolesterool 2.0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6734">
            <text:p>17676734</text:p>
          </table:table-cell>
          <table:table-cell office:value-type="float" office:value="207961091">
            <text:p>20796109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51284898316">
            <text:p>51284898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11.201313 : 44 : LDL kolesterool 2.0 mmol/l</text:p>
          </table:table-cell>
          <table:table-cell office:value-type="string">
            <text:p>LDL kolesterool 2.0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6305">
            <text:p>17076305</text:p>
          </table:table-cell>
          <table:table-cell office:value-type="float" office:value="193577672">
            <text:p>193577672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436839065">
            <text:p>174368390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kolesterool 2.0 mmol/l</text:p>
          </table:table-cell>
          <table:table-cell/>
          <table:table-cell office:value-type="string">
            <text:p>L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2559">
            <text:p>20692559</text:p>
          </table:table-cell>
          <table:table-cell office:value-type="float" office:value="183801859">
            <text:p>183801859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51670081008">
            <text:p>516700810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H-1,127 ; Crea 76 ; Chol-3,7 ; LDL-2,0</text:p>
          </table:table-cell>
          <table:table-cell office:value-type="string">
            <text:p>LDL-2,0</text:p>
          </table:table-cell>
          <table:table-cell office:value-type="string">
            <text:p><text:s/>; Tr 0,7 ; GFR 77,5 ;</text:p>
          </table:table-cell>
          <table:table-cell office:value-type="string">
            <text:p>LD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5362">
            <text:p>19515362</text:p>
          </table:table-cell>
          <table:table-cell office:value-type="float" office:value="192276798">
            <text:p>19227679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18345976254">
            <text:p>18345976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6.201314 : 54 : LDL kolesterool 2.0 mmol/l</text:p>
          </table:table-cell>
          <table:table-cell office:value-type="string">
            <text:p>LDL kolesterool 2.0 mmol/l</text:p>
          </table:table-cell>
          <table:table-cell/>
          <table:table-cell office:value-type="string">
            <text:p>L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4956">
            <text:p>18884956</text:p>
          </table:table-cell>
          <table:table-cell office:value-type="float" office:value="175710959">
            <text:p>175710959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3592410266">
            <text:p>63592410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1.04.201314 : 37 : 23 : LDL-Kolesterool 2.02 mmol/l</text:p>
          </table:table-cell>
          <table:table-cell office:value-type="string">
            <text:p>LDL-Kolesterool 2.02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2.02">
            <text:p>2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2530">
            <text:p>2692530</text:p>
          </table:table-cell>
          <table:table-cell office:value-type="float" office:value="147858465">
            <text:p>147858465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63294250440">
            <text:p>632942504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4.11.201212 : 27 : LDL-kolesterool 2.02 mmol/l</text:p>
          </table:table-cell>
          <table:table-cell office:value-type="string">
            <text:p>LDL-kolesterool 2.02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2.02">
            <text:p>2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4931">
            <text:p>2064931</text:p>
          </table:table-cell>
          <table:table-cell office:value-type="float" office:value="88860054">
            <text:p>88860054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72231530423">
            <text:p>722315304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2.04.201220 : 18 : LDL kolesterool 2.04 mmol/l</text:p>
          </table:table-cell>
          <table:table-cell office:value-type="string">
            <text:p>LDL kolesterool 2.0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04">
            <text:p>2,0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2827">
            <text:p>472827</text:p>
          </table:table-cell>
          <table:table-cell office:value-type="float" office:value="120804501">
            <text:p>120804501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5-08</text:p>
          </table:table-cell>
          <table:table-cell office:value-type="float" office:value="41185698195">
            <text:p>411856981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07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2.07">
            <text:p>2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9183">
            <text:p>24439183</text:p>
          </table:table-cell>
          <table:table-cell office:value-type="float" office:value="178361879">
            <text:p>17836187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95796655640">
            <text:p>95796655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08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table:style-name="ce1" office:value-type="float" office:value="2.08">
            <text:p>2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56092">
            <text:p>12456092</text:p>
          </table:table-cell>
          <table:table-cell office:value-type="float" office:value="208510036">
            <text:p>208510036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22361254737">
            <text:p>223612547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08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table:style-name="ce1" office:value-type="float" office:value="2.08">
            <text:p>2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4932">
            <text:p>17044932</text:p>
          </table:table-cell>
          <table:table-cell office:value-type="float" office:value="180520186">
            <text:p>18052018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8397726740">
            <text:p>68397726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7.05.201315 : 42 : LDL kolesterool 2.1 mmol/l</text:p>
          </table:table-cell>
          <table:table-cell office:value-type="string">
            <text:p>LDL kolesterool 2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53984">
            <text:p>21053984</text:p>
          </table:table-cell>
          <table:table-cell office:value-type="float" office:value="185954012">
            <text:p>185954012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285286515">
            <text:p>60285286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itamine on Rozuvastatin 20 mg - LDL-2,1</text:p>
          </table:table-cell>
          <table:table-cell office:value-type="string">
            <text:p>LDL-2,1</text:p>
          </table:table-cell>
          <table:table-cell office:value-type="string">
            <text:p><text:s/>- väga hea Trigl -1,75 - ( oli </text:p>
          </table:table-cell>
          <table:table-cell office:value-type="string">
            <text:p>LDL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1283">
            <text:p>19411283</text:p>
          </table:table-cell>
          <table:table-cell office:value-type="float" office:value="161519441">
            <text:p>161519441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8080469">
            <text:p>673038080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02.2013 LDL kolesterool 2.1 mmol/l</text:p>
          </table:table-cell>
          <table:table-cell office:value-type="string">
            <text:p>LDL kolesterool 2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5246">
            <text:p>2505246</text:p>
          </table:table-cell>
          <table:table-cell office:value-type="float" office:value="139221922">
            <text:p>139221922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853591874">
            <text:p>508535918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3.9 mmol/L LDL kolesterool 2.1 mmol/l</text:p>
          </table:table-cell>
          <table:table-cell office:value-type="string">
            <text:p>LDL kolesterool 2.1 mmol/l</text:p>
          </table:table-cell>
          <table:table-cell office:value-type="string">
            <text:p><text:s/>HDL kolesterool 1.2 mmol/l Trig</text:p>
          </table:table-cell>
          <table:table-cell office:value-type="string">
            <text:p>LDL kolesterool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215">
            <text:p>542215</text:p>
          </table:table-cell>
          <table:table-cell office:value-type="float" office:value="81626559">
            <text:p>81626559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2012-01-07</text:p>
          </table:table-cell>
          <table:table-cell office:value-type="float" office:value="48999791661">
            <text:p>489997916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 , fP-HDL-Chol 1.51 ( mmol/L ) fS , fP-LDL-Chol 2.11 ( mmol/L</text:p>
          </table:table-cell>
          <table:table-cell office:value-type="string">
            <text:p>fS , fP-LDL-Chol 2.11 ( mmol/L</text:p>
          </table:table-cell>
          <table:table-cell office:value-type="string">
            <text:p><text:s/>) fS , fP-Triglütseriidid 0.39 </text:p>
          </table:table-cell>
          <table:table-cell office:value-type="string">
            <text:p>fS , fP-LDL-Chol</text:p>
          </table:table-cell>
          <table:table-cell table:style-name="ce1" office:value-type="float" office:value="2.11">
            <text:p>2,1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05864">
            <text:p>18205864</text:p>
          </table:table-cell>
          <table:table-cell office:value-type="float" office:value="207919625">
            <text:p>207919625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553568">
            <text:p>6730305535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11.201311 : 57 : LDL-kolesterool 2.13 mmol/l</text:p>
          </table:table-cell>
          <table:table-cell office:value-type="string">
            <text:p>LDL-kolesterool 2.13 mmol/l</text:p>
          </table:table-cell>
          <table:table-cell office:value-type="string">
            <text:p><text:s/>[ norm .. - 3 ]</text:p>
          </table:table-cell>
          <table:table-cell office:value-type="string">
            <text:p>LDL-kolesterool</text:p>
          </table:table-cell>
          <table:table-cell office:value-type="float" office:value="2.13">
            <text:p>2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6535">
            <text:p>24606535</text:p>
          </table:table-cell>
          <table:table-cell office:value-type="float" office:value="218196985">
            <text:p>218196985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35550049789">
            <text:p>355500497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sterooli baba dieetiga CHL 5.07 LDL 2.18</text:p>
          </table:table-cell>
          <table:table-cell office:value-type="string">
            <text:p>LDL 2.18</text:p>
          </table:table-cell>
          <table:table-cell office:value-type="string">
            <text:p><text:s/>TG</text:p>
          </table:table-cell>
          <table:table-cell office:value-type="string">
            <text:p>LDL</text:p>
          </table:table-cell>
          <table:table-cell office:value-type="float" office:value="2.18">
            <text:p>2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55456">
            <text:p>24255456</text:p>
          </table:table-cell>
          <table:table-cell office:value-type="float" office:value="183803502">
            <text:p>183803502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1384198729">
            <text:p>613841987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19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office:value-type="float" office:value="2.19">
            <text:p>2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49706">
            <text:p>19749706</text:p>
          </table:table-cell>
          <table:table-cell office:value-type="float" office:value="214089443">
            <text:p>21408944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73532953847">
            <text:p>73532953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11.201313 : 42 : LDL kolesterool 2.2 mmol/l</text:p>
          </table:table-cell>
          <table:table-cell office:value-type="string">
            <text:p>LDL kolesterool 2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16673">
            <text:p>17516673</text:p>
          </table:table-cell>
          <table:table-cell office:value-type="float" office:value="186384354">
            <text:p>186384354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673030570955">
            <text:p>6730305709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1.07.201311 : 27 : 39 : LDL kolesterool 2.2 mmol/l</text:p>
          </table:table-cell>
          <table:table-cell office:value-type="string">
            <text:p>LDL kolesterool 2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8218">
            <text:p>17258218</text:p>
          </table:table-cell>
          <table:table-cell office:value-type="float" office:value="158912077">
            <text:p>158912077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673038542965">
            <text:p>6730385429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01.201318 : 36 : 53 : LDL kolesterool 2.2 mmol/l</text:p>
          </table:table-cell>
          <table:table-cell office:value-type="string">
            <text:p>LDL kolesterool 2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1236">
            <text:p>19611236</text:p>
          </table:table-cell>
          <table:table-cell office:value-type="float" office:value="185005518">
            <text:p>185005518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30533518">
            <text:p>673030533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2.201314 : 04 : 10 : LDL kolesterool 2.2 mmol/l</text:p>
          </table:table-cell>
          <table:table-cell office:value-type="string">
            <text:p>LDL kolesterool 2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666">
            <text:p>218666</text:p>
          </table:table-cell>
          <table:table-cell office:value-type="float" office:value="151125252">
            <text:p>151125252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658047190">
            <text:p>416580471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des üldkolesterool 3.8 mmol/l , LDL 2.2 mmol/l</text:p>
          </table:table-cell>
          <table:table-cell office:value-type="string">
            <text:p>LDL 2.2 mmol/l</text:p>
          </table:table-cell>
          <table:table-cell office:value-type="string">
            <text:p><text:s/>, HDL 1.31 mmol/l</text:p>
          </table:table-cell>
          <table:table-cell office:value-type="string">
            <text:p>LD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68293">
            <text:p>10768293</text:p>
          </table:table-cell>
          <table:table-cell office:value-type="float" office:value="199046423">
            <text:p>199046423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560312221">
            <text:p>965603122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l-4,12 , TG - 1,8 , HDL-2,21 , LDL - 2,21</text:p>
          </table:table-cell>
          <table:table-cell office:value-type="string">
            <text:p>LDL - 2,21</text:p>
          </table:table-cell>
          <table:table-cell office:value-type="string">
            <text:p><text:s/>, CRV - 0,7 , Kreat - 68 . , Ve</text:p>
          </table:table-cell>
          <table:table-cell office:value-type="string">
            <text:p>LDL</text:p>
          </table:table-cell>
          <table:table-cell office:value-type="float" office:value="2.21">
            <text:p>2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294">
            <text:p>21920294</text:p>
          </table:table-cell>
          <table:table-cell office:value-type="float" office:value="160472804">
            <text:p>16047280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0358113">
            <text:p>673030358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2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22">
            <text:p>2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16808">
            <text:p>8316808</text:p>
          </table:table-cell>
          <table:table-cell office:value-type="float" office:value="131578296">
            <text:p>131578296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43639084687">
            <text:p>436390846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aid ei esine , fr 86x Kol . 4,6 LDL-2,22</text:p>
          </table:table-cell>
          <table:table-cell office:value-type="string">
            <text:p>LDL-2,22</text:p>
          </table:table-cell>
          <table:table-cell/>
          <table:table-cell office:value-type="string">
            <text:p>LDL</text:p>
          </table:table-cell>
          <table:table-cell office:value-type="float" office:value="2.22">
            <text:p>2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353">
            <text:p>578353</text:p>
          </table:table-cell>
          <table:table-cell office:value-type="float" office:value="84619622">
            <text:p>84619622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01</text:p>
          </table:table-cell>
          <table:table-cell office:value-type="float" office:value="64338095501">
            <text:p>6433809550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S , P-HDL-Chol 1.21 ( mmol/L ) S , P-LDL-Chol 2.23 ( mmol/L</text:p>
          </table:table-cell>
          <table:table-cell office:value-type="string">
            <text:p>S , P-LDL-Chol 2.23 ( mmol/L</text:p>
          </table:table-cell>
          <table:table-cell office:value-type="string">
            <text:p><text:s/>) fS , fP-Triglütseriidid 1.49 </text:p>
          </table:table-cell>
          <table:table-cell office:value-type="string">
            <text:p>S , P-LDL-Chol</text:p>
          </table:table-cell>
          <table:table-cell office:value-type="float" office:value="2.23">
            <text:p>2,2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8370">
            <text:p>2718370</text:p>
          </table:table-cell>
          <table:table-cell office:value-type="float" office:value="152925331">
            <text:p>152925331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364773547">
            <text:p>293647735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, üldkolesterool 4,46 mmol/l , LDL 2,26 mmol/l</text:p>
          </table:table-cell>
          <table:table-cell office:value-type="string">
            <text:p>LDL 2,26 mmol/l</text:p>
          </table:table-cell>
          <table:table-cell/>
          <table:table-cell office:value-type="string">
            <text:p>LDL</text:p>
          </table:table-cell>
          <table:table-cell office:value-type="float" office:value="2.26">
            <text:p>2,2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9406">
            <text:p>16259406</text:p>
          </table:table-cell>
          <table:table-cell office:value-type="float" office:value="155192839">
            <text:p>155192839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62338942474">
            <text:p>623389424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2.26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2.26">
            <text:p>2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4672">
            <text:p>18684672</text:p>
          </table:table-cell>
          <table:table-cell office:value-type="float" office:value="181357606">
            <text:p>181357606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90424059239">
            <text:p>904240592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0.05.201315 : 33 : LDL kolesterool 2.3 mmol/l</text:p>
          </table:table-cell>
          <table:table-cell office:value-type="string">
            <text:p>LDL kolesterool 2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3">
            <text:p>2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9861">
            <text:p>21209861</text:p>
          </table:table-cell>
          <table:table-cell office:value-type="float" office:value="175701987">
            <text:p>175701987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932446384">
            <text:p>569324463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vasa kael Kol - 4,5 mmol / l , LDL -2,3 mmol / l</text:p>
          </table:table-cell>
          <table:table-cell office:value-type="string">
            <text:p>LDL -2,3 mmol / l</text:p>
          </table:table-cell>
          <table:table-cell office:value-type="string">
            <text:p><text:s/>- hea</text:p>
          </table:table-cell>
          <table:table-cell office:value-type="string">
            <text:p>LDL</text:p>
          </table:table-cell>
          <table:table-cell table:style-name="ce1" office:value-type="float" office:value="2.3">
            <text:p>2,3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9891">
            <text:p>18219891</text:p>
          </table:table-cell>
          <table:table-cell office:value-type="float" office:value="189887971">
            <text:p>189887971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98236859347">
            <text:p>98236859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7.2013 : LDL kolesterool 2.3 mmol/l</text:p>
          </table:table-cell>
          <table:table-cell office:value-type="string">
            <text:p>LDL kolesterool 2.3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2.3">
            <text:p>2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8153">
            <text:p>16368153</text:p>
          </table:table-cell>
          <table:table-cell office:value-type="float" office:value="155170713">
            <text:p>155170713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44336856035">
            <text:p>443368560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30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2.3">
            <text:p>2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16621">
            <text:p>4816621</text:p>
          </table:table-cell>
          <table:table-cell office:value-type="float" office:value="147392991">
            <text:p>147392991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70389570890">
            <text:p>703895708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ro BNP 78 ; ÜK 4,0 ; HDL 1,49 ; LDL 2,31</text:p>
          </table:table-cell>
          <table:table-cell office:value-type="string">
            <text:p>LDL 2,31</text:p>
          </table:table-cell>
          <table:table-cell office:value-type="string">
            <text:p><text:s/>; TG 0,66 .</text:p>
          </table:table-cell>
          <table:table-cell office:value-type="string">
            <text:p>LDL</text:p>
          </table:table-cell>
          <table:table-cell office:value-type="float" office:value="2.31">
            <text:p>2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8840">
            <text:p>10798840</text:p>
          </table:table-cell>
          <table:table-cell office:value-type="float" office:value="178487891">
            <text:p>178487891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452715121">
            <text:p>694527151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-2,33</text:p>
          </table:table-cell>
          <table:table-cell/>
          <table:table-cell office:value-type="string">
            <text:p>LDL</text:p>
          </table:table-cell>
          <table:table-cell office:value-type="float" office:value="2.33">
            <text:p>2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1513">
            <text:p>18781513</text:p>
          </table:table-cell>
          <table:table-cell office:value-type="float" office:value="176229030">
            <text:p>176229030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56793734014">
            <text:p>567937340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uhkur 15,7 mmol/l !!!!!!!!!?? , LDL 2,34 mmol/l</text:p>
          </table:table-cell>
          <table:table-cell office:value-type="string">
            <text:p>LDL 2,34 mmol/l</text:p>
          </table:table-cell>
          <table:table-cell office:value-type="string">
            <text:p><text:s/>, HDL 0,8 mmol/l , kreatiniin 1</text:p>
          </table:table-cell>
          <table:table-cell office:value-type="string">
            <text:p>LDL</text:p>
          </table:table-cell>
          <table:table-cell office:value-type="float" office:value="2.34">
            <text:p>2,3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559">
            <text:p>480559</text:p>
          </table:table-cell>
          <table:table-cell office:value-type="float" office:value="127420545">
            <text:p>127420545</text:p>
          </table:table-cell>
          <table:table-cell office:value-type="string">
            <text:p>2012-06-24</text:p>
          </table:table-cell>
          <table:table-cell office:value-type="string">
            <text:p>S</text:p>
          </table:table-cell>
          <table:table-cell office:value-type="string">
            <text:p>2012-06-16</text:p>
          </table:table-cell>
          <table:table-cell office:value-type="float" office:value="93878147576">
            <text:p>938781475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34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34">
            <text:p>2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6830">
            <text:p>16816830</text:p>
          </table:table-cell>
          <table:table-cell office:value-type="float" office:value="216544383">
            <text:p>216544383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76083897962">
            <text:p>760838979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34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34">
            <text:p>2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0549">
            <text:p>19800549</text:p>
          </table:table-cell>
          <table:table-cell office:value-type="float" office:value="186101187">
            <text:p>18610118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33276479072">
            <text:p>33276479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1.05.201311 : 19 : LDL-kolesterool 2.35 mmol/l</text:p>
          </table:table-cell>
          <table:table-cell office:value-type="string">
            <text:p>LDL-kolesterool 2.35 mmol/l</text:p>
          </table:table-cell>
          <table:table-cell/>
          <table:table-cell office:value-type="string">
            <text:p>LDL-kolesterool</text:p>
          </table:table-cell>
          <table:table-cell office:value-type="float" office:value="2.35">
            <text:p>2,3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5173">
            <text:p>24145173</text:p>
          </table:table-cell>
          <table:table-cell office:value-type="float" office:value="164214014">
            <text:p>164214014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6809564898">
            <text:p>668095648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3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36">
            <text:p>2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0886">
            <text:p>3430886</text:p>
          </table:table-cell>
          <table:table-cell office:value-type="float" office:value="150402714">
            <text:p>150402714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74302072644">
            <text:p>743020726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,37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2.37">
            <text:p>2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748">
            <text:p>16511748</text:p>
          </table:table-cell>
          <table:table-cell office:value-type="float" office:value="163482521">
            <text:p>163482521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office:value-type="string">
            <text:p>2013-02-20</text:p>
          </table:table-cell>
          <table:table-cell office:value-type="float" office:value="673033410421">
            <text:p>6730334104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3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38">
            <text:p>2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01382">
            <text:p>24701382</text:p>
          </table:table-cell>
          <table:table-cell office:value-type="float" office:value="181673522">
            <text:p>18167352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44078651715">
            <text:p>440786517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lesterool 4.9 , HDL-kol 1.71 , LDL-kol 2.38</text:p>
          </table:table-cell>
          <table:table-cell office:value-type="string">
            <text:p>LDL-kol 2.38</text:p>
          </table:table-cell>
          <table:table-cell office:value-type="string">
            <text:p><text:s/>, trigl 1.77mmol/l</text:p>
          </table:table-cell>
          <table:table-cell office:value-type="string">
            <text:p>LDL-kol</text:p>
          </table:table-cell>
          <table:table-cell office:value-type="float" office:value="2.38">
            <text:p>2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0219">
            <text:p>19310219</text:p>
          </table:table-cell>
          <table:table-cell office:value-type="float" office:value="210297744">
            <text:p>210297744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366347">
            <text:p>673030366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5.11.201318 : 04 : 58 : LDL kolesterool 2.4 mmol/l</text:p>
          </table:table-cell>
          <table:table-cell office:value-type="string">
            <text:p>LDL kolesterool 2.4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8581">
            <text:p>16958581</text:p>
          </table:table-cell>
          <table:table-cell office:value-type="float" office:value="216295768">
            <text:p>216295768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56213472347">
            <text:p>56213472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12.201309 : 54 : LDL kolesterool 2.4 mmol/l</text:p>
          </table:table-cell>
          <table:table-cell office:value-type="string">
            <text:p>LDL kolesterool 2.4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3684">
            <text:p>13473684</text:p>
          </table:table-cell>
          <table:table-cell office:value-type="float" office:value="180955572">
            <text:p>180955572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329947">
            <text:p>6730303299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mmol/L ) Glükoos 5.0 ( mmol/L ) LDL 2.40 ( mmol/L</text:p>
          </table:table-cell>
          <table:table-cell office:value-type="string">
            <text:p>LDL 2.40 ( mmol/L</text:p>
          </table:table-cell>
          <table:table-cell office:value-type="string">
            <text:p><text:s/>) HbA1c 5.5 ( 4.8 . 5.9 % kogu </text:p>
          </table:table-cell>
          <table:table-cell office:value-type="string">
            <text:p>LD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5266">
            <text:p>17695266</text:p>
          </table:table-cell>
          <table:table-cell office:value-type="float" office:value="159334030">
            <text:p>159334030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30361311">
            <text:p>673030361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6.01.201313 : 24 : LDL kolesterool 2.4 mmol/l</text:p>
          </table:table-cell>
          <table:table-cell office:value-type="string">
            <text:p>LDL kolesterool 2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52871">
            <text:p>17852871</text:p>
          </table:table-cell>
          <table:table-cell office:value-type="float" office:value="167365862">
            <text:p>167365862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29426074413">
            <text:p>29426074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3.201316 : 35 : LDL kolesterool 2.4 mmol/l</text:p>
          </table:table-cell>
          <table:table-cell office:value-type="string">
            <text:p>LDL kolesterool 2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486">
            <text:p>400486</text:p>
          </table:table-cell>
          <table:table-cell office:value-type="float" office:value="139377542">
            <text:p>139377542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23585644703">
            <text:p>235856447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41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41">
            <text:p>2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7412">
            <text:p>11297412</text:p>
          </table:table-cell>
          <table:table-cell office:value-type="float" office:value="156402429">
            <text:p>156402429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1-12-07</text:p>
          </table:table-cell>
          <table:table-cell office:value-type="float" office:value="46343831344">
            <text:p>463438313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2.41 ( mmol/L</text:p>
          </table:table-cell>
          <table:table-cell office:value-type="string">
            <text:p><text:s/>)</text:p>
          </table:table-cell>
          <table:table-cell office:value-type="string">
            <text:p>fS , fP-LDL-Chol</text:p>
          </table:table-cell>
          <table:table-cell office:value-type="float" office:value="2.41">
            <text:p>2,4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77907">
            <text:p>8777907</text:p>
          </table:table-cell>
          <table:table-cell office:value-type="float" office:value="126818332">
            <text:p>12681833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92619642199">
            <text:p>926196421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41 ( mmol/L</text:p>
          </table:table-cell>
          <table:table-cell office:value-type="string">
            <text:p><text:s/>)</text:p>
          </table:table-cell>
          <table:table-cell office:value-type="string">
            <text:p>S , P-LDL-Chol</text:p>
          </table:table-cell>
          <table:table-cell office:value-type="float" office:value="2.41">
            <text:p>2,4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0774">
            <text:p>19880774</text:p>
          </table:table-cell>
          <table:table-cell office:value-type="float" office:value="213954068">
            <text:p>213954068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73030546038">
            <text:p>673030546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5.12.201311 : 29 : LDL-kolesterool 2.42 mmol/l</text:p>
          </table:table-cell>
          <table:table-cell office:value-type="string">
            <text:p>LDL-kolesterool 2.42 mmol/l</text:p>
          </table:table-cell>
          <table:table-cell office:value-type="string">
            <text:p><text:s/>[ norm .. - 3.00 ]</text:p>
          </table:table-cell>
          <table:table-cell office:value-type="string">
            <text:p>LDL-kolesterool</text:p>
          </table:table-cell>
          <table:table-cell office:value-type="float" office:value="2.42">
            <text:p>2,4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36289">
            <text:p>11636289</text:p>
          </table:table-cell>
          <table:table-cell office:value-type="float" office:value="180782891">
            <text:p>18078289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04100">
            <text:p>6730303041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2.10 ( 1.00 . 2.70 mmol/L ) LDL 2.44</text:p>
          </table:table-cell>
          <table:table-cell office:value-type="string">
            <text:p>LDL 2.44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2.44">
            <text:p>2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5461">
            <text:p>1955461</text:p>
          </table:table-cell>
          <table:table-cell office:value-type="float" office:value="122523409">
            <text:p>122523409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55262384844">
            <text:p>552623848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7.05.201213 : 16 : LDL kolesterool 2.46 mmol/l</text:p>
          </table:table-cell>
          <table:table-cell office:value-type="string">
            <text:p>LDL kolesterool 2.46 mmol/l</text:p>
          </table:table-cell>
          <table:table-cell/>
          <table:table-cell office:value-type="string">
            <text:p>LDL kolesterool</text:p>
          </table:table-cell>
          <table:table-cell office:value-type="float" office:value="2.46">
            <text:p>2,4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84208">
            <text:p>17584208</text:p>
          </table:table-cell>
          <table:table-cell office:value-type="float" office:value="166877682">
            <text:p>166877682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455237">
            <text:p>673030455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3.201317 : 38 : LDL kolesterool 2.5 mmol/l</text:p>
          </table:table-cell>
          <table:table-cell office:value-type="string">
            <text:p>LDL kolesterool 2.5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16990">
            <text:p>3416990</text:p>
          </table:table-cell>
          <table:table-cell office:value-type="float" office:value="150212790">
            <text:p>150212790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31459393849">
            <text:p>314593938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2,5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table:style-name="ce1" office:value-type="float" office:value="2.5">
            <text:p>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0215">
            <text:p>18940215</text:p>
          </table:table-cell>
          <table:table-cell office:value-type="float" office:value="191690159">
            <text:p>191690159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354315">
            <text:p>673030354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4.201309 : 30 : LDL-kolesterool 2.51 mmol/l</text:p>
          </table:table-cell>
          <table:table-cell office:value-type="string">
            <text:p>LDL-kolesterool 2.51 mmol/l</text:p>
          </table:table-cell>
          <table:table-cell/>
          <table:table-cell office:value-type="string">
            <text:p>LDL-kolesterool</text:p>
          </table:table-cell>
          <table:table-cell office:value-type="float" office:value="2.51">
            <text:p>2,5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4934">
            <text:p>10874934</text:p>
          </table:table-cell>
          <table:table-cell office:value-type="float" office:value="164736605">
            <text:p>164736605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5878948235">
            <text:p>658789482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5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51">
            <text:p>2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70947">
            <text:p>13170947</text:p>
          </table:table-cell>
          <table:table-cell office:value-type="float" office:value="183313578">
            <text:p>18331357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93205986615">
            <text:p>932059866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5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52">
            <text:p>2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67860">
            <text:p>11267860</text:p>
          </table:table-cell>
          <table:table-cell office:value-type="float" office:value="179618117">
            <text:p>17961811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0440165">
            <text:p>6730304401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0.88 ( 0.80 . 2.10 mmol/L ) LDL 2.52</text:p>
          </table:table-cell>
          <table:table-cell office:value-type="string">
            <text:p>LDL 2.52</text:p>
          </table:table-cell>
          <table:table-cell office:value-type="string">
            <text:p><text:s/>( 1.20 . 4.30 mmol/L ) Triglüts</text:p>
          </table:table-cell>
          <table:table-cell office:value-type="string">
            <text:p>LDL</text:p>
          </table:table-cell>
          <table:table-cell office:value-type="float" office:value="2.52">
            <text:p>2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452">
            <text:p>571452</text:p>
          </table:table-cell>
          <table:table-cell office:value-type="float" office:value="95670173">
            <text:p>95670173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47655531638">
            <text:p>476555316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53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53">
            <text:p>2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8456">
            <text:p>11448456</text:p>
          </table:table-cell>
          <table:table-cell office:value-type="float" office:value="157208576">
            <text:p>157208576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673046658563">
            <text:p>6730466585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54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2.54">
            <text:p>2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7587">
            <text:p>18307587</text:p>
          </table:table-cell>
          <table:table-cell office:value-type="float" office:value="181277202">
            <text:p>181277202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24783270564">
            <text:p>247832705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0.05.201313 : 20 : LDL-kolesterool 2.54 mmol/l</text:p>
          </table:table-cell>
          <table:table-cell office:value-type="string">
            <text:p>LDL-kolesterool 2.54 mmol/l</text:p>
          </table:table-cell>
          <table:table-cell/>
          <table:table-cell office:value-type="string">
            <text:p>LDL-kolesterool</text:p>
          </table:table-cell>
          <table:table-cell office:value-type="float" office:value="2.54">
            <text:p>2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5591">
            <text:p>13695591</text:p>
          </table:table-cell>
          <table:table-cell office:value-type="float" office:value="194577136">
            <text:p>19457713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12349978147">
            <text:p>123499781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5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58">
            <text:p>2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4439">
            <text:p>22224439</text:p>
          </table:table-cell>
          <table:table-cell office:value-type="float" office:value="185457818">
            <text:p>185457818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11022252878">
            <text:p>110222528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59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office:value-type="float" office:value="2.59">
            <text:p>2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6577">
            <text:p>18106577</text:p>
          </table:table-cell>
          <table:table-cell office:value-type="float" office:value="167628332">
            <text:p>167628332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53606897185">
            <text:p>53606897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03.201319 : 47 : LDL kolesterool 2.6 mmol/l</text:p>
          </table:table-cell>
          <table:table-cell office:value-type="string">
            <text:p>LDL kolesterool 2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421">
            <text:p>2400421</text:p>
          </table:table-cell>
          <table:table-cell office:value-type="float" office:value="144161012">
            <text:p>144161012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13138851322">
            <text:p>131388513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4.10.201214 : 39 : 32 : LDL kolesterool 2.6 mmol/l</text:p>
          </table:table-cell>
          <table:table-cell office:value-type="string">
            <text:p>LDL kolesterool 2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9455">
            <text:p>2709455</text:p>
          </table:table-cell>
          <table:table-cell office:value-type="float" office:value="131084684">
            <text:p>131084684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90504144613">
            <text:p>905041446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7.07.201217 : 09 : LDL kolesterool 2.6 mmol/l</text:p>
          </table:table-cell>
          <table:table-cell office:value-type="string">
            <text:p>LDL kolesterool 2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6936">
            <text:p>16366936</text:p>
          </table:table-cell>
          <table:table-cell office:value-type="float" office:value="192394429">
            <text:p>192394429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2013-07-30</text:p>
          </table:table-cell>
          <table:table-cell office:value-type="float" office:value="70929611943">
            <text:p>709296119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0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table:style-name="ce1" office:value-type="float" office:value="2.6">
            <text:p>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3851">
            <text:p>2773851</text:p>
          </table:table-cell>
          <table:table-cell office:value-type="float" office:value="138901281">
            <text:p>138901281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63090984837">
            <text:p>630909848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9.201216 : 43 : LDL kolesterool 2.6 mmol/l</text:p>
          </table:table-cell>
          <table:table-cell office:value-type="string">
            <text:p>LDL kolesterool 2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05370">
            <text:p>20605370</text:p>
          </table:table-cell>
          <table:table-cell office:value-type="float" office:value="169428582">
            <text:p>16942858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562988788">
            <text:p>66562988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emir -Allergia??Kol-4.7mmol/l , LDL-2.6</text:p>
          </table:table-cell>
          <table:table-cell office:value-type="string">
            <text:p>LDL-2.6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table:style-name="ce1" office:value-type="float" office:value="2.6">
            <text:p>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28585">
            <text:p>4728585</text:p>
          </table:table-cell>
          <table:table-cell office:value-type="float" office:value="152481894">
            <text:p>152481894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75017495132">
            <text:p>750174951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0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2.6">
            <text:p>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0091">
            <text:p>11580091</text:p>
          </table:table-cell>
          <table:table-cell office:value-type="float" office:value="198452152">
            <text:p>198452152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673040490328">
            <text:p>6730404903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2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62">
            <text:p>2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4623">
            <text:p>24764623</text:p>
          </table:table-cell>
          <table:table-cell office:value-type="float" office:value="163301741">
            <text:p>163301741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91283496551">
            <text:p>912834965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3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63">
            <text:p>2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5015">
            <text:p>16545015</text:p>
          </table:table-cell>
          <table:table-cell office:value-type="float" office:value="199736969">
            <text:p>199736969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30577380569">
            <text:p>305773805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4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64">
            <text:p>2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1479">
            <text:p>24171479</text:p>
          </table:table-cell>
          <table:table-cell office:value-type="float" office:value="181928144">
            <text:p>181928144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84686819799">
            <text:p>84686819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6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66">
            <text:p>2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1810">
            <text:p>7551810</text:p>
          </table:table-cell>
          <table:table-cell office:value-type="float" office:value="85825105">
            <text:p>85825105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95827555945">
            <text:p>958275559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2.68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2.68">
            <text:p>2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86959">
            <text:p>14886959</text:p>
          </table:table-cell>
          <table:table-cell office:value-type="float" office:value="207079250">
            <text:p>207079250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889477652">
            <text:p>898894776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-LDL -Chol 2,7 mmol/l</text:p>
          </table:table-cell>
          <table:table-cell office:value-type="string">
            <text:p><text:s/>2-5,3</text:p>
          </table:table-cell>
          <table:table-cell office:value-type="string">
            <text:p>S-LDL -Ch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5083">
            <text:p>17255083</text:p>
          </table:table-cell>
          <table:table-cell office:value-type="float" office:value="164667467">
            <text:p>164667467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36705239716">
            <text:p>36705239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7.02.201316 : 34 : LDL kolesterool 2.7 mmol/l</text:p>
          </table:table-cell>
          <table:table-cell office:value-type="string">
            <text:p>LDL kolesterool 2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11577">
            <text:p>17911577</text:p>
          </table:table-cell>
          <table:table-cell office:value-type="float" office:value="199619014">
            <text:p>199619014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77904082439">
            <text:p>779040824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0.09.201313 : 54 : LDL kolesterool 2.7 mmol/l</text:p>
          </table:table-cell>
          <table:table-cell office:value-type="string">
            <text:p>LDL kolesterool 2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42604">
            <text:p>17142604</text:p>
          </table:table-cell>
          <table:table-cell office:value-type="float" office:value="199993497">
            <text:p>199993497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0307864099">
            <text:p>60307864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9.201318 : 03 : LDL kolesterool 2.7 mmol/l</text:p>
          </table:table-cell>
          <table:table-cell office:value-type="string">
            <text:p>LDL kolesterool 2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9242">
            <text:p>2809242</text:p>
          </table:table-cell>
          <table:table-cell office:value-type="float" office:value="136913289">
            <text:p>13691328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69877213890">
            <text:p>698772138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3.09.201215 : 17 : LDL kolesterool 2.7 mmol/l</text:p>
          </table:table-cell>
          <table:table-cell office:value-type="string">
            <text:p>LDL kolesterool 2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1722">
            <text:p>17951722</text:p>
          </table:table-cell>
          <table:table-cell office:value-type="float" office:value="192044576">
            <text:p>192044576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30522275">
            <text:p>673030522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8.201315 : 25 : LDL kolesterool 2.7 mmol/l</text:p>
          </table:table-cell>
          <table:table-cell office:value-type="string">
            <text:p>LDL kolesterool 2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7">
            <text:p>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5136">
            <text:p>16535136</text:p>
          </table:table-cell>
          <table:table-cell office:value-type="float" office:value="160207174">
            <text:p>160207174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71014254842">
            <text:p>710142548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7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71">
            <text:p>2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2387">
            <text:p>17222387</text:p>
          </table:table-cell>
          <table:table-cell office:value-type="float" office:value="202679474">
            <text:p>202679474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59827262401">
            <text:p>598272624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10.201312 : 02 : 54 : LDL 2.72 mmol/l</text:p>
          </table:table-cell>
          <table:table-cell office:value-type="string">
            <text:p>LDL 2.72 mmol/l</text:p>
          </table:table-cell>
          <table:table-cell/>
          <table:table-cell office:value-type="string">
            <text:p>LDL</text:p>
          </table:table-cell>
          <table:table-cell office:value-type="float" office:value="2.72">
            <text:p>2,7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7549">
            <text:p>19907549</text:p>
          </table:table-cell>
          <table:table-cell office:value-type="float" office:value="179308129">
            <text:p>179308129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14646626784">
            <text:p>14646626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2.05.201311 : 57 : LDL-kolesterool 2.72 mmol/l</text:p>
          </table:table-cell>
          <table:table-cell office:value-type="string">
            <text:p>LDL-kolesterool 2.72 mmol/l</text:p>
          </table:table-cell>
          <table:table-cell/>
          <table:table-cell office:value-type="string">
            <text:p>LDL-kolesterool</text:p>
          </table:table-cell>
          <table:table-cell office:value-type="float" office:value="2.72">
            <text:p>2,7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128">
            <text:p>2285128</text:p>
          </table:table-cell>
          <table:table-cell office:value-type="float" office:value="84423105">
            <text:p>84423105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943143494">
            <text:p>699431434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 HDL kolesterool 1.36 mmol / , LDL kolesterool 2.73 mmol/l</text:p>
          </table:table-cell>
          <table:table-cell office:value-type="string">
            <text:p>LDL kolesterool 2.73 mmol/l</text:p>
          </table:table-cell>
          <table:table-cell office:value-type="string">
            <text:p><text:s/>, Triglütseriidid 1.99 mmol/L ,</text:p>
          </table:table-cell>
          <table:table-cell office:value-type="string">
            <text:p>LDL kolesterool</text:p>
          </table:table-cell>
          <table:table-cell office:value-type="float" office:value="2.73">
            <text:p>2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0162">
            <text:p>17970162</text:p>
          </table:table-cell>
          <table:table-cell office:value-type="float" office:value="171117461">
            <text:p>171117461</text:p>
          </table:table-cell>
          <table:table-cell office:value-type="string">
            <text:p>2010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218829310">
            <text:p>60218829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: CRV 7 , kol 5,3 , HDL 2,16 , LDL 2,74</text:p>
          </table:table-cell>
          <table:table-cell office:value-type="string">
            <text:p>LDL 2,74</text:p>
          </table:table-cell>
          <table:table-cell office:value-type="string">
            <text:p><text:s/>, Tg 1,17 , kreatiniin 57</text:p>
          </table:table-cell>
          <table:table-cell office:value-type="string">
            <text:p>LDL</text:p>
          </table:table-cell>
          <table:table-cell office:value-type="float" office:value="2.74">
            <text:p>2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34223">
            <text:p>13434223</text:p>
          </table:table-cell>
          <table:table-cell office:value-type="float" office:value="208790994">
            <text:p>208790994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57013">
            <text:p>673030357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75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75">
            <text:p>2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992">
            <text:p>1840992</text:p>
          </table:table-cell>
          <table:table-cell office:value-type="float" office:value="128450872">
            <text:p>128450872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573368316">
            <text:p>705733683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4.9 mmol/L LDL kolesterool 2.75 mmol/l</text:p>
          </table:table-cell>
          <table:table-cell office:value-type="string">
            <text:p>LDL kolesterool 2.75 mmol/l</text:p>
          </table:table-cell>
          <table:table-cell office:value-type="string">
            <text:p><text:s/>HDL kolesterool 1.22 mmol/l Tri</text:p>
          </table:table-cell>
          <table:table-cell office:value-type="string">
            <text:p>LDL kolesterool</text:p>
          </table:table-cell>
          <table:table-cell office:value-type="float" office:value="2.75">
            <text:p>2,7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114">
            <text:p>2225114</text:p>
          </table:table-cell>
          <table:table-cell office:value-type="float" office:value="90450216">
            <text:p>90450216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97073022342">
            <text:p>970730223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7.04.201213 : 44 : 50 : LDL kolesterool 2.78 mmol/l</text:p>
          </table:table-cell>
          <table:table-cell office:value-type="string">
            <text:p>LDL kolesterool 2.78 mmol/l</text:p>
          </table:table-cell>
          <table:table-cell/>
          <table:table-cell office:value-type="string">
            <text:p>LDL kolesterool</text:p>
          </table:table-cell>
          <table:table-cell office:value-type="float" office:value="2.78">
            <text:p>2,7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49425">
            <text:p>21649425</text:p>
          </table:table-cell>
          <table:table-cell office:value-type="float" office:value="218186331">
            <text:p>218186331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673030322822">
            <text:p>6730303228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esterooli vaba dieetida CHL5.22 LDL 2,78</text:p>
          </table:table-cell>
          <table:table-cell office:value-type="string">
            <text:p>LDL 2,78</text:p>
          </table:table-cell>
          <table:table-cell office:value-type="string">
            <text:p><text:s/>TG 1,21</text:p>
          </table:table-cell>
          <table:table-cell office:value-type="string">
            <text:p>LDL</text:p>
          </table:table-cell>
          <table:table-cell office:value-type="float" office:value="2.78">
            <text:p>2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2669">
            <text:p>16292669</text:p>
          </table:table-cell>
          <table:table-cell office:value-type="float" office:value="187177459">
            <text:p>187177459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83576748224">
            <text:p>835767482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7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79">
            <text:p>2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0709">
            <text:p>18880709</text:p>
          </table:table-cell>
          <table:table-cell office:value-type="float" office:value="179648196">
            <text:p>179648196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12596071460">
            <text:p>12596071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4.05.201312 : 33 : S-LDL 2.79 mmol/l</text:p>
          </table:table-cell>
          <table:table-cell office:value-type="string">
            <text:p>S-LDL 2.79 mmol/l</text:p>
          </table:table-cell>
          <table:table-cell/>
          <table:table-cell office:value-type="string">
            <text:p>S-LDL</text:p>
          </table:table-cell>
          <table:table-cell office:value-type="float" office:value="2.79">
            <text:p>2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67072">
            <text:p>17867072</text:p>
          </table:table-cell>
          <table:table-cell office:value-type="float" office:value="178017247">
            <text:p>178017247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98277869636">
            <text:p>98277869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9.04.201319 : 07 : LDL kolesterool 2.8 mmol/l</text:p>
          </table:table-cell>
          <table:table-cell office:value-type="string">
            <text:p>LDL kolesterool 2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8">
            <text:p>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1423">
            <text:p>17961423</text:p>
          </table:table-cell>
          <table:table-cell office:value-type="float" office:value="180103780">
            <text:p>180103780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673030382717">
            <text:p>673030382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9.10.201216 : 46 : LDL kolesterool 2.8 mmol/l</text:p>
          </table:table-cell>
          <table:table-cell office:value-type="string">
            <text:p>LDL kolesterool 2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8">
            <text:p>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5366">
            <text:p>19255366</text:p>
          </table:table-cell>
          <table:table-cell office:value-type="float" office:value="187081537">
            <text:p>187081537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143285633">
            <text:p>651432856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-kolesterool 2.8 mmol/l</text:p>
          </table:table-cell>
          <table:table-cell office:value-type="string">
            <text:p><text:s/>&lt;3.0</text:p>
          </table:table-cell>
          <table:table-cell office:value-type="string">
            <text:p>LDL-kolesterool</text:p>
          </table:table-cell>
          <table:table-cell table:style-name="ce1" office:value-type="float" office:value="2.8">
            <text:p>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22611">
            <text:p>18822611</text:p>
          </table:table-cell>
          <table:table-cell office:value-type="float" office:value="218693057">
            <text:p>218693057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92060852555">
            <text:p>920608525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11.201316 : 28 : LDL kolesterool 2.8 mmol/l</text:p>
          </table:table-cell>
          <table:table-cell office:value-type="string">
            <text:p>LDL kolesterool 2.8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2.8">
            <text:p>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6449">
            <text:p>18886449</text:p>
          </table:table-cell>
          <table:table-cell office:value-type="float" office:value="201819335">
            <text:p>201819335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543425">
            <text:p>6730305434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2.10.201313 : 36 : LDL kolesterool 2.8 mmol/l</text:p>
          </table:table-cell>
          <table:table-cell office:value-type="string">
            <text:p>LDL kolesterool 2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8">
            <text:p>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4067">
            <text:p>2014067</text:p>
          </table:table-cell>
          <table:table-cell office:value-type="float" office:value="120539937">
            <text:p>120539937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464197344">
            <text:p>154641973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l/L HDL kolesterool 1.23 mmol/l LDL kolesterool 2.81 mmol/l</text:p>
          </table:table-cell>
          <table:table-cell office:value-type="string">
            <text:p>LDL kolesterool 2.81 mmol/l</text:p>
          </table:table-cell>
          <table:table-cell office:value-type="string">
            <text:p><text:s/>Triglütseriidid 2.13 mmol/L</text:p>
          </table:table-cell>
          <table:table-cell office:value-type="string">
            <text:p>LDL kolesterool</text:p>
          </table:table-cell>
          <table:table-cell office:value-type="float" office:value="2.81">
            <text:p>2,8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7891">
            <text:p>16307891</text:p>
          </table:table-cell>
          <table:table-cell office:value-type="float" office:value="187650504">
            <text:p>187650504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69539766517">
            <text:p>695397665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8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82">
            <text:p>2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39056">
            <text:p>4839056</text:p>
          </table:table-cell>
          <table:table-cell office:value-type="float" office:value="139561709">
            <text:p>139561709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62697397860">
            <text:p>626973978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82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82">
            <text:p>2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97549">
            <text:p>21197549</text:p>
          </table:table-cell>
          <table:table-cell office:value-type="float" office:value="168610343">
            <text:p>168610343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48388573022">
            <text:p>48388573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,83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2.83">
            <text:p>2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0151">
            <text:p>24580151</text:p>
          </table:table-cell>
          <table:table-cell office:value-type="float" office:value="202907598">
            <text:p>202907598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45215591884">
            <text:p>452155918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85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85">
            <text:p>2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8480">
            <text:p>14878480</text:p>
          </table:table-cell>
          <table:table-cell office:value-type="float" office:value="157387303">
            <text:p>157387303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41207058252">
            <text:p>412070582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85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2.85">
            <text:p>2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1564">
            <text:p>23331564</text:p>
          </table:table-cell>
          <table:table-cell office:value-type="float" office:value="156320767">
            <text:p>156320767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91798725205">
            <text:p>917987252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86</text:p>
          </table:table-cell>
          <table:table-cell office:value-type="string">
            <text:p><text:s/>( 1.20 . 4.30 mmol/L )</text:p>
          </table:table-cell>
          <table:table-cell office:value-type="string">
            <text:p>S , P-LDL-Chol</text:p>
          </table:table-cell>
          <table:table-cell office:value-type="float" office:value="2.86">
            <text:p>2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5577">
            <text:p>705577</text:p>
          </table:table-cell>
          <table:table-cell office:value-type="float" office:value="134084471">
            <text:p>134084471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2012-07-14</text:p>
          </table:table-cell>
          <table:table-cell office:value-type="float" office:value="97648030623">
            <text:p>976480306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87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87">
            <text:p>2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9161">
            <text:p>17219161</text:p>
          </table:table-cell>
          <table:table-cell office:value-type="float" office:value="176375014">
            <text:p>176375014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49425337335">
            <text:p>49425337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Kolest 3,9 ; HDL-kolest 0,86 ; LDL-kolest 2,88</text:p>
          </table:table-cell>
          <table:table-cell office:value-type="string">
            <text:p>LDL-kolest 2,88</text:p>
          </table:table-cell>
          <table:table-cell office:value-type="string">
            <text:p><text:s/>; Trig 0,8 ; Kreat 43,7</text:p>
          </table:table-cell>
          <table:table-cell office:value-type="string">
            <text:p>LDL-kolest</text:p>
          </table:table-cell>
          <table:table-cell office:value-type="float" office:value="2.88">
            <text:p>2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3987">
            <text:p>16363987</text:p>
          </table:table-cell>
          <table:table-cell office:value-type="float" office:value="165132782">
            <text:p>165132782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673038466814">
            <text:p>6730384668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8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89">
            <text:p>2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60139">
            <text:p>7660139</text:p>
          </table:table-cell>
          <table:table-cell office:value-type="float" office:value="90520923">
            <text:p>90520923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73338897997">
            <text:p>733388979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89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89">
            <text:p>2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1412">
            <text:p>21131412</text:p>
          </table:table-cell>
          <table:table-cell office:value-type="float" office:value="185744706">
            <text:p>185744706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84751583107">
            <text:p>84751583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2.04.2013 HbA1C 6,5 % kol 5,0 LDL 2,9</text:p>
          </table:table-cell>
          <table:table-cell office:value-type="string">
            <text:p>LDL 2,9</text:p>
          </table:table-cell>
          <table:table-cell office:value-type="string">
            <text:p><text:s/>GFR 83 kreatiniin 71 AST 39 ALT</text:p>
          </table:table-cell>
          <table:table-cell office:value-type="string">
            <text:p>LDL</text:p>
          </table:table-cell>
          <table:table-cell table:style-name="ce1"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8911">
            <text:p>19788911</text:p>
          </table:table-cell>
          <table:table-cell office:value-type="float" office:value="159961867">
            <text:p>159961867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240579543">
            <text:p>30240579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märkväärtused : üld Chol 4,5 , LDL 2,9</text:p>
          </table:table-cell>
          <table:table-cell office:value-type="string">
            <text:p>LDL 2,9</text:p>
          </table:table-cell>
          <table:table-cell office:value-type="string">
            <text:p><text:s/>, HDL 0,9 , Tg 1,3 .</text:p>
          </table:table-cell>
          <table:table-cell office:value-type="string">
            <text:p>LDL</text:p>
          </table:table-cell>
          <table:table-cell table:style-name="ce1"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8536">
            <text:p>16938536</text:p>
          </table:table-cell>
          <table:table-cell office:value-type="float" office:value="164431607">
            <text:p>164431607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25374268121">
            <text:p>253742681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2.02.201316 : 59 : LDL kolesterool 2.9 mmol/l</text:p>
          </table:table-cell>
          <table:table-cell office:value-type="string">
            <text:p>LDL kolesterool 2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1577">
            <text:p>17761577</text:p>
          </table:table-cell>
          <table:table-cell office:value-type="float" office:value="189517596">
            <text:p>189517596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49545858365">
            <text:p>495458583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6.07.201211 : 28 : LDL kolesterool 2.9 mmol/l</text:p>
          </table:table-cell>
          <table:table-cell office:value-type="string">
            <text:p>LDL kolesterool 2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9989">
            <text:p>17199989</text:p>
          </table:table-cell>
          <table:table-cell office:value-type="float" office:value="163795830">
            <text:p>163795830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24517824767">
            <text:p>245178247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6.01.201317 : 37 : LDL kolesterool 2.9 mmol/l</text:p>
          </table:table-cell>
          <table:table-cell office:value-type="string">
            <text:p>LDL kolesterool 2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2172">
            <text:p>2612172</text:p>
          </table:table-cell>
          <table:table-cell office:value-type="float" office:value="141055975">
            <text:p>141055975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805244067">
            <text:p>888052440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9.10.201213 : 03 : 01 : LDL kolesterool 2.9 mmol/l</text:p>
          </table:table-cell>
          <table:table-cell office:value-type="string">
            <text:p>LDL kolesterool 2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8882">
            <text:p>1838882</text:p>
          </table:table-cell>
          <table:table-cell office:value-type="float" office:value="122715519">
            <text:p>122715519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76290695488">
            <text:p>762906954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1.05.201216 : 30 : 42 : LDL kolesterool 2.90 mmol/l</text:p>
          </table:table-cell>
          <table:table-cell office:value-type="string">
            <text:p>LDL kolesterool 2.90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0796">
            <text:p>20730796</text:p>
          </table:table-cell>
          <table:table-cell office:value-type="float" office:value="210013195">
            <text:p>210013195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72796480095">
            <text:p>727964800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üüsid 28.08.13 kol 5,0 mmol/l , LDL 2,9 mmol/l</text:p>
          </table:table-cell>
          <table:table-cell office:value-type="string">
            <text:p>LDL 2,9 mmol/l</text:p>
          </table:table-cell>
          <table:table-cell office:value-type="string">
            <text:p><text:s/>, HDL 1,3 mmol/l , TG 2,1 mmol/</text:p>
          </table:table-cell>
          <table:table-cell office:value-type="string">
            <text:p>LD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9759">
            <text:p>19249759</text:p>
          </table:table-cell>
          <table:table-cell office:value-type="float" office:value="178566579">
            <text:p>178566579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42265878">
            <text:p>6730422658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05.201317 : 13 : LDL kolesterool 2.9 mmol/l</text:p>
          </table:table-cell>
          <table:table-cell office:value-type="string">
            <text:p>LDL kolesterool 2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2.9">
            <text:p>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6897">
            <text:p>7836897</text:p>
          </table:table-cell>
          <table:table-cell office:value-type="float" office:value="84718877">
            <text:p>84718877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84624325188">
            <text:p>8462432518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91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91">
            <text:p>2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3623">
            <text:p>19693623</text:p>
          </table:table-cell>
          <table:table-cell office:value-type="float" office:value="194443745">
            <text:p>194443745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83605467883">
            <text:p>836054678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8.201315 : 49 : LDL-kolesterool 2.91 mmol/l</text:p>
          </table:table-cell>
          <table:table-cell office:value-type="string">
            <text:p>LDL-kolesterool 2.91 mmol/l</text:p>
          </table:table-cell>
          <table:table-cell/>
          <table:table-cell office:value-type="string">
            <text:p>LDL-kolesterool</text:p>
          </table:table-cell>
          <table:table-cell office:value-type="float" office:value="2.91">
            <text:p>2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95555">
            <text:p>11895555</text:p>
          </table:table-cell>
          <table:table-cell office:value-type="float" office:value="162646072">
            <text:p>162646072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86807893843">
            <text:p>868078938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92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92">
            <text:p>2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94191">
            <text:p>10694191</text:p>
          </table:table-cell>
          <table:table-cell office:value-type="float" office:value="167869721">
            <text:p>167869721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42198809">
            <text:p>6730421988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99 ( 1.00 . 2.70 mmol/L ) LDL 2.95</text:p>
          </table:table-cell>
          <table:table-cell office:value-type="string">
            <text:p>LDL 2.95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2.95">
            <text:p>2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04639">
            <text:p>7904639</text:p>
          </table:table-cell>
          <table:table-cell office:value-type="float" office:value="143440355">
            <text:p>143440355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92085622297">
            <text:p>920856222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2.20 ( 1.00 . 2.70 mmol/L ) S , P-LDL-Chol 2.95</text:p>
          </table:table-cell>
          <table:table-cell office:value-type="string">
            <text:p>S , P-LDL-Chol 2.95</text:p>
          </table:table-cell>
          <table:table-cell office:value-type="string">
            <text:p><text:s/>( 2.00 . 5.30 mmol/L ) Glomerul</text:p>
          </table:table-cell>
          <table:table-cell office:value-type="string">
            <text:p>S , P-LDL-Chol</text:p>
          </table:table-cell>
          <table:table-cell office:value-type="float" office:value="2.95">
            <text:p>2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6702">
            <text:p>10896702</text:p>
          </table:table-cell>
          <table:table-cell office:value-type="float" office:value="177730002">
            <text:p>177730002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9772314131">
            <text:p>997723141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6 mmol/L ) HDL 1.39 ( mmol/L ) LDL 2.95 ( mmol/L</text:p>
          </table:table-cell>
          <table:table-cell office:value-type="string">
            <text:p>LDL 2.95 ( mmol/L</text:p>
          </table:table-cell>
          <table:table-cell office:value-type="string">
            <text:p><text:s/>) Triglütseriidid 0.90 ( mmol/L</text:p>
          </table:table-cell>
          <table:table-cell office:value-type="string">
            <text:p>LDL</text:p>
          </table:table-cell>
          <table:table-cell office:value-type="float" office:value="2.95">
            <text:p>2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9791">
            <text:p>17469791</text:p>
          </table:table-cell>
          <table:table-cell office:value-type="float" office:value="190771122">
            <text:p>190771122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47075995483">
            <text:p>470759954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6.201310 : 55 : LDL-Kolesterool 2.95 mmol/l</text:p>
          </table:table-cell>
          <table:table-cell office:value-type="string">
            <text:p>LDL-Kolesterool 2.95 mmol/l</text:p>
          </table:table-cell>
          <table:table-cell/>
          <table:table-cell office:value-type="string">
            <text:p>LDL-Kolesterool</text:p>
          </table:table-cell>
          <table:table-cell office:value-type="float" office:value="2.95">
            <text:p>2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2481">
            <text:p>4272481</text:p>
          </table:table-cell>
          <table:table-cell office:value-type="float" office:value="126796632">
            <text:p>126796632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60051040888">
            <text:p>600510408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95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95">
            <text:p>2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7799">
            <text:p>16357799</text:p>
          </table:table-cell>
          <table:table-cell office:value-type="float" office:value="197756790">
            <text:p>197756790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35437567840">
            <text:p>354375678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9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2.96">
            <text:p>2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52044">
            <text:p>19752044</text:p>
          </table:table-cell>
          <table:table-cell office:value-type="float" office:value="189780373">
            <text:p>189780373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79685016464">
            <text:p>79685016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3.07.201311 : 19 : LDL kolesterool 2.96 mmol/l</text:p>
          </table:table-cell>
          <table:table-cell office:value-type="string">
            <text:p>LDL kolesterool 2.96 mmol/l</text:p>
          </table:table-cell>
          <table:table-cell/>
          <table:table-cell office:value-type="string">
            <text:p>LDL kolesterool</text:p>
          </table:table-cell>
          <table:table-cell office:value-type="float" office:value="2.96">
            <text:p>2,9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463">
            <text:p>137463</text:p>
          </table:table-cell>
          <table:table-cell office:value-type="float" office:value="90500013">
            <text:p>90500013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67649112829">
            <text:p>676491128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96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96">
            <text:p>2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5961">
            <text:p>21205961</text:p>
          </table:table-cell>
          <table:table-cell office:value-type="float" office:value="192485136">
            <text:p>192485136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43524760977">
            <text:p>43524760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,170 kreat 69 kol 5,1 tri 1,34 LDL 2,97</text:p>
          </table:table-cell>
          <table:table-cell office:value-type="string">
            <text:p>LDL 2,97</text:p>
          </table:table-cell>
          <table:table-cell office:value-type="string">
            <text:p><text:s/>VS 4,99</text:p>
          </table:table-cell>
          <table:table-cell office:value-type="string">
            <text:p>LDL</text:p>
          </table:table-cell>
          <table:table-cell office:value-type="float" office:value="2.97">
            <text:p>2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8855">
            <text:p>16818855</text:p>
          </table:table-cell>
          <table:table-cell office:value-type="float" office:value="218505347">
            <text:p>218505347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12-15</text:p>
          </table:table-cell>
          <table:table-cell office:value-type="float" office:value="673037876437">
            <text:p>6730378764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2.9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2.98">
            <text:p>2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958">
            <text:p>665958</text:p>
          </table:table-cell>
          <table:table-cell office:value-type="float" office:value="82525347">
            <text:p>82525347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25</text:p>
          </table:table-cell>
          <table:table-cell office:value-type="float" office:value="10459757914">
            <text:p>104597579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2.9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2.98">
            <text:p>2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0235">
            <text:p>18670235</text:p>
          </table:table-cell>
          <table:table-cell office:value-type="float" office:value="174610744">
            <text:p>174610744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622772871">
            <text:p>94622772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N , kolesterool - 5,0 mmol/l , LDL - 3,0 mmol/l</text:p>
          </table:table-cell>
          <table:table-cell office:value-type="string">
            <text:p>LDL - 3,0 mmol/l</text:p>
          </table:table-cell>
          <table:table-cell office:value-type="string">
            <text:p><text:s/>, kreatiniin - 77 urmol/l , kus</text:p>
          </table:table-cell>
          <table:table-cell office:value-type="string">
            <text:p>LD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6552">
            <text:p>17216552</text:p>
          </table:table-cell>
          <table:table-cell office:value-type="float" office:value="198121229">
            <text:p>198121229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52914988832">
            <text:p>529149888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3.09.201314 : 01 : LDL kolesterool 3.0 mmol/l</text:p>
          </table:table-cell>
          <table:table-cell office:value-type="string">
            <text:p>LDL kolesterool 3.0 mmol/l</text:p>
          </table:table-cell>
          <table:table-cell/>
          <table:table-cell office:value-type="string">
            <text:p>LDL kolesteroo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4170">
            <text:p>21994170</text:p>
          </table:table-cell>
          <table:table-cell office:value-type="float" office:value="177886779">
            <text:p>17788677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3276915190">
            <text:p>63276915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00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8826">
            <text:p>19518826</text:p>
          </table:table-cell>
          <table:table-cell office:value-type="float" office:value="199074891">
            <text:p>199074891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62432">
            <text:p>673030462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09.201313 : 44 : 36 : LDL kolesterool 3.0 mmol/l</text:p>
          </table:table-cell>
          <table:table-cell office:value-type="string">
            <text:p>LDL kolesterool 3.0 mmol/l</text:p>
          </table:table-cell>
          <table:table-cell/>
          <table:table-cell office:value-type="string">
            <text:p>LDL kolesteroo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1035">
            <text:p>20101035</text:p>
          </table:table-cell>
          <table:table-cell office:value-type="float" office:value="180096818">
            <text:p>18009681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19051967008">
            <text:p>190519670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GFR-75,2 cHOL 4,4 . ldl 3,0</text:p>
          </table:table-cell>
          <table:table-cell office:value-type="string">
            <text:p>ldl 3,0</text:p>
          </table:table-cell>
          <table:table-cell office:value-type="string">
            <text:p><text:s/>TG 0,9 .</text:p>
          </table:table-cell>
          <table:table-cell office:value-type="string">
            <text:p>ldl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8179">
            <text:p>19388179</text:p>
          </table:table-cell>
          <table:table-cell office:value-type="float" office:value="193390150">
            <text:p>193390150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30428659">
            <text:p>6730304286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9.08.201312 : 55 : LDL kolesterool 3.0 mmol/l</text:p>
          </table:table-cell>
          <table:table-cell office:value-type="string">
            <text:p>LDL kolesterool 3.0 mmol/l</text:p>
          </table:table-cell>
          <table:table-cell/>
          <table:table-cell office:value-type="string">
            <text:p>LDL kolesteroo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9481">
            <text:p>17309481</text:p>
          </table:table-cell>
          <table:table-cell office:value-type="float" office:value="210434157">
            <text:p>210434157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73030452709">
            <text:p>673030452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7.09.201318 : 01 : LDL kolesterool 3.0 mmol/l</text:p>
          </table:table-cell>
          <table:table-cell office:value-type="string">
            <text:p>LDL kolesterool 3.0 mmol/l</text:p>
          </table:table-cell>
          <table:table-cell/>
          <table:table-cell office:value-type="string">
            <text:p>LDL kolesteroo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37229">
            <text:p>20037229</text:p>
          </table:table-cell>
          <table:table-cell office:value-type="float" office:value="154778530">
            <text:p>154778530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484334918">
            <text:p>95484334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Probleema dislipiidemiA - ldl -3,0 MMOL / L</text:p>
          </table:table-cell>
          <table:table-cell office:value-type="string">
            <text:p>ldl -3,0 MMOL / L</text:p>
          </table:table-cell>
          <table:table-cell office:value-type="string">
            <text:p><text:s/>, KOL 4,9 MMOL / L , jatkata Ro</text:p>
          </table:table-cell>
          <table:table-cell office:value-type="string">
            <text:p>ld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4029">
            <text:p>18784029</text:p>
          </table:table-cell>
          <table:table-cell office:value-type="float" office:value="200785599">
            <text:p>200785599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96786096361">
            <text:p>967860963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1.08.201313 : 35 : LDL-Kolesterool 3.01 mmol/l</text:p>
          </table:table-cell>
          <table:table-cell office:value-type="string">
            <text:p>LDL-Kolesterool 3.01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3.01">
            <text:p>3,0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45895">
            <text:p>14845895</text:p>
          </table:table-cell>
          <table:table-cell office:value-type="float" office:value="180143707">
            <text:p>18014370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68339178064">
            <text:p>683391780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1.29 ( 0.80 . 2.10 mmol/L ) S , P-LDL-Chol 3.01</text:p>
          </table:table-cell>
          <table:table-cell office:value-type="string">
            <text:p>S , P-LDL-Chol 3.01</text:p>
          </table:table-cell>
          <table:table-cell office:value-type="string">
            <text:p><text:s/>( 1.40 . 4.70 mmol/L ) fS , fP-</text:p>
          </table:table-cell>
          <table:table-cell office:value-type="string">
            <text:p>S , P-LDL-Chol</text:p>
          </table:table-cell>
          <table:table-cell table:style-name="ce1" office:value-type="float" office:value="3.01">
            <text:p>3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7482">
            <text:p>18547482</text:p>
          </table:table-cell>
          <table:table-cell office:value-type="float" office:value="166457555">
            <text:p>166457555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472305">
            <text:p>673030472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3.201309 : 44 : LDL-kolesterool 3.03 mmol/l</text:p>
          </table:table-cell>
          <table:table-cell office:value-type="string">
            <text:p>LDL-kolesterool 3.03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3.03">
            <text:p>3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4132">
            <text:p>18214132</text:p>
          </table:table-cell>
          <table:table-cell office:value-type="float" office:value="154846783">
            <text:p>154846783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82177888914">
            <text:p>82177888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7.09.201209 : 50 : 32 : LDL-kolesterool 3.04 mmol/l</text:p>
          </table:table-cell>
          <table:table-cell office:value-type="string">
            <text:p>LDL-kolesterool 3.04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3.04">
            <text:p>3,0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43726">
            <text:p>17843726</text:p>
          </table:table-cell>
          <table:table-cell office:value-type="float" office:value="201215756">
            <text:p>201215756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090760">
            <text:p>6730330907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terool-5,69 ( norm 3,9-7,9 ) , LDL-3,04</text:p>
          </table:table-cell>
          <table:table-cell office:value-type="string">
            <text:p>LDL-3,04</text:p>
          </table:table-cell>
          <table:table-cell office:value-type="string">
            <text:p><text:s/>; HDL - 2,31 ; trigl -1.01</text:p>
          </table:table-cell>
          <table:table-cell office:value-type="string">
            <text:p>LDL</text:p>
          </table:table-cell>
          <table:table-cell table:style-name="ce1" office:value-type="float" office:value="3.04">
            <text:p>3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6730">
            <text:p>6046730</text:p>
          </table:table-cell>
          <table:table-cell office:value-type="float" office:value="88952345">
            <text:p>88952345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5185326840">
            <text:p>851853268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terooliväärtused ( üldkol 5,4 , LDL 3,05</text:p>
          </table:table-cell>
          <table:table-cell office:value-type="string">
            <text:p>LDL 3,05</text:p>
          </table:table-cell>
          <table:table-cell office:value-type="string">
            <text:p><text:s/>) , veresuhkur 6,5 ja tõstetud </text:p>
          </table:table-cell>
          <table:table-cell office:value-type="string">
            <text:p>LDL</text:p>
          </table:table-cell>
          <table:table-cell table:style-name="ce1" office:value-type="float" office:value="3.05">
            <text:p>3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9783">
            <text:p>23949783</text:p>
          </table:table-cell>
          <table:table-cell office:value-type="float" office:value="201605042">
            <text:p>201605042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673034868685">
            <text:p>673034868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0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3.08">
            <text:p>3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7720">
            <text:p>567720</text:p>
          </table:table-cell>
          <table:table-cell office:value-type="float" office:value="127419644">
            <text:p>127419644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20</text:p>
          </table:table-cell>
          <table:table-cell office:value-type="float" office:value="35176947582">
            <text:p>351769475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0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3.08">
            <text:p>3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7730">
            <text:p>23317730</text:p>
          </table:table-cell>
          <table:table-cell office:value-type="float" office:value="194605527">
            <text:p>194605527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30242864730">
            <text:p>30242864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0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3.09">
            <text:p>3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52622">
            <text:p>13152622</text:p>
          </table:table-cell>
          <table:table-cell office:value-type="float" office:value="202106834">
            <text:p>20210683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74962054921">
            <text:p>749620549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09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table:style-name="ce1" office:value-type="float" office:value="3.09">
            <text:p>3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7448">
            <text:p>2477448</text:p>
          </table:table-cell>
          <table:table-cell office:value-type="float" office:value="133633304">
            <text:p>133633304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23197942116">
            <text:p>231979421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6.08.201211 : 46 : 19 : LDL kolesterool 3.1 mmol/l</text:p>
          </table:table-cell>
          <table:table-cell office:value-type="string">
            <text:p>LDL kolesterool 3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8190">
            <text:p>20958190</text:p>
          </table:table-cell>
          <table:table-cell office:value-type="float" office:value="185296868">
            <text:p>185296868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98899579057">
            <text:p>98899579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0,88 kreat 65 tri 1,29 HDL 1,2 LDL 3,1</text:p>
          </table:table-cell>
          <table:table-cell office:value-type="string">
            <text:p>LDL 3,1</text:p>
          </table:table-cell>
          <table:table-cell office:value-type="string">
            <text:p><text:s/>kol 4,9 GFR 79 THYROXIN 50 mcg </text:p>
          </table:table-cell>
          <table:table-cell office:value-type="string">
            <text:p>LDL</text:p>
          </table:table-cell>
          <table:table-cell table:style-name="ce1" office:value-type="float" office:value="3.1">
            <text:p>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03060">
            <text:p>21103060</text:p>
          </table:table-cell>
          <table:table-cell office:value-type="float" office:value="174971864">
            <text:p>17497186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456735">
            <text:p>6730304567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Lisatud uuringutes LDL 3,10</text:p>
          </table:table-cell>
          <table:table-cell office:value-type="string">
            <text:p>s LDL 3,10</text:p>
          </table:table-cell>
          <table:table-cell office:value-type="string">
            <text:p><text:s/>HBA1C 7,3 %</text:p>
          </table:table-cell>
          <table:table-cell office:value-type="string">
            <text:p>s LDL</text:p>
          </table:table-cell>
          <table:table-cell table:style-name="ce1" office:value-type="float" office:value="3.1">
            <text:p>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8538">
            <text:p>17968538</text:p>
          </table:table-cell>
          <table:table-cell office:value-type="float" office:value="168046708">
            <text:p>16804670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56673730177">
            <text:p>566737301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4.03.201313 : 34 : LDL kolesterool 3.1 mmol/l</text:p>
          </table:table-cell>
          <table:table-cell office:value-type="string">
            <text:p>LDL kolesterool 3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2212">
            <text:p>6612212</text:p>
          </table:table-cell>
          <table:table-cell office:value-type="float" office:value="143572559">
            <text:p>143572559</text:p>
          </table:table-cell>
          <table:table-cell office:value-type="string">
            <text:p>2012-10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008385978">
            <text:p>690083859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5 , 4 , HDL 1 , 7 , LDL 3,1</text:p>
          </table:table-cell>
          <table:table-cell office:value-type="string">
            <text:p>LDL 3,1</text:p>
          </table:table-cell>
          <table:table-cell office:value-type="string">
            <text:p><text:s/>, TG 1,63 )</text:p>
          </table:table-cell>
          <table:table-cell office:value-type="string">
            <text:p>LDL</text:p>
          </table:table-cell>
          <table:table-cell table:style-name="ce1" office:value-type="float" office:value="3.1">
            <text:p>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1964">
            <text:p>18291964</text:p>
          </table:table-cell>
          <table:table-cell office:value-type="float" office:value="211584437">
            <text:p>211584437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396244">
            <text:p>6730303962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5.11.201316 : 28 : LDL kolesterool 3.1 mmol/l</text:p>
          </table:table-cell>
          <table:table-cell office:value-type="string">
            <text:p>LDL kolesterool 3.1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5493">
            <text:p>14905493</text:p>
          </table:table-cell>
          <table:table-cell office:value-type="float" office:value="207126483">
            <text:p>207126483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15682335570">
            <text:p>156823355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4,9 , trigl - 2.04 , HDL - 1,2 LDL - 3,1</text:p>
          </table:table-cell>
          <table:table-cell office:value-type="string">
            <text:p>LDL - 3,1</text:p>
          </table:table-cell>
          <table:table-cell office:value-type="string">
            <text:p><text:s/>RR 130/70 Cor - toonid regul , </text:p>
          </table:table-cell>
          <table:table-cell office:value-type="string">
            <text:p>LDL</text:p>
          </table:table-cell>
          <table:table-cell table:style-name="ce1" office:value-type="float" office:value="3.1">
            <text:p>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4479">
            <text:p>5114479</text:p>
          </table:table-cell>
          <table:table-cell office:value-type="float" office:value="137468648">
            <text:p>137468648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43936431806">
            <text:p>439364318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10 ( mmol/L</text:p>
          </table:table-cell>
          <table:table-cell office:value-type="string">
            <text:p><text:s/>)</text:p>
          </table:table-cell>
          <table:table-cell office:value-type="string">
            <text:p>S , P-LDL-Chol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2062">
            <text:p>6702062</text:p>
          </table:table-cell>
          <table:table-cell office:value-type="float" office:value="95686944">
            <text:p>95686944</text:p>
          </table:table-cell>
          <table:table-cell office:value-type="string">
            <text:p>2012-04-24</text:p>
          </table:table-cell>
          <table:table-cell office:value-type="string">
            <text:p>S</text:p>
          </table:table-cell>
          <table:table-cell office:value-type="string">
            <text:p>2012-04-03</text:p>
          </table:table-cell>
          <table:table-cell office:value-type="float" office:value="65782319347">
            <text:p>657823193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11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3.11">
            <text:p>3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52902">
            <text:p>7252902</text:p>
          </table:table-cell>
          <table:table-cell office:value-type="float" office:value="124539675">
            <text:p>124539675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1-11-29</text:p>
          </table:table-cell>
          <table:table-cell office:value-type="float" office:value="94988824190">
            <text:p>949888241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3.13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3.13">
            <text:p>3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0471">
            <text:p>21580471</text:p>
          </table:table-cell>
          <table:table-cell office:value-type="float" office:value="197552315">
            <text:p>197552315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18338269276">
            <text:p>18338269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sterooli vaba dieetiga CHL 4.70 LDL 3.13</text:p>
          </table:table-cell>
          <table:table-cell office:value-type="string">
            <text:p>LDL 3.13</text:p>
          </table:table-cell>
          <table:table-cell office:value-type="string">
            <text:p><text:s/>TG 1,17 mmol/l</text:p>
          </table:table-cell>
          <table:table-cell office:value-type="string">
            <text:p>LDL</text:p>
          </table:table-cell>
          <table:table-cell office:value-type="float" office:value="3.13">
            <text:p>3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14">
            <text:p>168114</text:p>
          </table:table-cell>
          <table:table-cell office:value-type="float" office:value="84616907">
            <text:p>84616907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06</text:p>
          </table:table-cell>
          <table:table-cell office:value-type="float" office:value="13298056560">
            <text:p>132980565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14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14">
            <text:p>3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7950">
            <text:p>18987950</text:p>
          </table:table-cell>
          <table:table-cell office:value-type="float" office:value="164265672">
            <text:p>164265672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411995">
            <text:p>6730304119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2.201314 : 38 : LDL-kolesterool 3.18 mmol/l</text:p>
          </table:table-cell>
          <table:table-cell office:value-type="string">
            <text:p>LDL-kolesterool 3.18 mmol/l</text:p>
          </table:table-cell>
          <table:table-cell/>
          <table:table-cell office:value-type="string">
            <text:p>LDL-kolesterool</text:p>
          </table:table-cell>
          <table:table-cell office:value-type="float" office:value="3.18">
            <text:p>3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9683">
            <text:p>16299683</text:p>
          </table:table-cell>
          <table:table-cell office:value-type="float" office:value="184601897">
            <text:p>184601897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17598992038">
            <text:p>175989920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L 0.83 ↓ ( 1.00 . 2.70 mmol/L ) LDL 3.20</text:p>
          </table:table-cell>
          <table:table-cell office:value-type="string">
            <text:p>LDL 3.20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5612">
            <text:p>19775612</text:p>
          </table:table-cell>
          <table:table-cell office:value-type="float" office:value="196167648">
            <text:p>196167648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3977524961">
            <text:p>239775249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9.201316 : 30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8891">
            <text:p>19058891</text:p>
          </table:table-cell>
          <table:table-cell office:value-type="float" office:value="205934596">
            <text:p>205934596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3030357707">
            <text:p>673030357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10.201317 : 29 : 37 : LDL kolesterool 3.2 mmol/l</text:p>
          </table:table-cell>
          <table:table-cell office:value-type="string">
            <text:p>LDL kolesterool 3.2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0765">
            <text:p>19160765</text:p>
          </table:table-cell>
          <table:table-cell office:value-type="float" office:value="180757743">
            <text:p>180757743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30316749">
            <text:p>673030316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7.05.201316 : 31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03000">
            <text:p>17903000</text:p>
          </table:table-cell>
          <table:table-cell office:value-type="float" office:value="203867996">
            <text:p>203867996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81285616451">
            <text:p>81285616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10.201316 : 32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8640">
            <text:p>18218640</text:p>
          </table:table-cell>
          <table:table-cell office:value-type="float" office:value="184855657">
            <text:p>18485565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37780192400">
            <text:p>377801924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06.201311 : 30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21050">
            <text:p>17621050</text:p>
          </table:table-cell>
          <table:table-cell office:value-type="float" office:value="183325734">
            <text:p>18332573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36294579579">
            <text:p>36294579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2.2013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1412">
            <text:p>16791412</text:p>
          </table:table-cell>
          <table:table-cell office:value-type="float" office:value="197706622">
            <text:p>197706622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9-09</text:p>
          </table:table-cell>
          <table:table-cell office:value-type="float" office:value="11198249293">
            <text:p>111982492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20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3106">
            <text:p>17593106</text:p>
          </table:table-cell>
          <table:table-cell office:value-type="float" office:value="181355276">
            <text:p>18135527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673030358200">
            <text:p>6730303582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12.201213 : 38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38569">
            <text:p>20838569</text:p>
          </table:table-cell>
          <table:table-cell office:value-type="float" office:value="195686970">
            <text:p>195686970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11710148215">
            <text:p>117101482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Chol 6,2 LDL 3,2</text:p>
          </table:table-cell>
          <table:table-cell office:value-type="string">
            <text:p>LDL 3,2</text:p>
          </table:table-cell>
          <table:table-cell office:value-type="string">
            <text:p><text:s/>Crea 68 GFR-79.6 .</text:p>
          </table:table-cell>
          <table:table-cell office:value-type="string">
            <text:p>LDL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7742">
            <text:p>18417742</text:p>
          </table:table-cell>
          <table:table-cell office:value-type="float" office:value="204954514">
            <text:p>20495451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95365931318">
            <text:p>95365931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2.10.201319 : 05 : LDL kolesterool 3.2 mmol/l</text:p>
          </table:table-cell>
          <table:table-cell office:value-type="string">
            <text:p>LDL kolesterool 3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39952">
            <text:p>7139952</text:p>
          </table:table-cell>
          <table:table-cell office:value-type="float" office:value="124148538">
            <text:p>124148538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66501598443">
            <text:p>665015984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22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22">
            <text:p>3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8692">
            <text:p>16518692</text:p>
          </table:table-cell>
          <table:table-cell office:value-type="float" office:value="165250224">
            <text:p>165250224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80652321490">
            <text:p>806523214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24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24">
            <text:p>3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3745">
            <text:p>16563745</text:p>
          </table:table-cell>
          <table:table-cell office:value-type="float" office:value="184771489">
            <text:p>184771489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84138342740">
            <text:p>841383427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24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24">
            <text:p>3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22048">
            <text:p>19722048</text:p>
          </table:table-cell>
          <table:table-cell office:value-type="float" office:value="194186332">
            <text:p>19418633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90576093715">
            <text:p>905760937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3.07.201310 : 36 : LDL-kolesterool 3.25 mmol/l</text:p>
          </table:table-cell>
          <table:table-cell office:value-type="string">
            <text:p>LDL-kolesterool 3.25 mmol/l</text:p>
          </table:table-cell>
          <table:table-cell/>
          <table:table-cell office:value-type="string">
            <text:p>LDL-kolesterool</text:p>
          </table:table-cell>
          <table:table-cell office:value-type="float" office:value="3.25">
            <text:p>3,2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41571">
            <text:p>14041571</text:p>
          </table:table-cell>
          <table:table-cell office:value-type="float" office:value="160352677">
            <text:p>16035267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10239316794">
            <text:p>102393167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26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office:value-type="float" office:value="3.26">
            <text:p>3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39547">
            <text:p>13539547</text:p>
          </table:table-cell>
          <table:table-cell office:value-type="float" office:value="166403006">
            <text:p>166403006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918491490">
            <text:p>749184914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- 3,28</text:p>
          </table:table-cell>
          <table:table-cell/>
          <table:table-cell office:value-type="string">
            <text:p>LDL</text:p>
          </table:table-cell>
          <table:table-cell office:value-type="float" office:value="3.28">
            <text:p>3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0875">
            <text:p>18550875</text:p>
          </table:table-cell>
          <table:table-cell office:value-type="float" office:value="215414743">
            <text:p>215414743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47625565446">
            <text:p>47625565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0.12.201315 : 00 : LDL kolesterool 3.3 mmol/l</text:p>
          </table:table-cell>
          <table:table-cell office:value-type="string">
            <text:p>LDL kolesterool 3.3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3">
            <text:p>3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8682">
            <text:p>18398682</text:p>
          </table:table-cell>
          <table:table-cell office:value-type="float" office:value="210927974">
            <text:p>210927974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73030380906">
            <text:p>673030380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11.201314 : 03 : LDL kolesterool 3.3 mmol/l</text:p>
          </table:table-cell>
          <table:table-cell office:value-type="string">
            <text:p>LDL kolesterool 3.3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3">
            <text:p>3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927">
            <text:p>1937927</text:p>
          </table:table-cell>
          <table:table-cell office:value-type="float" office:value="127639693">
            <text:p>127639693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91239284355">
            <text:p>912392843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06.2012 : LDL-kolesterool - 3,3</text:p>
          </table:table-cell>
          <table:table-cell office:value-type="string">
            <text:p>LDL-kolesterool - 3,3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35509">
            <text:p>3935509</text:p>
          </table:table-cell>
          <table:table-cell office:value-type="float" office:value="152675058">
            <text:p>152675058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604319228">
            <text:p>646043192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gx1 , kol 4,8mmol/l , HDL 1,3 , LDL3,3</text:p>
          </table:table-cell>
          <table:table-cell office:value-type="string">
            <text:p>LDL3,3</text:p>
          </table:table-cell>
          <table:table-cell office:value-type="string">
            <text:p>Tunneb rütmihäireid alates juuli</text:p>
          </table:table-cell>
          <table:table-cell office:value-type="string">
            <text:p>LDL</text:p>
          </table:table-cell>
          <table:table-cell table:style-name="ce1"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8952">
            <text:p>19968952</text:p>
          </table:table-cell>
          <table:table-cell office:value-type="float" office:value="179253788">
            <text:p>179253788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58743850146">
            <text:p>58743850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3.05.201311 : 52 : 24 : LDL kolesterool 3.3 mmol/l</text:p>
          </table:table-cell>
          <table:table-cell office:value-type="string">
            <text:p>LDL kolesterool 3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3">
            <text:p>3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9430">
            <text:p>2249430</text:p>
          </table:table-cell>
          <table:table-cell office:value-type="float" office:value="90295821">
            <text:p>90295821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83577053479">
            <text:p>835770534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3.201218 : 14 : 22 : LDL kolesterool 3.31 mmol/l</text:p>
          </table:table-cell>
          <table:table-cell office:value-type="string">
            <text:p>LDL kolesterool 3.31 mmol/l</text:p>
          </table:table-cell>
          <table:table-cell/>
          <table:table-cell office:value-type="string">
            <text:p>LDL kolesterool</text:p>
          </table:table-cell>
          <table:table-cell office:value-type="float" office:value="3.31">
            <text:p>3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4686">
            <text:p>8184686</text:p>
          </table:table-cell>
          <table:table-cell office:value-type="float" office:value="140916277">
            <text:p>140916277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14535340605">
            <text:p>1453534060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31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31">
            <text:p>3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3717">
            <text:p>22703717</text:p>
          </table:table-cell>
          <table:table-cell office:value-type="float" office:value="199269894">
            <text:p>19926989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673030585781">
            <text:p>673030585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43 ( 0.80 . 2.10 mmol/L ) LDL 3.33</text:p>
          </table:table-cell>
          <table:table-cell office:value-type="string">
            <text:p>LDL 3.33</text:p>
          </table:table-cell>
          <table:table-cell office:value-type="string">
            <text:p><text:s/>( 1.40 . 4.70 mmol/L ) Triglüts</text:p>
          </table:table-cell>
          <table:table-cell office:value-type="string">
            <text:p>LDL</text:p>
          </table:table-cell>
          <table:table-cell office:value-type="float" office:value="3.33">
            <text:p>3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5663">
            <text:p>16545663</text:p>
          </table:table-cell>
          <table:table-cell office:value-type="float" office:value="197251982">
            <text:p>197251982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2013-08-31</text:p>
          </table:table-cell>
          <table:table-cell office:value-type="float" office:value="673034490930">
            <text:p>6730344909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33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33">
            <text:p>3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66636">
            <text:p>4166636</text:p>
          </table:table-cell>
          <table:table-cell office:value-type="float" office:value="124143966">
            <text:p>124143966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88709538403">
            <text:p>88709538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ÜK 5,3 ; HDL 1,14 , LDL 3,34</text:p>
          </table:table-cell>
          <table:table-cell office:value-type="string">
            <text:p>LDL 3,34</text:p>
          </table:table-cell>
          <table:table-cell office:value-type="string">
            <text:p><text:s/>; TG 1,00 ; K 4,2 .</text:p>
          </table:table-cell>
          <table:table-cell office:value-type="string">
            <text:p>LDL</text:p>
          </table:table-cell>
          <table:table-cell office:value-type="float" office:value="3.34">
            <text:p>3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3349">
            <text:p>14583349</text:p>
          </table:table-cell>
          <table:table-cell office:value-type="float" office:value="157963884">
            <text:p>157963884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836510">
            <text:p>6730418365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,35</text:p>
          </table:table-cell>
          <table:table-cell/>
          <table:table-cell office:value-type="string">
            <text:p>ldl</text:p>
          </table:table-cell>
          <table:table-cell office:value-type="float" office:value="3.35">
            <text:p>3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63991">
            <text:p>17663991</text:p>
          </table:table-cell>
          <table:table-cell office:value-type="float" office:value="179692810">
            <text:p>179692810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412112">
            <text:p>673030412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kolest 4,5 ; HDL-kolest 0,79 ; LDL-kolest 3,35</text:p>
          </table:table-cell>
          <table:table-cell office:value-type="string">
            <text:p>LDL-kolest 3,35</text:p>
          </table:table-cell>
          <table:table-cell office:value-type="string">
            <text:p><text:s/>; Trig 1,8 ; ALT 31 ; AST 37 ; </text:p>
          </table:table-cell>
          <table:table-cell office:value-type="string">
            <text:p>LDL-kolest</text:p>
          </table:table-cell>
          <table:table-cell office:value-type="float" office:value="3.35">
            <text:p>3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98997">
            <text:p>11098997</text:p>
          </table:table-cell>
          <table:table-cell office:value-type="float" office:value="195175813">
            <text:p>195175813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8443">
            <text:p>6730303384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3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36">
            <text:p>3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33486">
            <text:p>11633486</text:p>
          </table:table-cell>
          <table:table-cell office:value-type="float" office:value="197272997">
            <text:p>197272997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8723819306">
            <text:p>687238193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36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36">
            <text:p>3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6759">
            <text:p>626759</text:p>
          </table:table-cell>
          <table:table-cell office:value-type="float" office:value="126783035">
            <text:p>126783035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19708379773">
            <text:p>197083797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36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36">
            <text:p>3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7159">
            <text:p>23307159</text:p>
          </table:table-cell>
          <table:table-cell office:value-type="float" office:value="212013092">
            <text:p>212013092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17952237272">
            <text:p>179522372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3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37">
            <text:p>3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6990">
            <text:p>706990</text:p>
          </table:table-cell>
          <table:table-cell office:value-type="float" office:value="80957623">
            <text:p>80957623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22118520736">
            <text:p>221185207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3.39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3.39">
            <text:p>3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550">
            <text:p>478550</text:p>
          </table:table-cell>
          <table:table-cell office:value-type="float" office:value="84611835">
            <text:p>84611835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84459883161">
            <text:p>844598831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39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3.39">
            <text:p>3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345">
            <text:p>2352345</text:p>
          </table:table-cell>
          <table:table-cell office:value-type="float" office:value="85278611">
            <text:p>85278611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129361838">
            <text:p>831293618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glükhemo 6,1 % , kolest 5,57 , LDL kolest 3,4</text:p>
          </table:table-cell>
          <table:table-cell office:value-type="string">
            <text:p>LDL kolest 3,4</text:p>
          </table:table-cell>
          <table:table-cell office:value-type="string">
            <text:p><text:s/>, transam , neerufn näitajad n</text:p>
          </table:table-cell>
          <table:table-cell office:value-type="string">
            <text:p>LDL kolest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4007">
            <text:p>18024007</text:p>
          </table:table-cell>
          <table:table-cell office:value-type="float" office:value="190458875">
            <text:p>190458875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969313246">
            <text:p>149693132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17 , k veri normis , kol 5.2 , ldl 3.4</text:p>
          </table:table-cell>
          <table:table-cell office:value-type="string">
            <text:p>ldl 3.4</text:p>
          </table:table-cell>
          <table:table-cell office:value-type="string">
            <text:p>k 4.7 , na 149.1 , kreat 71 , as</text:p>
          </table:table-cell>
          <table:table-cell office:value-type="string">
            <text:p>ldl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53755">
            <text:p>24553755</text:p>
          </table:table-cell>
          <table:table-cell office:value-type="float" office:value="218187354">
            <text:p>218187354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673030449950">
            <text:p>6730304499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CHL 5,7 LDl 3.4</text:p>
          </table:table-cell>
          <table:table-cell office:value-type="string">
            <text:p>LDl 3.4</text:p>
          </table:table-cell>
          <table:table-cell office:value-type="string">
            <text:p><text:s/>TG 2.4</text:p>
          </table:table-cell>
          <table:table-cell office:value-type="string">
            <text:p>LDl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9597">
            <text:p>19969597</text:p>
          </table:table-cell>
          <table:table-cell office:value-type="float" office:value="196862674">
            <text:p>19686267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379753106">
            <text:p>70379753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; HDL kolesterool 1.3 mmol/l ; LDL kolesterool 3.4 mmol/l</text:p>
          </table:table-cell>
          <table:table-cell office:value-type="string">
            <text:p>LDL kolesterool 3.4 mmol/l</text:p>
          </table:table-cell>
          <table:table-cell office:value-type="string">
            <text:p><text:s/>; Triglütseriidid 1.71 mmol/L ;</text:p>
          </table:table-cell>
          <table:table-cell office:value-type="string">
            <text:p>LDL kolesterool</text:p>
          </table:table-cell>
          <table:table-cell table:style-name="ce1"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7279">
            <text:p>19057279</text:p>
          </table:table-cell>
          <table:table-cell office:value-type="float" office:value="205301989">
            <text:p>205301989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38814864167">
            <text:p>38814864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kolesterool 3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2565">
            <text:p>16682565</text:p>
          </table:table-cell>
          <table:table-cell office:value-type="float" office:value="167971586">
            <text:p>167971586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office:value-type="string">
            <text:p>2013-03-13</text:p>
          </table:table-cell>
          <table:table-cell office:value-type="float" office:value="30721864261">
            <text:p>307218642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40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3.4">
            <text:p>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8829">
            <text:p>17068829</text:p>
          </table:table-cell>
          <table:table-cell office:value-type="float" office:value="164644738">
            <text:p>164644738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220359518">
            <text:p>67220359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2.201316 : 11 : LDL kolesterool 3.4 mmol/l</text:p>
          </table:table-cell>
          <table:table-cell office:value-type="string">
            <text:p>LDL kolesterool 3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6775">
            <text:p>746775</text:p>
          </table:table-cell>
          <table:table-cell office:value-type="float" office:value="90506268">
            <text:p>90506268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62869571935">
            <text:p>628695719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42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3.42">
            <text:p>3,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21923">
            <text:p>13221923</text:p>
          </table:table-cell>
          <table:table-cell office:value-type="float" office:value="173061702">
            <text:p>173061702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41543092553">
            <text:p>415430925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43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43">
            <text:p>3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09289">
            <text:p>4109289</text:p>
          </table:table-cell>
          <table:table-cell office:value-type="float" office:value="123459564">
            <text:p>123459564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13055631019">
            <text:p>130556310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44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44">
            <text:p>3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21250">
            <text:p>8121250</text:p>
          </table:table-cell>
          <table:table-cell office:value-type="float" office:value="147447625">
            <text:p>147447625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31680657978">
            <text:p>316806579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44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44">
            <text:p>3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0258">
            <text:p>2800258</text:p>
          </table:table-cell>
          <table:table-cell office:value-type="float" office:value="131265984">
            <text:p>131265984</text:p>
          </table:table-cell>
          <table:table-cell office:value-type="string">
            <text:p>2012-04-29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10848210799">
            <text:p>108482107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3.201217 : 54 : LDL kolesterool 3.45 mmol/l</text:p>
          </table:table-cell>
          <table:table-cell office:value-type="string">
            <text:p>LDL kolesterool 3.45 mmol/l</text:p>
          </table:table-cell>
          <table:table-cell/>
          <table:table-cell office:value-type="string">
            <text:p>LDL kolesterool</text:p>
          </table:table-cell>
          <table:table-cell office:value-type="float" office:value="3.45">
            <text:p>3,4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0549">
            <text:p>10890549</text:p>
          </table:table-cell>
          <table:table-cell office:value-type="float" office:value="210729973">
            <text:p>210729973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673047055551">
            <text:p>6730470555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4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47">
            <text:p>3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3592">
            <text:p>22003592</text:p>
          </table:table-cell>
          <table:table-cell office:value-type="float" office:value="213157233">
            <text:p>213157233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96476558131">
            <text:p>96476558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37 ( 0.80 . 2.10 mmol/L ) LDL 3.47</text:p>
          </table:table-cell>
          <table:table-cell office:value-type="string">
            <text:p>LDL 3.47</text:p>
          </table:table-cell>
          <table:table-cell office:value-type="string">
            <text:p><text:s/>( 1.40 . 4.70 mmol/L ) Triglüts</text:p>
          </table:table-cell>
          <table:table-cell office:value-type="string">
            <text:p>LDL</text:p>
          </table:table-cell>
          <table:table-cell office:value-type="float" office:value="3.47">
            <text:p>3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2000">
            <text:p>16862000</text:p>
          </table:table-cell>
          <table:table-cell office:value-type="float" office:value="199837994">
            <text:p>199837994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04</text:p>
          </table:table-cell>
          <table:table-cell office:value-type="float" office:value="87176793185">
            <text:p>871767931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47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47">
            <text:p>3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64565">
            <text:p>7664565</text:p>
          </table:table-cell>
          <table:table-cell office:value-type="float" office:value="80996328">
            <text:p>80996328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1-11-22</text:p>
          </table:table-cell>
          <table:table-cell office:value-type="float" office:value="51342473182">
            <text:p>513424731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3.47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3.47">
            <text:p>3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9834">
            <text:p>19469834</text:p>
          </table:table-cell>
          <table:table-cell office:value-type="float" office:value="189779770">
            <text:p>189779770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73035223355">
            <text:p>673035223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8.01.201315 : 13 : LDL kolesterool 3.5 mmol/l</text:p>
          </table:table-cell>
          <table:table-cell office:value-type="string">
            <text:p>LDL kolesterool 3.5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7628">
            <text:p>21127628</text:p>
          </table:table-cell>
          <table:table-cell office:value-type="float" office:value="210604795">
            <text:p>210604795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46574243508">
            <text:p>465742435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Chol-5,5 ; LDL-3,5</text:p>
          </table:table-cell>
          <table:table-cell office:value-type="string">
            <text:p>LDL-3,5</text:p>
          </table:table-cell>
          <table:table-cell office:value-type="string">
            <text:p><text:s/>; Hba1c 6,8 % ; Alb/crea suhe-0</text:p>
          </table:table-cell>
          <table:table-cell office:value-type="string">
            <text:p>LDL</text:p>
          </table:table-cell>
          <table:table-cell table:style-name="ce1" office:value-type="float" office:value="3.5">
            <text:p>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4546">
            <text:p>18544546</text:p>
          </table:table-cell>
          <table:table-cell office:value-type="float" office:value="177709428">
            <text:p>177709428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25729463889">
            <text:p>25729463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3.201316 : 32 : 15 : LDL kolesterool 3.5 mmol/l</text:p>
          </table:table-cell>
          <table:table-cell office:value-type="string">
            <text:p>LDL kolesterool 3.5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9428">
            <text:p>18439428</text:p>
          </table:table-cell>
          <table:table-cell office:value-type="float" office:value="197283877">
            <text:p>197283877</text:p>
          </table:table-cell>
          <table:table-cell office:value-type="string">
            <text:p>2011-11-30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21113666668">
            <text:p>211136666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3.11.201115 : 21 : LDL kolesterool 3.50 mmol/l</text:p>
          </table:table-cell>
          <table:table-cell office:value-type="string">
            <text:p>LDL kolesterool 3.50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8158">
            <text:p>20208158</text:p>
          </table:table-cell>
          <table:table-cell office:value-type="float" office:value="155800664">
            <text:p>155800664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309162">
            <text:p>673041309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1 - täna 5 , 9 mmol / l suurem LDL - 3,5 mmol / l</text:p>
          </table:table-cell>
          <table:table-cell office:value-type="string">
            <text:p>LDL - 3,5 mmol / l</text:p>
          </table:table-cell>
          <table:table-cell office:value-type="string">
            <text:p><text:s/>) Patsient 73 a v , tahab ravim</text:p>
          </table:table-cell>
          <table:table-cell office:value-type="string">
            <text:p>LD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338">
            <text:p>478338</text:p>
          </table:table-cell>
          <table:table-cell office:value-type="float" office:value="87166367">
            <text:p>87166367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11113991909">
            <text:p>111139919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hol 1.32 ( 0.80 . 2.10 mmol/L ) S , P-LDL-Chol 3.50</text:p>
          </table:table-cell>
          <table:table-cell office:value-type="string">
            <text:p>S , P-LDL-Chol 3.50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3.5">
            <text:p>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2513">
            <text:p>17442513</text:p>
          </table:table-cell>
          <table:table-cell office:value-type="float" office:value="208017576">
            <text:p>208017576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673030423462">
            <text:p>673030423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1.03.201313 : 22 : LDL kolesterool 3.5 mmol/l</text:p>
          </table:table-cell>
          <table:table-cell office:value-type="string">
            <text:p>LDL kolesterool 3.5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9533">
            <text:p>14919533</text:p>
          </table:table-cell>
          <table:table-cell office:value-type="float" office:value="172563238">
            <text:p>17256323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28851534224">
            <text:p>288515342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91 ( 0.80 . 2.10 mmol/L ) LDL 3.50</text:p>
          </table:table-cell>
          <table:table-cell office:value-type="string">
            <text:p>LDL 3.50</text:p>
          </table:table-cell>
          <table:table-cell office:value-type="string">
            <text:p><text:s/>( 1.20 . 4.30 mmol/L ) Triglüts</text:p>
          </table:table-cell>
          <table:table-cell office:value-type="string">
            <text:p>LDL</text:p>
          </table:table-cell>
          <table:table-cell table:style-name="ce1" office:value-type="float" office:value="3.5">
            <text:p>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2663">
            <text:p>2072663</text:p>
          </table:table-cell>
          <table:table-cell office:value-type="float" office:value="86071864">
            <text:p>86071864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67343060144">
            <text:p>673430601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3.201216 : 22 : 30 : LDL kolesterool 3.51 mmol/l</text:p>
          </table:table-cell>
          <table:table-cell office:value-type="string">
            <text:p>LDL kolesterool 3.51 mmol/l</text:p>
          </table:table-cell>
          <table:table-cell/>
          <table:table-cell office:value-type="string">
            <text:p>LDL kolesterool</text:p>
          </table:table-cell>
          <table:table-cell office:value-type="float" office:value="3.51">
            <text:p>3,5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166">
            <text:p>2146166</text:p>
          </table:table-cell>
          <table:table-cell office:value-type="float" office:value="86567256">
            <text:p>86567256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75109322484">
            <text:p>751093224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3.201216 : 19 : LDL kolesterool 3.52 mmol/l</text:p>
          </table:table-cell>
          <table:table-cell office:value-type="string">
            <text:p>LDL kolesterool 3.52 mmol/l</text:p>
          </table:table-cell>
          <table:table-cell/>
          <table:table-cell office:value-type="string">
            <text:p>LDL kolesterool</text:p>
          </table:table-cell>
          <table:table-cell office:value-type="float" office:value="3.52">
            <text:p>3,5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69968">
            <text:p>14169968</text:p>
          </table:table-cell>
          <table:table-cell office:value-type="float" office:value="201851341">
            <text:p>201851341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45259976">
            <text:p>6730452599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52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52">
            <text:p>3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8195">
            <text:p>19148195</text:p>
          </table:table-cell>
          <table:table-cell office:value-type="float" office:value="206067169">
            <text:p>206067169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4541">
            <text:p>673030344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vi analüüsides kõrgenenud ALT , LDL 3,53</text:p>
          </table:table-cell>
          <table:table-cell office:value-type="string">
            <text:p>LDL 3,53</text:p>
          </table:table-cell>
          <table:table-cell office:value-type="string">
            <text:p><text:s/>, CRP 9,84 , ASO 365 , D3-vit</text:p>
          </table:table-cell>
          <table:table-cell office:value-type="string">
            <text:p>LDL</text:p>
          </table:table-cell>
          <table:table-cell office:value-type="float" office:value="3.53">
            <text:p>3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451">
            <text:p>340451</text:p>
          </table:table-cell>
          <table:table-cell office:value-type="float" office:value="92269793">
            <text:p>92269793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207085175">
            <text:p>652070851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ides kolesterool 5,35 mmoo/l , LDL-kolesterool 3,53 mmol/l</text:p>
          </table:table-cell>
          <table:table-cell office:value-type="string">
            <text:p>LDL-kolesterool 3,53 mmol/l</text:p>
          </table:table-cell>
          <table:table-cell office:value-type="string">
            <text:p><text:s/>- lisatud raviskeemi Atorvastat</text:p>
          </table:table-cell>
          <table:table-cell office:value-type="string">
            <text:p>LDL-kolesterool</text:p>
          </table:table-cell>
          <table:table-cell office:value-type="float" office:value="3.53">
            <text:p>3,5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714">
            <text:p>144714</text:p>
          </table:table-cell>
          <table:table-cell office:value-type="float" office:value="141410465">
            <text:p>141410465</text:p>
          </table:table-cell>
          <table:table-cell office:value-type="string">
            <text:p>2012-09-14</text:p>
          </table:table-cell>
          <table:table-cell office:value-type="string">
            <text:p>S</text:p>
          </table:table-cell>
          <table:table-cell office:value-type="string">
            <text:p>2012-08-29</text:p>
          </table:table-cell>
          <table:table-cell office:value-type="float" office:value="14581323437">
            <text:p>145813234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terool - 5,3 , HDL kol - 1,08 , LDL kol - 3,54</text:p>
          </table:table-cell>
          <table:table-cell office:value-type="string">
            <text:p>LDL kol - 3,54</text:p>
          </table:table-cell>
          <table:table-cell office:value-type="string">
            <text:p><text:s/>, Tr - 1,40 , kilpnäärme hormoo</text:p>
          </table:table-cell>
          <table:table-cell office:value-type="string">
            <text:p>LDL kol</text:p>
          </table:table-cell>
          <table:table-cell office:value-type="float" office:value="3.54">
            <text:p>3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2424">
            <text:p>16472424</text:p>
          </table:table-cell>
          <table:table-cell office:value-type="float" office:value="193379544">
            <text:p>193379544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061773928">
            <text:p>910617739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54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54">
            <text:p>3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4980">
            <text:p>18974980</text:p>
          </table:table-cell>
          <table:table-cell office:value-type="float" office:value="217879961">
            <text:p>217879961</text:p>
          </table:table-cell>
          <table:table-cell office:value-type="string">
            <text:p>2013-12-22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39916298">
            <text:p>673039916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12.2013 : S-LDL 3.54 mmol/l</text:p>
          </table:table-cell>
          <table:table-cell office:value-type="string">
            <text:p>S-LDL 3.54 mmol/l</text:p>
          </table:table-cell>
          <table:table-cell office:value-type="string">
            <text:p><text:s/>[ norm 1.5 - 4.8 ]</text:p>
          </table:table-cell>
          <table:table-cell office:value-type="string">
            <text:p>S-LDL</text:p>
          </table:table-cell>
          <table:table-cell office:value-type="float" office:value="3.54">
            <text:p>3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23236">
            <text:p>19923236</text:p>
          </table:table-cell>
          <table:table-cell office:value-type="float" office:value="181417416">
            <text:p>18141741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5042498">
            <text:p>6730350424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3.201311 : 36 : LDL kolesterool 3.56 mmol/l</text:p>
          </table:table-cell>
          <table:table-cell office:value-type="string">
            <text:p>LDL kolesterool 3.56 mmol/l</text:p>
          </table:table-cell>
          <table:table-cell/>
          <table:table-cell office:value-type="string">
            <text:p>LDL kolesterool</text:p>
          </table:table-cell>
          <table:table-cell office:value-type="float" office:value="3.56">
            <text:p>3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2392">
            <text:p>22292392</text:p>
          </table:table-cell>
          <table:table-cell office:value-type="float" office:value="201671239">
            <text:p>20167123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673030508864">
            <text:p>673030508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5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56">
            <text:p>3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70767">
            <text:p>8170767</text:p>
          </table:table-cell>
          <table:table-cell office:value-type="float" office:value="137449300">
            <text:p>137449300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85724227349">
            <text:p>8572422734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56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56">
            <text:p>3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35849">
            <text:p>5135849</text:p>
          </table:table-cell>
          <table:table-cell office:value-type="float" office:value="144420097">
            <text:p>144420097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64793782320">
            <text:p>647937823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59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59">
            <text:p>3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4786">
            <text:p>19704786</text:p>
          </table:table-cell>
          <table:table-cell office:value-type="float" office:value="179725616">
            <text:p>179725616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30410091">
            <text:p>6730304100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5.201317 : 44 : LDL kolesterool 3.6 mmol/l</text:p>
          </table:table-cell>
          <table:table-cell office:value-type="string">
            <text:p>LDL kolesterool 3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6">
            <text:p>3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8084">
            <text:p>16898084</text:p>
          </table:table-cell>
          <table:table-cell office:value-type="float" office:value="181271346">
            <text:p>181271346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5-23</text:p>
          </table:table-cell>
          <table:table-cell office:value-type="float" office:value="673032375807">
            <text:p>6730323758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6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62">
            <text:p>3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8651">
            <text:p>12308651</text:p>
          </table:table-cell>
          <table:table-cell office:value-type="float" office:value="198161463">
            <text:p>198161463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57605131529">
            <text:p>576051315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6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62">
            <text:p>3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0448">
            <text:p>21600448</text:p>
          </table:table-cell>
          <table:table-cell office:value-type="float" office:value="191407331">
            <text:p>191407331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73030427848">
            <text:p>673030427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CHL 6.58 LDL 3.64</text:p>
          </table:table-cell>
          <table:table-cell office:value-type="string">
            <text:p>LDL 3.64</text:p>
          </table:table-cell>
          <table:table-cell office:value-type="string">
            <text:p><text:s/>Tg 2.7 mmol/l</text:p>
          </table:table-cell>
          <table:table-cell office:value-type="string">
            <text:p>LDL</text:p>
          </table:table-cell>
          <table:table-cell office:value-type="float" office:value="3.64">
            <text:p>3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6928">
            <text:p>17036928</text:p>
          </table:table-cell>
          <table:table-cell office:value-type="float" office:value="170815497">
            <text:p>170815497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06785">
            <text:p>673030406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4.201313 : 34 : LDL-kolesterool 3.65 mmol/l</text:p>
          </table:table-cell>
          <table:table-cell office:value-type="string">
            <text:p>LDL-kolesterool 3.65 mmol/l</text:p>
          </table:table-cell>
          <table:table-cell/>
          <table:table-cell office:value-type="string">
            <text:p>LDL-kolesterool</text:p>
          </table:table-cell>
          <table:table-cell office:value-type="float" office:value="3.65">
            <text:p>3,6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4510">
            <text:p>18674510</text:p>
          </table:table-cell>
          <table:table-cell office:value-type="float" office:value="162338172">
            <text:p>162338172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211132274">
            <text:p>482111322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* 12.02.2013 <text:s text:c="2"/>: chol 5,77 ldl 3,65</text:p>
          </table:table-cell>
          <table:table-cell office:value-type="string">
            <text:p>ldl 3,65</text:p>
          </table:table-cell>
          <table:table-cell office:value-type="string">
            <text:p><text:s/>, inr 1,53 , glühgb 5,9 , praeg</text:p>
          </table:table-cell>
          <table:table-cell office:value-type="string">
            <text:p>ldl</text:p>
          </table:table-cell>
          <table:table-cell office:value-type="float" office:value="3.65">
            <text:p>3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7961">
            <text:p>16777961</text:p>
          </table:table-cell>
          <table:table-cell office:value-type="float" office:value="187855273">
            <text:p>187855273</text:p>
          </table:table-cell>
          <table:table-cell office:value-type="string">
            <text:p>2013-07-11</text:p>
          </table:table-cell>
          <table:table-cell office:value-type="string">
            <text:p>S</text:p>
          </table:table-cell>
          <table:table-cell office:value-type="string">
            <text:p>2013-06-05</text:p>
          </table:table-cell>
          <table:table-cell office:value-type="float" office:value="673039239810">
            <text:p>6730392398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66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66">
            <text:p>3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1668">
            <text:p>16361668</text:p>
          </table:table-cell>
          <table:table-cell office:value-type="float" office:value="207073128">
            <text:p>207073128</text:p>
          </table:table-cell>
          <table:table-cell office:value-type="string">
            <text:p>2013-11-05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66424834805">
            <text:p>664248348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6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67">
            <text:p>3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0299">
            <text:p>18180299</text:p>
          </table:table-cell>
          <table:table-cell office:value-type="float" office:value="200364025">
            <text:p>200364025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326125">
            <text:p>6730303261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9.201317 : 48 : 27 : LDL kolesterool 3.7 mmol/l</text:p>
          </table:table-cell>
          <table:table-cell office:value-type="string">
            <text:p>LDL kolesterool 3.7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6374">
            <text:p>2216374</text:p>
          </table:table-cell>
          <table:table-cell office:value-type="float" office:value="84570127">
            <text:p>84570127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970226530">
            <text:p>169702265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N , kolesterool - 5,7 mmol/l , LDL - 3,7 mmol/l</text:p>
          </table:table-cell>
          <table:table-cell office:value-type="string">
            <text:p>LDL - 3,7 mmol/l</text:p>
          </table:table-cell>
          <table:table-cell office:value-type="string">
            <text:p><text:s/>, kreatiniin - 58 mikromol/l , </text:p>
          </table:table-cell>
          <table:table-cell office:value-type="string">
            <text:p>LD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9492">
            <text:p>18239492</text:p>
          </table:table-cell>
          <table:table-cell office:value-type="float" office:value="206890566">
            <text:p>20689056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72067299665">
            <text:p>72067299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30.10.201314 : 38 : LDL-kolesterool 3.7 mmol/l</text:p>
          </table:table-cell>
          <table:table-cell office:value-type="string">
            <text:p>LDL-kolesterool 3.7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69621">
            <text:p>17269621</text:p>
          </table:table-cell>
          <table:table-cell office:value-type="float" office:value="204845707">
            <text:p>204845707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77215532373">
            <text:p>77215532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1.10.201315 : 22 : LDL kolesterool 3.7 mmol/l</text:p>
          </table:table-cell>
          <table:table-cell office:value-type="string">
            <text:p>LDL kolesterool 3.7 mmol/l</text:p>
          </table:table-cell>
          <table:table-cell office:value-type="string">
            <text:p><text:s/>[ norm .. - 3.0 ]</text:p>
          </table:table-cell>
          <table:table-cell office:value-type="string">
            <text:p>LDL kolesteroo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0190">
            <text:p>11920190</text:p>
          </table:table-cell>
          <table:table-cell office:value-type="float" office:value="155395575">
            <text:p>155395575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33297494">
            <text:p>6730332974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CRP-2,4 ; chol -5,3;HDL-1,4 ; LDL-3,7</text:p>
          </table:table-cell>
          <table:table-cell office:value-type="string">
            <text:p>LDL-3,7</text:p>
          </table:table-cell>
          <table:table-cell office:value-type="string">
            <text:p>;tg-1,3;K+4,4 ; Na-150,6 ; glüko</text:p>
          </table:table-cell>
          <table:table-cell office:value-type="string">
            <text:p>LDL</text:p>
          </table:table-cell>
          <table:table-cell table:style-name="ce1" office:value-type="float" office:value="3.7">
            <text:p>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35803">
            <text:p>14735803</text:p>
          </table:table-cell>
          <table:table-cell office:value-type="float" office:value="206033744">
            <text:p>206033744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25164412034">
            <text:p>251644120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, HDL kolesterool 0.8 mmol/l , LDL kolesterool 3.7 mmol/l</text:p>
          </table:table-cell>
          <table:table-cell office:value-type="string">
            <text:p>LDL kolesterool 3.7 mmol/l</text:p>
          </table:table-cell>
          <table:table-cell office:value-type="string">
            <text:p><text:s/>, Triglütseriidid 1.28 mmol/L ,</text:p>
          </table:table-cell>
          <table:table-cell office:value-type="string">
            <text:p>LDL kolesterool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070">
            <text:p>2053070</text:p>
          </table:table-cell>
          <table:table-cell office:value-type="float" office:value="89970321">
            <text:p>89970321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36770027892">
            <text:p>367700278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4.201217 : 58 : LDL kolesterool 3.71 mmol/l</text:p>
          </table:table-cell>
          <table:table-cell office:value-type="string">
            <text:p>LDL kolesterool 3.71 mmol/l</text:p>
          </table:table-cell>
          <table:table-cell/>
          <table:table-cell office:value-type="string">
            <text:p>LDL kolesterool</text:p>
          </table:table-cell>
          <table:table-cell office:value-type="float" office:value="3.71">
            <text:p>3,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4511">
            <text:p>18704511</text:p>
          </table:table-cell>
          <table:table-cell office:value-type="float" office:value="192635485">
            <text:p>192635485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9627625">
            <text:p>673039627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01.201310 : 34 : LDL-Kolesterool 3.72 mmol/l</text:p>
          </table:table-cell>
          <table:table-cell office:value-type="string">
            <text:p>LDL-Kolesterool 3.72 mmol/l</text:p>
          </table:table-cell>
          <table:table-cell office:value-type="string">
            <text:p><text:s/>[ norm 2.00 - 5.30 ]</text:p>
          </table:table-cell>
          <table:table-cell office:value-type="string">
            <text:p>LDL-Kolesterool</text:p>
          </table:table-cell>
          <table:table-cell office:value-type="float" office:value="3.72">
            <text:p>3,7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374">
            <text:p>2065374</text:p>
          </table:table-cell>
          <table:table-cell office:value-type="float" office:value="89998330">
            <text:p>89998330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529045181">
            <text:p>585290451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 HDL kolesterool 1.45 mmol/l , LDL kolesterool 3.74 mmol/l</text:p>
          </table:table-cell>
          <table:table-cell office:value-type="string">
            <text:p>LDL kolesterool 3.74 mmol/l</text:p>
          </table:table-cell>
          <table:table-cell office:value-type="string">
            <text:p><text:s/>, Triglütseriidid 1.94 mmol/L ,</text:p>
          </table:table-cell>
          <table:table-cell office:value-type="string">
            <text:p>LDL kolesterool</text:p>
          </table:table-cell>
          <table:table-cell office:value-type="float" office:value="3.74">
            <text:p>3,7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71824">
            <text:p>3271824</text:p>
          </table:table-cell>
          <table:table-cell office:value-type="float" office:value="92554018">
            <text:p>92554018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15318931288">
            <text:p>153189312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Chol 6,0 ; HDL 1,45 ; LDL 3,76</text:p>
          </table:table-cell>
          <table:table-cell office:value-type="string">
            <text:p>LDL 3,76</text:p>
          </table:table-cell>
          <table:table-cell office:value-type="string">
            <text:p><text:s/>Kilpnäärme hormoonid on normis</text:p>
          </table:table-cell>
          <table:table-cell office:value-type="string">
            <text:p>LDL</text:p>
          </table:table-cell>
          <table:table-cell office:value-type="float" office:value="3.76">
            <text:p>3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09591">
            <text:p>23509591</text:p>
          </table:table-cell>
          <table:table-cell office:value-type="float" office:value="155397526">
            <text:p>155397526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46839831789">
            <text:p>468398317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2.02 ( 1.00 . 2.70 mmol/L ) LDL 3.77</text:p>
          </table:table-cell>
          <table:table-cell office:value-type="string">
            <text:p>LDL 3.77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3.77">
            <text:p>3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33725">
            <text:p>5233725</text:p>
          </table:table-cell>
          <table:table-cell office:value-type="float" office:value="147391356">
            <text:p>147391356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66489189486">
            <text:p>664891894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7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78">
            <text:p>3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0419">
            <text:p>16360419</text:p>
          </table:table-cell>
          <table:table-cell office:value-type="float" office:value="161729499">
            <text:p>161729499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office:value-type="string">
            <text:p>2013-01-06</text:p>
          </table:table-cell>
          <table:table-cell office:value-type="float" office:value="673043095612">
            <text:p>6730430956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7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78">
            <text:p>3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11312">
            <text:p>3711312</text:p>
          </table:table-cell>
          <table:table-cell office:value-type="float" office:value="142922469">
            <text:p>142922469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902623160">
            <text:p>12902623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 HbA1c-6.6 % trigl-2.0mmol/l , LDL-3.8 mmol/l</text:p>
          </table:table-cell>
          <table:table-cell office:value-type="string">
            <text:p>LDL-3.8 mmol/l</text:p>
          </table:table-cell>
          <table:table-cell office:value-type="string">
            <text:p><text:s/>kreat-108 mkmol/l , agl[koosuri</text:p>
          </table:table-cell>
          <table:table-cell office:value-type="string">
            <text:p>LD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66905">
            <text:p>7866905</text:p>
          </table:table-cell>
          <table:table-cell office:value-type="float" office:value="81817121">
            <text:p>81817121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362349286">
            <text:p>3336234928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* 07.11.2011 <text:s text:c="2"/>: kol 5.3 , ldl 3.8</text:p>
          </table:table-cell>
          <table:table-cell office:value-type="string">
            <text:p>ldl 3.8</text:p>
          </table:table-cell>
          <table:table-cell office:value-type="string">
            <text:p>-atorvast 10 mg</text:p>
          </table:table-cell>
          <table:table-cell office:value-type="string">
            <text:p>ldl</text:p>
          </table:table-cell>
          <table:table-cell table:style-name="ce1"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379">
            <text:p>1866379</text:p>
          </table:table-cell>
          <table:table-cell office:value-type="float" office:value="129581417">
            <text:p>129581417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27368710616">
            <text:p>273687106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07.201217 : 03 : LDL kolesterool 3.8 mmol/l</text:p>
          </table:table-cell>
          <table:table-cell office:value-type="string">
            <text:p>LDL kolesterool 3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1739">
            <text:p>12041739</text:p>
          </table:table-cell>
          <table:table-cell office:value-type="float" office:value="203394703">
            <text:p>203394703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500758">
            <text:p>6730305007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10.201313 : 13 : LDL kolesterool 3.8 mmol/l</text:p>
          </table:table-cell>
          <table:table-cell office:value-type="string">
            <text:p>LDL kolesterool 3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7855">
            <text:p>18757855</text:p>
          </table:table-cell>
          <table:table-cell office:value-type="float" office:value="181362385">
            <text:p>181362385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433434684">
            <text:p>52433434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eeruga 15.03.201317 : 34 : 50 : LDL kolesterool 3.8 mmol/l</text:p>
          </table:table-cell>
          <table:table-cell office:value-type="string">
            <text:p>LDL kolesterool 3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2282">
            <text:p>2552282</text:p>
          </table:table-cell>
          <table:table-cell office:value-type="float" office:value="144203417">
            <text:p>144203417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35486934732">
            <text:p>354869347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4.10.201217 : 16 : LDL kolesterool 3.8 mmol/l</text:p>
          </table:table-cell>
          <table:table-cell office:value-type="string">
            <text:p>LDL kolesterool 3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76810">
            <text:p>7676810</text:p>
          </table:table-cell>
          <table:table-cell office:value-type="float" office:value="85827358">
            <text:p>85827358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94840619893">
            <text:p>948406198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uhul Kolesterool 6 ; HDL 1,76 ; LDL3,81</text:p>
          </table:table-cell>
          <table:table-cell office:value-type="string">
            <text:p>LDL3,81</text:p>
          </table:table-cell>
          <table:table-cell office:value-type="string">
            <text:p><text:s/>; TG 1,7 ; Kreatiniin 76 ; urea</text:p>
          </table:table-cell>
          <table:table-cell office:value-type="string">
            <text:p>LDL</text:p>
          </table:table-cell>
          <table:table-cell office:value-type="float" office:value="3.81">
            <text:p>3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49831">
            <text:p>13449831</text:p>
          </table:table-cell>
          <table:table-cell office:value-type="float" office:value="183702018">
            <text:p>183702018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9662">
            <text:p>6730304896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ud on kolesterool 6 mmol/l ning LDL 3.82 mmol/l</text:p>
          </table:table-cell>
          <table:table-cell office:value-type="string">
            <text:p>LDL 3.82 mmol/l</text:p>
          </table:table-cell>
          <table:table-cell/>
          <table:table-cell office:value-type="string">
            <text:p>LDL</text:p>
          </table:table-cell>
          <table:table-cell office:value-type="float" office:value="3.82">
            <text:p>3,8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2907">
            <text:p>3102907</text:p>
          </table:table-cell>
          <table:table-cell office:value-type="float" office:value="121208032">
            <text:p>121208032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90261123786">
            <text:p>902611237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v a kolesterool kõrgem - 6,22 , LDL - 3,82</text:p>
          </table:table-cell>
          <table:table-cell office:value-type="string">
            <text:p>LDL - 3,82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3.82">
            <text:p>3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8585">
            <text:p>23218585</text:p>
          </table:table-cell>
          <table:table-cell office:value-type="float" office:value="191993711">
            <text:p>19199371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10215728141">
            <text:p>10215728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3 mmol/L ) HDL 1.01 ( mmol/L ) LDL 3.83 ( mmol/L</text:p>
          </table:table-cell>
          <table:table-cell office:value-type="string">
            <text:p>LDL 3.83 ( mmol/L</text:p>
          </table:table-cell>
          <table:table-cell office:value-type="string">
            <text:p><text:s/>) Triglütseriidid 2.64 ( mmol/L</text:p>
          </table:table-cell>
          <table:table-cell office:value-type="string">
            <text:p>LDL</text:p>
          </table:table-cell>
          <table:table-cell office:value-type="float" office:value="3.83">
            <text:p>3,8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30500">
            <text:p>22330500</text:p>
          </table:table-cell>
          <table:table-cell office:value-type="float" office:value="206164318">
            <text:p>206164318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51638440449">
            <text:p>516384404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sterool 6,6 mmol/l , HDL 2,44 ; LDL 3,84</text:p>
          </table:table-cell>
          <table:table-cell office:value-type="string">
            <text:p>LDL 3,84</text:p>
          </table:table-cell>
          <table:table-cell office:value-type="string">
            <text:p><text:s/>; TSH 1,54 mU/l</text:p>
          </table:table-cell>
          <table:table-cell office:value-type="string">
            <text:p>LDL</text:p>
          </table:table-cell>
          <table:table-cell office:value-type="float" office:value="3.84">
            <text:p>3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205">
            <text:p>1973205</text:p>
          </table:table-cell>
          <table:table-cell office:value-type="float" office:value="123903165">
            <text:p>123903165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085870404">
            <text:p>720858704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 kusihape N , kolest 5 , m64 , LDL 3,85</text:p>
          </table:table-cell>
          <table:table-cell office:value-type="string">
            <text:p>LDL 3,85</text:p>
          </table:table-cell>
          <table:table-cell office:value-type="string">
            <text:p><text:s/>, TG 2,3 , HDL N K N , vs 7,9 ,</text:p>
          </table:table-cell>
          <table:table-cell office:value-type="string">
            <text:p>LDL</text:p>
          </table:table-cell>
          <table:table-cell office:value-type="float" office:value="3.85">
            <text:p>3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7053">
            <text:p>8307053</text:p>
          </table:table-cell>
          <table:table-cell office:value-type="float" office:value="136348638">
            <text:p>136348638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84330419974">
            <text:p>843304199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3.8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3.88">
            <text:p>3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7657">
            <text:p>24527657</text:p>
          </table:table-cell>
          <table:table-cell office:value-type="float" office:value="191331473">
            <text:p>19133147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41927798195">
            <text:p>41927798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0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table:style-name="ce1"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04494">
            <text:p>19504494</text:p>
          </table:table-cell>
          <table:table-cell office:value-type="float" office:value="184988177">
            <text:p>18498817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565334244">
            <text:p>105653342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N , kolesterool - 5,9 mmol/l , LDL - 3,9 mmol/l</text:p>
          </table:table-cell>
          <table:table-cell office:value-type="string">
            <text:p>LDL - 3,9 mmol/l</text:p>
          </table:table-cell>
          <table:table-cell office:value-type="string">
            <text:p><text:s/>, kreatiniin - 62 urmol/l , kus</text:p>
          </table:table-cell>
          <table:table-cell office:value-type="string">
            <text:p>LDL</text:p>
          </table:table-cell>
          <table:table-cell table:style-name="ce1"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11868">
            <text:p>19211868</text:p>
          </table:table-cell>
          <table:table-cell office:value-type="float" office:value="212261867">
            <text:p>212261867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73030346363">
            <text:p>673030346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2.201316 : 18 : LDL kolesterool 3.9 mmol/l</text:p>
          </table:table-cell>
          <table:table-cell office:value-type="string">
            <text:p>LDL kolesterool 3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63705">
            <text:p>17363705</text:p>
          </table:table-cell>
          <table:table-cell office:value-type="float" office:value="191081137">
            <text:p>191081137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673032513143">
            <text:p>673032513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5.06.201318 : 45 : 35 : LDL kolesterool 3.9 mmol/l</text:p>
          </table:table-cell>
          <table:table-cell office:value-type="string">
            <text:p>LDL kolesterool 3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7436">
            <text:p>18167436</text:p>
          </table:table-cell>
          <table:table-cell office:value-type="float" office:value="212772249">
            <text:p>212772249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92301047555">
            <text:p>923010475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11.201313 : 24 : LDL 3.90 mmol/l</text:p>
          </table:table-cell>
          <table:table-cell office:value-type="string">
            <text:p>LDL 3.90 mmol/l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712">
            <text:p>1961712</text:p>
          </table:table-cell>
          <table:table-cell office:value-type="float" office:value="121934370">
            <text:p>121934370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98581176342">
            <text:p>985811763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; HDL kolesterool 1.51 mmol/l ; LDL kolesterool 3.93 mmol/l</text:p>
          </table:table-cell>
          <table:table-cell office:value-type="string">
            <text:p>LDL kolesterool 3.93 mmol/l</text:p>
          </table:table-cell>
          <table:table-cell office:value-type="string">
            <text:p><text:s/>; Triglütseriidid 0.98 mmol/L ;</text:p>
          </table:table-cell>
          <table:table-cell office:value-type="string">
            <text:p>LDL kolesterool</text:p>
          </table:table-cell>
          <table:table-cell office:value-type="float" office:value="3.93">
            <text:p>3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4361">
            <text:p>22714361</text:p>
          </table:table-cell>
          <table:table-cell office:value-type="float" office:value="163978702">
            <text:p>163978702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81000888576">
            <text:p>810008885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4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94">
            <text:p>3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03128">
            <text:p>17803128</text:p>
          </table:table-cell>
          <table:table-cell office:value-type="float" office:value="216321639">
            <text:p>216321639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86276243821">
            <text:p>86276243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12.201310 : 06 : LDL-kolesterool 3.95 mmol/l</text:p>
          </table:table-cell>
          <table:table-cell office:value-type="string">
            <text:p>LDL-kolesterool 3.95 mmol/l</text:p>
          </table:table-cell>
          <table:table-cell office:value-type="string">
            <text:p><text:s/>[ norm .. - 3.5 ]</text:p>
          </table:table-cell>
          <table:table-cell office:value-type="string">
            <text:p>LDL-kolesterool</text:p>
          </table:table-cell>
          <table:table-cell office:value-type="float" office:value="3.95">
            <text:p>3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75517">
            <text:p>10775517</text:p>
          </table:table-cell>
          <table:table-cell office:value-type="float" office:value="195421853">
            <text:p>195421853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218375881">
            <text:p>672183758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7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3.97">
            <text:p>3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4973">
            <text:p>19384973</text:p>
          </table:table-cell>
          <table:table-cell office:value-type="float" office:value="199821907">
            <text:p>199821907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3344">
            <text:p>673030363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7 , kolesterool 5,9 , HDL 1,1 , LDL 3,98</text:p>
          </table:table-cell>
          <table:table-cell office:value-type="string">
            <text:p>LDL 3,98</text:p>
          </table:table-cell>
          <table:table-cell office:value-type="string">
            <text:p><text:s/>, Tg 1,6 , kreatiniin 68 , uure</text:p>
          </table:table-cell>
          <table:table-cell office:value-type="string">
            <text:p>LDL</text:p>
          </table:table-cell>
          <table:table-cell office:value-type="float" office:value="3.98">
            <text:p>3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53741">
            <text:p>23053741</text:p>
          </table:table-cell>
          <table:table-cell office:value-type="float" office:value="199215994">
            <text:p>199215994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7041231856">
            <text:p>27041231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98">
            <text:p>3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0258">
            <text:p>16590258</text:p>
          </table:table-cell>
          <table:table-cell office:value-type="float" office:value="206806109">
            <text:p>206806109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66296797318">
            <text:p>662967973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98">
            <text:p>3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647">
            <text:p>1894647</text:p>
          </table:table-cell>
          <table:table-cell office:value-type="float" office:value="101316283">
            <text:p>101316283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50306764967">
            <text:p>503067649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5.201217 : 25 : LDL kolesterool 3.99 mmol/l</text:p>
          </table:table-cell>
          <table:table-cell office:value-type="string">
            <text:p>LDL kolesterool 3.99 mmol/l</text:p>
          </table:table-cell>
          <table:table-cell/>
          <table:table-cell office:value-type="string">
            <text:p>LDL kolesterool</text:p>
          </table:table-cell>
          <table:table-cell office:value-type="float" office:value="3.99">
            <text:p>3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77832">
            <text:p>23777832</text:p>
          </table:table-cell>
          <table:table-cell office:value-type="float" office:value="212495462">
            <text:p>212495462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38164357739">
            <text:p>38164357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2.20 ( 1.00 . 2.70 mmol/L ) fS , fP-LDL-Chol 3.99</text:p>
          </table:table-cell>
          <table:table-cell office:value-type="string">
            <text:p>fS , fP-LDL-Chol 3.99</text:p>
          </table:table-cell>
          <table:table-cell office:value-type="string">
            <text:p><text:s/>( 2.00 . 5.30 mmol/L ) fS , fP-</text:p>
          </table:table-cell>
          <table:table-cell office:value-type="string">
            <text:p>fS , fP-LDL-Chol</text:p>
          </table:table-cell>
          <table:table-cell office:value-type="float" office:value="3.99">
            <text:p>3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6229">
            <text:p>16786229</text:p>
          </table:table-cell>
          <table:table-cell office:value-type="float" office:value="184316770">
            <text:p>184316770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91440788258">
            <text:p>914407882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3.9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3.99">
            <text:p>3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29712">
            <text:p>2729712</text:p>
          </table:table-cell>
          <table:table-cell office:value-type="float" office:value="149582510">
            <text:p>14958251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345187364">
            <text:p>203451873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6.3 mmol/L min pos dünaamika ) LDL kolesterool 4.0 mmol/l</text:p>
          </table:table-cell>
          <table:table-cell office:value-type="string">
            <text:p>LDL kolesterool 4.0 mmol/l</text:p>
          </table:table-cell>
          <table:table-cell office:value-type="string">
            <text:p><text:s/>HDL kolesterool 1.3 mmol/l Trig</text:p>
          </table:table-cell>
          <table:table-cell office:value-type="string">
            <text:p>LDL kolesteroo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61292">
            <text:p>17561292</text:p>
          </table:table-cell>
          <table:table-cell office:value-type="float" office:value="163365415">
            <text:p>163365415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86156280923">
            <text:p>86156280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8.02.201317 : 27 : LDL kolesterool 4.0 mmol/l</text:p>
          </table:table-cell>
          <table:table-cell office:value-type="string">
            <text:p>LDL kolesterool 4.0 mmol/l</text:p>
          </table:table-cell>
          <table:table-cell/>
          <table:table-cell office:value-type="string">
            <text:p>LDL kolesteroo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0841">
            <text:p>19870841</text:p>
          </table:table-cell>
          <table:table-cell office:value-type="float" office:value="192234085">
            <text:p>19223408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73030505985">
            <text:p>6730305059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7.08.201316 : 51 : LDL kolesterool 4.0 mmol/l</text:p>
          </table:table-cell>
          <table:table-cell office:value-type="string">
            <text:p>LDL kolesterool 4.0 mmol/l</text:p>
          </table:table-cell>
          <table:table-cell/>
          <table:table-cell office:value-type="string">
            <text:p>LDL kolesteroo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2516">
            <text:p>11142516</text:p>
          </table:table-cell>
          <table:table-cell office:value-type="float" office:value="186489515">
            <text:p>186489515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22126071752">
            <text:p>221260717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op , ravi Kol - m6,0 HDL-1,0 , LDL - 4,0</text:p>
          </table:table-cell>
          <table:table-cell office:value-type="string">
            <text:p>LDL - 4,0</text:p>
          </table:table-cell>
          <table:table-cell office:value-type="string">
            <text:p><text:s/>, trigl - 2,43 ,</text:p>
          </table:table-cell>
          <table:table-cell office:value-type="string">
            <text:p>LDL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102">
            <text:p>805102</text:p>
          </table:table-cell>
          <table:table-cell office:value-type="float" office:value="152474178">
            <text:p>152474178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36315594328">
            <text:p>363155943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0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5562">
            <text:p>635562</text:p>
          </table:table-cell>
          <table:table-cell office:value-type="float" office:value="131429144">
            <text:p>131429144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6-29</text:p>
          </table:table-cell>
          <table:table-cell office:value-type="float" office:value="40293324561">
            <text:p>402933245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0.89 ( 0.80 . 2.10 mmol/L ) S , P-LDL-Chol 4.01</text:p>
          </table:table-cell>
          <table:table-cell office:value-type="string">
            <text:p>S , P-LDL-Chol 4.01</text:p>
          </table:table-cell>
          <table:table-cell office:value-type="string">
            <text:p><text:s/>( 1.40 . 4.70 mmol/L ) fS , fP-</text:p>
          </table:table-cell>
          <table:table-cell office:value-type="string">
            <text:p>S , P-LDL-Chol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1232">
            <text:p>13101232</text:p>
          </table:table-cell>
          <table:table-cell office:value-type="float" office:value="202519401">
            <text:p>202519401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413034">
            <text:p>6730304130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0.88 ( 0.80 . 2.10 mmol/L ) LDL 4.01</text:p>
          </table:table-cell>
          <table:table-cell office:value-type="string">
            <text:p>LDL 4.01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5437">
            <text:p>21015437</text:p>
          </table:table-cell>
          <table:table-cell office:value-type="float" office:value="164990871">
            <text:p>164990871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3979055416">
            <text:p>63979055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Kol 6,38 LDL 4,01</text:p>
          </table:table-cell>
          <table:table-cell office:value-type="string">
            <text:p>LDL 4,01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4649">
            <text:p>2144649</text:p>
          </table:table-cell>
          <table:table-cell office:value-type="float" office:value="85670705">
            <text:p>85670705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962093699">
            <text:p>739620936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44.18 , LDL 4.01</text:p>
          </table:table-cell>
          <table:table-cell office:value-type="string">
            <text:p>LDL 4.01</text:p>
          </table:table-cell>
          <table:table-cell office:value-type="string">
            <text:p><text:s/>, ü-kol 6.0 , i-Ca 1.14</text:p>
          </table:table-cell>
          <table:table-cell office:value-type="string">
            <text:p>LDL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142">
            <text:p>2278142</text:p>
          </table:table-cell>
          <table:table-cell office:value-type="float" office:value="88137011">
            <text:p>88137011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41464996171">
            <text:p>414649961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9.03.201213 : 10 : 42 : LDL kolesterool 4.02 mmol/l</text:p>
          </table:table-cell>
          <table:table-cell office:value-type="string">
            <text:p>LDL kolesterool 4.0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02">
            <text:p>4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3136">
            <text:p>16593136</text:p>
          </table:table-cell>
          <table:table-cell office:value-type="float" office:value="170434610">
            <text:p>170434610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866097368">
            <text:p>548660973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0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4.02">
            <text:p>4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9105">
            <text:p>2429105</text:p>
          </table:table-cell>
          <table:table-cell office:value-type="float" office:value="147335961">
            <text:p>147335961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576269614">
            <text:p>73576269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: N leid ; kolest-6,6 , TG-0,99;LDL-4,03</text:p>
          </table:table-cell>
          <table:table-cell office:value-type="string">
            <text:p>LDL-4,03</text:p>
          </table:table-cell>
          <table:table-cell office:value-type="string">
            <text:p><text:s/>; HDL-2,12 ; kreatiniin-69 ; su</text:p>
          </table:table-cell>
          <table:table-cell office:value-type="string">
            <text:p>LDL</text:p>
          </table:table-cell>
          <table:table-cell table:style-name="ce1" office:value-type="float" office:value="4.03">
            <text:p>4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6749">
            <text:p>5126749</text:p>
          </table:table-cell>
          <table:table-cell office:value-type="float" office:value="132081168">
            <text:p>132081168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97417793627">
            <text:p>974177936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04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4.04">
            <text:p>4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22053">
            <text:p>9922053</text:p>
          </table:table-cell>
          <table:table-cell office:value-type="float" office:value="186024487">
            <text:p>186024487</text:p>
          </table:table-cell>
          <table:table-cell office:value-type="string">
            <text:p>2013-06-29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32952825319">
            <text:p>329528253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-LDL-Chol 4,05 mmol/l</text:p>
          </table:table-cell>
          <table:table-cell/>
          <table:table-cell office:value-type="string">
            <text:p>S-LDL-Chol</text:p>
          </table:table-cell>
          <table:table-cell table:style-name="ce1" office:value-type="float" office:value="4.05">
            <text:p>4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46528">
            <text:p>3246528</text:p>
          </table:table-cell>
          <table:table-cell office:value-type="float" office:value="81097011">
            <text:p>81097011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12836015403">
            <text:p>12836015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ur &lt; 3;Crea ur-5,4;Chol-6,03 , LDL-4,05</text:p>
          </table:table-cell>
          <table:table-cell office:value-type="string">
            <text:p>LDL-4,05</text:p>
          </table:table-cell>
          <table:table-cell office:value-type="string">
            <text:p>;TR 2,19!Crea-63 ;</text:p>
          </table:table-cell>
          <table:table-cell office:value-type="string">
            <text:p>LDL</text:p>
          </table:table-cell>
          <table:table-cell table:style-name="ce1" office:value-type="float" office:value="4.05">
            <text:p>4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1391">
            <text:p>4941391</text:p>
          </table:table-cell>
          <table:table-cell office:value-type="float" office:value="136379880">
            <text:p>136379880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96301453212">
            <text:p>963014532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06 ( mmol/L</text:p>
          </table:table-cell>
          <table:table-cell office:value-type="string">
            <text:p><text:s/>)</text:p>
          </table:table-cell>
          <table:table-cell office:value-type="string">
            <text:p>S , P-LDL-Chol</text:p>
          </table:table-cell>
          <table:table-cell table:style-name="ce1" office:value-type="float" office:value="4.06">
            <text:p>4,0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6753">
            <text:p>2666753</text:p>
          </table:table-cell>
          <table:table-cell office:value-type="float" office:value="148697600">
            <text:p>148697600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738120083">
            <text:p>767381200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-Kolesterool 4.06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4.06">
            <text:p>4,0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7385">
            <text:p>16927385</text:p>
          </table:table-cell>
          <table:table-cell office:value-type="float" office:value="157587570">
            <text:p>157587570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office:value-type="string">
            <text:p>2013-01-04</text:p>
          </table:table-cell>
          <table:table-cell office:value-type="float" office:value="673039075683">
            <text:p>6730390756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0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4.07">
            <text:p>4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80386">
            <text:p>11880386</text:p>
          </table:table-cell>
          <table:table-cell office:value-type="float" office:value="200864580">
            <text:p>200864580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56786090708">
            <text:p>567860907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0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4.08">
            <text:p>4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49533">
            <text:p>13249533</text:p>
          </table:table-cell>
          <table:table-cell office:value-type="float" office:value="160408944">
            <text:p>160408944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29678518342">
            <text:p>296785183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2.31 ( 1.00 . 2.70 mmol/L ) LDL 4.09</text:p>
          </table:table-cell>
          <table:table-cell office:value-type="string">
            <text:p>LDL 4.09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table:style-name="ce1" office:value-type="float" office:value="4.09">
            <text:p>4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73651">
            <text:p>3073651</text:p>
          </table:table-cell>
          <table:table-cell office:value-type="float" office:value="94308752">
            <text:p>94308752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70031033495">
            <text:p>700310334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ed kõrgenenud üldkol 7,2 mmol/L LDL 4,1</text:p>
          </table:table-cell>
          <table:table-cell office:value-type="string">
            <text:p>LDL 4,1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1">
            <text:p>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1093">
            <text:p>2661093</text:p>
          </table:table-cell>
          <table:table-cell office:value-type="float" office:value="149008172">
            <text:p>149008172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478334816">
            <text:p>914783348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6,4 + LDL 4,1</text:p>
          </table:table-cell>
          <table:table-cell office:value-type="string">
            <text:p>LDL 4,1</text:p>
          </table:table-cell>
          <table:table-cell office:value-type="string">
            <text:p><text:s/>+ triglüts</text:p>
          </table:table-cell>
          <table:table-cell office:value-type="string">
            <text:p>LDL</text:p>
          </table:table-cell>
          <table:table-cell table:style-name="ce1" office:value-type="float" office:value="4.1">
            <text:p>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31282">
            <text:p>21331282</text:p>
          </table:table-cell>
          <table:table-cell office:value-type="float" office:value="207110136">
            <text:p>20711013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145053093">
            <text:p>231450530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tia lipidi Kol - 6.1 mmol / l , LDL - 4.1mmol / l</text:p>
          </table:table-cell>
          <table:table-cell office:value-type="string">
            <text:p>LDL - 4.1mmol / l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677">
            <text:p>1951677</text:p>
          </table:table-cell>
          <table:table-cell office:value-type="float" office:value="122636582">
            <text:p>122636582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95108296237">
            <text:p>951082962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4.201214 : 54 : LDL kolesterool 4.10 mmol/l</text:p>
          </table:table-cell>
          <table:table-cell office:value-type="string">
            <text:p>LDL kolesterool 4.10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3690">
            <text:p>18773690</text:p>
          </table:table-cell>
          <table:table-cell office:value-type="float" office:value="195157219">
            <text:p>195157219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73854446395">
            <text:p>73854446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10.201212 : 59 : LDL kolesterool 4.1 mmol/l</text:p>
          </table:table-cell>
          <table:table-cell office:value-type="string">
            <text:p>LDL kolesterool 4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2764">
            <text:p>22072764</text:p>
          </table:table-cell>
          <table:table-cell office:value-type="float" office:value="169028195">
            <text:p>16902819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40428782527">
            <text:p>40428782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49 ( 0.80 . 2.10 mmol/L ) LDL 4.12</text:p>
          </table:table-cell>
          <table:table-cell office:value-type="string">
            <text:p>LDL 4.12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table:style-name="ce1" office:value-type="float" office:value="4.12">
            <text:p>4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219">
            <text:p>2331219</text:p>
          </table:table-cell>
          <table:table-cell office:value-type="float" office:value="83503956">
            <text:p>83503956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64742812158">
            <text:p>647428121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1.2012 LDL - Kolesterool 4,12 mmol/l</text:p>
          </table:table-cell>
          <table:table-cell office:value-type="string">
            <text:p>LDL - Kolesterool 4,12 mmol/l</text:p>
          </table:table-cell>
          <table:table-cell office:value-type="string">
            <text:p><text:s/>2-5,3</text:p>
          </table:table-cell>
          <table:table-cell office:value-type="string">
            <text:p>LDL - Kolesterool</text:p>
          </table:table-cell>
          <table:table-cell table:style-name="ce1" office:value-type="float" office:value="4.12">
            <text:p>4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1406">
            <text:p>4461406</text:p>
          </table:table-cell>
          <table:table-cell office:value-type="float" office:value="81645215">
            <text:p>81645215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11333252664">
            <text:p>11333252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13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4.13">
            <text:p>4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5054">
            <text:p>6865054</text:p>
          </table:table-cell>
          <table:table-cell office:value-type="float" office:value="139375966">
            <text:p>139375966</text:p>
          </table:table-cell>
          <table:table-cell office:value-type="string">
            <text:p>2012-09-22</text:p>
          </table:table-cell>
          <table:table-cell office:value-type="string">
            <text:p>S</text:p>
          </table:table-cell>
          <table:table-cell office:value-type="string">
            <text:p>2012-09-18</text:p>
          </table:table-cell>
          <table:table-cell office:value-type="float" office:value="44712643852">
            <text:p>447126438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13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4.13">
            <text:p>4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53133">
            <text:p>22953133</text:p>
          </table:table-cell>
          <table:table-cell office:value-type="float" office:value="196574989">
            <text:p>196574989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34667015618">
            <text:p>34667015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,13</text:p>
          </table:table-cell>
          <table:table-cell/>
          <table:table-cell office:value-type="string">
            <text:p>LDL</text:p>
          </table:table-cell>
          <table:table-cell office:value-type="float" office:value="4.13">
            <text:p>4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8564">
            <text:p>2358564</text:p>
          </table:table-cell>
          <table:table-cell office:value-type="float" office:value="83059964">
            <text:p>83059964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289275292">
            <text:p>982892752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l/L , Kolesterool 5.78 mmol/L , LDL kolesterool 4.14 mmol/l</text:p>
          </table:table-cell>
          <table:table-cell office:value-type="string">
            <text:p>LDL kolesterool 4.14 mmol/l</text:p>
          </table:table-cell>
          <table:table-cell office:value-type="string">
            <text:p><text:s/>, HDL kolesterool 1.15 mmol/l ,</text:p>
          </table:table-cell>
          <table:table-cell office:value-type="string">
            <text:p>LDL kolesterool</text:p>
          </table:table-cell>
          <table:table-cell office:value-type="float" office:value="4.14">
            <text:p>4,1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0469">
            <text:p>20390469</text:p>
          </table:table-cell>
          <table:table-cell office:value-type="float" office:value="185298722">
            <text:p>185298722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3402754908">
            <text:p>634027549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ape 329 ALT 14 kol 6,8 HDL 2,25 LDL 4,14</text:p>
          </table:table-cell>
          <table:table-cell office:value-type="string">
            <text:p>LDL 4,14</text:p>
          </table:table-cell>
          <table:table-cell office:value-type="string">
            <text:p><text:s/>tri 1,05 GFR 94,5 kreat 64 Na 1</text:p>
          </table:table-cell>
          <table:table-cell office:value-type="string">
            <text:p>LDL</text:p>
          </table:table-cell>
          <table:table-cell office:value-type="float" office:value="4.14">
            <text:p>4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3753">
            <text:p>12463753</text:p>
          </table:table-cell>
          <table:table-cell office:value-type="float" office:value="155393749">
            <text:p>155393749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57062063480">
            <text:p>570620634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75 ( 1.00 . 2.70 mmol/L ) LDL 4.15</text:p>
          </table:table-cell>
          <table:table-cell office:value-type="string">
            <text:p>LDL 4.15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4.15">
            <text:p>4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58725">
            <text:p>4558725</text:p>
          </table:table-cell>
          <table:table-cell office:value-type="float" office:value="80968211">
            <text:p>80968211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office:value-type="string">
            <text:p>2011-10-31</text:p>
          </table:table-cell>
          <table:table-cell office:value-type="float" office:value="57129487374">
            <text:p>571294873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4.17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4.17">
            <text:p>4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71225">
            <text:p>24071225</text:p>
          </table:table-cell>
          <table:table-cell office:value-type="float" office:value="177621695">
            <text:p>177621695</text:p>
          </table:table-cell>
          <table:table-cell office:value-type="string">
            <text:p>2010-11-28</text:p>
          </table:table-cell>
          <table:table-cell office:value-type="string">
            <text:p>A</text:p>
          </table:table-cell>
          <table:table-cell office:value-type="string">
            <text:p>2010-11-22</text:p>
          </table:table-cell>
          <table:table-cell office:value-type="float" office:value="43750085591">
            <text:p>43750085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fS , fP-LDL-Chol 4.18</text:p>
          </table:table-cell>
          <table:table-cell office:value-type="string">
            <text:p><text:s/>( 2.00 . 5.30 mmol/L )</text:p>
          </table:table-cell>
          <table:table-cell office:value-type="string">
            <text:p>fS , fP-LDL-Chol</text:p>
          </table:table-cell>
          <table:table-cell office:value-type="float" office:value="4.18">
            <text:p>4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2096">
            <text:p>16382096</text:p>
          </table:table-cell>
          <table:table-cell office:value-type="float" office:value="169491112">
            <text:p>169491112</text:p>
          </table:table-cell>
          <table:table-cell office:value-type="string">
            <text:p>2013-03-30</text:p>
          </table:table-cell>
          <table:table-cell office:value-type="string">
            <text:p>S</text:p>
          </table:table-cell>
          <table:table-cell office:value-type="string">
            <text:p>2013-02-12</text:p>
          </table:table-cell>
          <table:table-cell office:value-type="float" office:value="66942480740">
            <text:p>669424807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1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19">
            <text:p>4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5933">
            <text:p>18295933</text:p>
          </table:table-cell>
          <table:table-cell office:value-type="float" office:value="202152370">
            <text:p>20215237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9458831440">
            <text:p>69458831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: 05 : Kolesterool 5.9 mmol/L ; LDL kolesterool 4.2 mmol/l</text:p>
          </table:table-cell>
          <table:table-cell office:value-type="string">
            <text:p>LDL kolesterool 4.2 mmol/l</text:p>
          </table:table-cell>
          <table:table-cell office:value-type="string">
            <text:p><text:s/>; HDL kolesterool 1.0 mmol/l ; </text:p>
          </table:table-cell>
          <table:table-cell office:value-type="string">
            <text:p>LDL kolesteroo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12506">
            <text:p>12212506</text:p>
          </table:table-cell>
          <table:table-cell office:value-type="float" office:value="178143415">
            <text:p>178143415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74346976251">
            <text:p>743469762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eet , kõrge kolesterool - 6,5 , LDL - 4,2</text:p>
          </table:table-cell>
          <table:table-cell office:value-type="string">
            <text:p>LDL - 4,2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4416">
            <text:p>19664416</text:p>
          </table:table-cell>
          <table:table-cell office:value-type="float" office:value="158480023">
            <text:p>158480023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73920243666">
            <text:p>739202436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1.201313 : 19 : LDL kolesterool 4.2 mmol/l</text:p>
          </table:table-cell>
          <table:table-cell office:value-type="string">
            <text:p>LDL kolesterool 4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104">
            <text:p>611104</text:p>
          </table:table-cell>
          <table:table-cell office:value-type="float" office:value="90028444">
            <text:p>90028444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73051498176">
            <text:p>730514981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20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41942">
            <text:p>18741942</text:p>
          </table:table-cell>
          <table:table-cell office:value-type="float" office:value="180174151">
            <text:p>180174151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88267420269">
            <text:p>882674202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5.201313 : 24 : LDL kolesterool 4.2 mmol/l</text:p>
          </table:table-cell>
          <table:table-cell office:value-type="string">
            <text:p>LDL kolesterool 4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0450">
            <text:p>5310450</text:p>
          </table:table-cell>
          <table:table-cell office:value-type="float" office:value="95223477">
            <text:p>9522347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765498472">
            <text:p>527654984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) mmol/l , HDL - 1,27 mmol/l , LDL - 4,2 mmol/l</text:p>
          </table:table-cell>
          <table:table-cell office:value-type="string">
            <text:p>LDL - 4,2 mmol/l</text:p>
          </table:table-cell>
          <table:table-cell office:value-type="string">
            <text:p><text:s/>, glukoosae-5,2 mmol/l</text:p>
          </table:table-cell>
          <table:table-cell office:value-type="string">
            <text:p>LD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7641">
            <text:p>17197641</text:p>
          </table:table-cell>
          <table:table-cell office:value-type="float" office:value="197306849">
            <text:p>197306849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80259655899">
            <text:p>802596558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9.201316 : 23 : LDL kolesterool 4.2 mmol/l</text:p>
          </table:table-cell>
          <table:table-cell office:value-type="string">
            <text:p>LDL kolesterool 4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4880">
            <text:p>17974880</text:p>
          </table:table-cell>
          <table:table-cell office:value-type="float" office:value="182783579">
            <text:p>182783579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39459">
            <text:p>673030439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6.201318 : 03 : 36 : LDL kolesterool 4.2 mmol/l</text:p>
          </table:table-cell>
          <table:table-cell office:value-type="string">
            <text:p>LDL kolesterool 4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60565">
            <text:p>3360565</text:p>
          </table:table-cell>
          <table:table-cell office:value-type="float" office:value="89392049">
            <text:p>89392049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78637922837">
            <text:p>786379228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 HbA1C 7,7 % kol 6,22 HDL 0,98 LDL 4,21</text:p>
          </table:table-cell>
          <table:table-cell office:value-type="string">
            <text:p>LDL 4,21</text:p>
          </table:table-cell>
          <table:table-cell office:value-type="string">
            <text:p><text:s/>kreat 59 VS 11,56</text:p>
          </table:table-cell>
          <table:table-cell office:value-type="string">
            <text:p>LDL</text:p>
          </table:table-cell>
          <table:table-cell office:value-type="float" office:value="4.21">
            <text:p>4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35503">
            <text:p>24535503</text:p>
          </table:table-cell>
          <table:table-cell office:value-type="float" office:value="160355172">
            <text:p>160355172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9642366">
            <text:p>673039642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23 ( 1.00 . 2.70 mmol/L ) LDL 4.24</text:p>
          </table:table-cell>
          <table:table-cell office:value-type="string">
            <text:p>LDL 4.24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4.24">
            <text:p>4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5131">
            <text:p>10445131</text:p>
          </table:table-cell>
          <table:table-cell office:value-type="float" office:value="201821604">
            <text:p>201821604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2013-09-30</text:p>
          </table:table-cell>
          <table:table-cell office:value-type="float" office:value="19359237563">
            <text:p>1935923756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25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25">
            <text:p>4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7427">
            <text:p>16577427</text:p>
          </table:table-cell>
          <table:table-cell office:value-type="float" office:value="164892331">
            <text:p>164892331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70138352633">
            <text:p>701383526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25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25">
            <text:p>4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2499">
            <text:p>23812499</text:p>
          </table:table-cell>
          <table:table-cell office:value-type="float" office:value="165457747">
            <text:p>165457747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320938">
            <text:p>6730303209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25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4.25">
            <text:p>4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3603">
            <text:p>18813603</text:p>
          </table:table-cell>
          <table:table-cell office:value-type="float" office:value="175860056">
            <text:p>175860056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93901811342">
            <text:p>93901811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03.201314 : 49 : LDL-kolesterool 4.29 mmol/l</text:p>
          </table:table-cell>
          <table:table-cell office:value-type="string">
            <text:p>LDL-kolesterool 4.29 mmol/l</text:p>
          </table:table-cell>
          <table:table-cell/>
          <table:table-cell office:value-type="string">
            <text:p>LDL-kolesterool</text:p>
          </table:table-cell>
          <table:table-cell office:value-type="float" office:value="4.29">
            <text:p>4,2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220">
            <text:p>2209220</text:p>
          </table:table-cell>
          <table:table-cell office:value-type="float" office:value="87112952">
            <text:p>87112952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125076949">
            <text:p>531250769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- 5,8 mmo/l , LDL - 4,3 mmol/l</text:p>
          </table:table-cell>
          <table:table-cell office:value-type="string">
            <text:p>LDL - 4,3 mmol/l</text:p>
          </table:table-cell>
          <table:table-cell office:value-type="string">
            <text:p><text:s/>, kreatiniin - 66 urmol/l , AST</text:p>
          </table:table-cell>
          <table:table-cell office:value-type="string">
            <text:p>LD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51653">
            <text:p>17151653</text:p>
          </table:table-cell>
          <table:table-cell office:value-type="float" office:value="171320951">
            <text:p>171320951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51631228915">
            <text:p>516312289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04.201316 : 24 : 53 : LDL kolesterool 4.3 mmol/l</text:p>
          </table:table-cell>
          <table:table-cell office:value-type="string">
            <text:p>LDL kolesterool 4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80063">
            <text:p>17680063</text:p>
          </table:table-cell>
          <table:table-cell office:value-type="float" office:value="174967373">
            <text:p>174967373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30567953">
            <text:p>673030567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4.201314 : 10 : LDL kolesterool 4.3 mmol/l</text:p>
          </table:table-cell>
          <table:table-cell office:value-type="string">
            <text:p>LDL kolesterool 4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8104">
            <text:p>19868104</text:p>
          </table:table-cell>
          <table:table-cell office:value-type="float" office:value="199959209">
            <text:p>199959209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354237">
            <text:p>673030354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9.201311 : 00 : LDL kolesterool 4.3 mmol/l</text:p>
          </table:table-cell>
          <table:table-cell office:value-type="string">
            <text:p>LDL kolesterool 4.3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9705">
            <text:p>18449705</text:p>
          </table:table-cell>
          <table:table-cell office:value-type="float" office:value="177865970">
            <text:p>177865970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9467">
            <text:p>6730305194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; HDL kolesterool 1.4 mmol/l ; LDL kolesterool 4.3 mmol/l</text:p>
          </table:table-cell>
          <table:table-cell office:value-type="string">
            <text:p>LDL kolesterool 4.3 mmol/l</text:p>
          </table:table-cell>
          <table:table-cell office:value-type="string">
            <text:p><text:s/>; Triglütseriidid 1.56 mmol/L ;</text:p>
          </table:table-cell>
          <table:table-cell office:value-type="string">
            <text:p>LDL kolesteroo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45426">
            <text:p>10245426</text:p>
          </table:table-cell>
          <table:table-cell office:value-type="float" office:value="205466296">
            <text:p>205466296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177960103">
            <text:p>721779601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nud üldkolesterool 5,6mmol/l ja LDL kolesterool 4,30 mmol/l</text:p>
          </table:table-cell>
          <table:table-cell office:value-type="string">
            <text:p>LDL kolesterool 4,30 mmol/l</text:p>
          </table:table-cell>
          <table:table-cell office:value-type="string">
            <text:p><text:s/>, triglütseriidid 1,8 mmol/l no</text:p>
          </table:table-cell>
          <table:table-cell office:value-type="string">
            <text:p>LDL kolesterool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7907">
            <text:p>16397907</text:p>
          </table:table-cell>
          <table:table-cell office:value-type="float" office:value="205622381">
            <text:p>205622381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11</text:p>
          </table:table-cell>
          <table:table-cell office:value-type="float" office:value="41403451393">
            <text:p>414034513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3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31">
            <text:p>4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1344">
            <text:p>16441344</text:p>
          </table:table-cell>
          <table:table-cell office:value-type="float" office:value="201824426">
            <text:p>201824426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2013-10-04</text:p>
          </table:table-cell>
          <table:table-cell office:value-type="float" office:value="29710024826">
            <text:p>29710024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33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33">
            <text:p>4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9925">
            <text:p>18939925</text:p>
          </table:table-cell>
          <table:table-cell office:value-type="float" office:value="185132859">
            <text:p>185132859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0386462">
            <text:p>673030386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05.201313 : 41 : LDL-Kolesterool 4.34 mmol/l</text:p>
          </table:table-cell>
          <table:table-cell office:value-type="string">
            <text:p>LDL-Kolesterool 4.34 mmol/l</text:p>
          </table:table-cell>
          <table:table-cell/>
          <table:table-cell office:value-type="string">
            <text:p>LDL-Kolesterool</text:p>
          </table:table-cell>
          <table:table-cell office:value-type="float" office:value="4.34">
            <text:p>4,3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22480">
            <text:p>18522480</text:p>
          </table:table-cell>
          <table:table-cell office:value-type="float" office:value="197106359">
            <text:p>197106359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1330832392">
            <text:p>91330832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4.201312 : 25 : LDL-kolesterool 4.34 mmol/l</text:p>
          </table:table-cell>
          <table:table-cell office:value-type="string">
            <text:p>LDL-kolesterool 4.34 mmol/l</text:p>
          </table:table-cell>
          <table:table-cell office:value-type="string">
            <text:p><text:s/>[ norm .. - 3.5 ]</text:p>
          </table:table-cell>
          <table:table-cell office:value-type="string">
            <text:p>LDL-kolesterool</text:p>
          </table:table-cell>
          <table:table-cell office:value-type="float" office:value="4.34">
            <text:p>4,3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37542">
            <text:p>15737542</text:p>
          </table:table-cell>
          <table:table-cell office:value-type="float" office:value="209872967">
            <text:p>209872967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72636359585">
            <text:p>726363595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3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37">
            <text:p>4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358">
            <text:p>627358</text:p>
          </table:table-cell>
          <table:table-cell office:value-type="float" office:value="84623486">
            <text:p>84623486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47812785743">
            <text:p>478127857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3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4.38">
            <text:p>4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78418">
            <text:p>18278418</text:p>
          </table:table-cell>
          <table:table-cell office:value-type="float" office:value="206745397">
            <text:p>206745397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25316690004">
            <text:p>25316690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9.12.201216 : 22 : LDL kolesterool 4.4 mmol/l</text:p>
          </table:table-cell>
          <table:table-cell office:value-type="string">
            <text:p>LDL kolesterool 4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3084">
            <text:p>18543084</text:p>
          </table:table-cell>
          <table:table-cell office:value-type="float" office:value="183659742">
            <text:p>183659742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30459246">
            <text:p>6730304592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31.05.201315 : 32 : LDL kolesterool 4.4 mmol/l</text:p>
          </table:table-cell>
          <table:table-cell office:value-type="string">
            <text:p>LDL kolesterool 4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95240">
            <text:p>19395240</text:p>
          </table:table-cell>
          <table:table-cell office:value-type="float" office:value="203873034">
            <text:p>203873034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20559633813">
            <text:p>205596338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10.201317 : 38 : LDL kolesterool 4.4 mmol/l</text:p>
          </table:table-cell>
          <table:table-cell office:value-type="string">
            <text:p>LDL kolesterool 4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2147">
            <text:p>18082147</text:p>
          </table:table-cell>
          <table:table-cell office:value-type="float" office:value="181457880">
            <text:p>181457880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45518717">
            <text:p>673045518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5.05.201318 : 03 : LDL kolesterool 4.4 mmol/l</text:p>
          </table:table-cell>
          <table:table-cell office:value-type="string">
            <text:p>LDL kolesterool 4.4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505">
            <text:p>1855505</text:p>
          </table:table-cell>
          <table:table-cell office:value-type="float" office:value="123059487">
            <text:p>123059487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52907196880">
            <text:p>529071968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5.05.201218 : 01 : LDL kolesterool 4.41 mmol/l</text:p>
          </table:table-cell>
          <table:table-cell office:value-type="string">
            <text:p>LDL kolesterool 4.41 mmol/l</text:p>
          </table:table-cell>
          <table:table-cell/>
          <table:table-cell office:value-type="string">
            <text:p>LDL kolesterool</text:p>
          </table:table-cell>
          <table:table-cell office:value-type="float" office:value="4.41">
            <text:p>4,4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3928">
            <text:p>4523928</text:p>
          </table:table-cell>
          <table:table-cell office:value-type="float" office:value="85825352">
            <text:p>8582535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46624334542">
            <text:p>466243345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42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4.42">
            <text:p>4,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943">
            <text:p>1924943</text:p>
          </table:table-cell>
          <table:table-cell office:value-type="float" office:value="94149362">
            <text:p>9414936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24038878304">
            <text:p>240388783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3.04.201213 : 16 : LDL-Kolesterool 4.43 mmol/l</text:p>
          </table:table-cell>
          <table:table-cell office:value-type="string">
            <text:p>LDL-Kolesterool 4.43 mmol/l</text:p>
          </table:table-cell>
          <table:table-cell/>
          <table:table-cell office:value-type="string">
            <text:p>LDL-Kolesterool</text:p>
          </table:table-cell>
          <table:table-cell office:value-type="float" office:value="4.43">
            <text:p>4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8964">
            <text:p>3008964</text:p>
          </table:table-cell>
          <table:table-cell office:value-type="float" office:value="122550384">
            <text:p>122550384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72603127193">
            <text:p>726031271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,43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4.43">
            <text:p>4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6048">
            <text:p>1826048</text:p>
          </table:table-cell>
          <table:table-cell office:value-type="float" office:value="122135071">
            <text:p>12213507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32284594042">
            <text:p>32284594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30.04.201218 : 41 : 15 : LDL kolesterool 4.44 mmol/l</text:p>
          </table:table-cell>
          <table:table-cell office:value-type="string">
            <text:p>LDL kolesterool 4.44 mmol/l</text:p>
          </table:table-cell>
          <table:table-cell/>
          <table:table-cell office:value-type="string">
            <text:p>LDL kolesterool</text:p>
          </table:table-cell>
          <table:table-cell office:value-type="float" office:value="4.44">
            <text:p>4,4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37378">
            <text:p>18737378</text:p>
          </table:table-cell>
          <table:table-cell office:value-type="float" office:value="172969221">
            <text:p>172969221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673030498155">
            <text:p>673030498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9.03.201313 : 19 : LDL-kolesterool 4.45 mmol/l</text:p>
          </table:table-cell>
          <table:table-cell office:value-type="string">
            <text:p>LDL-kolesterool 4.45 mmol/l</text:p>
          </table:table-cell>
          <table:table-cell/>
          <table:table-cell office:value-type="string">
            <text:p>LDL-kolesterool</text:p>
          </table:table-cell>
          <table:table-cell office:value-type="float" office:value="4.45">
            <text:p>4,4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5932">
            <text:p>3095932</text:p>
          </table:table-cell>
          <table:table-cell office:value-type="float" office:value="101401803">
            <text:p>101401803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79893355347">
            <text:p>798933553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Kol 6,45 LDL 4,48</text:p>
          </table:table-cell>
          <table:table-cell office:value-type="string">
            <text:p>LDL 4,48</text:p>
          </table:table-cell>
          <table:table-cell office:value-type="string">
            <text:p><text:s/>Statiinravi pole saanud</text:p>
          </table:table-cell>
          <table:table-cell office:value-type="string">
            <text:p>LDL</text:p>
          </table:table-cell>
          <table:table-cell office:value-type="float" office:value="4.48">
            <text:p>4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6608">
            <text:p>15866608</text:p>
          </table:table-cell>
          <table:table-cell office:value-type="float" office:value="182192772">
            <text:p>182192772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office:value-type="string">
            <text:p>2013-06-03</text:p>
          </table:table-cell>
          <table:table-cell office:value-type="float" office:value="50007920725">
            <text:p>500079207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4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49">
            <text:p>4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14672">
            <text:p>3814672</text:p>
          </table:table-cell>
          <table:table-cell office:value-type="float" office:value="139279718">
            <text:p>139279718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439173082">
            <text:p>464391730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 6,21 ja LDL 4,5 mmol</text:p>
          </table:table-cell>
          <table:table-cell office:value-type="string">
            <text:p>LDL 4,5 mmol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8141">
            <text:p>19528141</text:p>
          </table:table-cell>
          <table:table-cell office:value-type="float" office:value="206348357">
            <text:p>20634835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320465">
            <text:p>673030320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9.201316 : 30 : LDL kolesterool 4.5 mmol/l</text:p>
          </table:table-cell>
          <table:table-cell office:value-type="string">
            <text:p>LDL kolesterool 4.5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64347">
            <text:p>22664347</text:p>
          </table:table-cell>
          <table:table-cell office:value-type="float" office:value="211159605">
            <text:p>21115960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6781246490">
            <text:p>66781246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52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52">
            <text:p>4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1811">
            <text:p>2211811</text:p>
          </table:table-cell>
          <table:table-cell office:value-type="float" office:value="91835144">
            <text:p>91835144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10546838020">
            <text:p>105468380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6.04.201213 : 10 : 03 : LDL kolesterool 4.54 mmol/l</text:p>
          </table:table-cell>
          <table:table-cell office:value-type="string">
            <text:p>LDL kolesterool 4.54 mmol/l</text:p>
          </table:table-cell>
          <table:table-cell/>
          <table:table-cell office:value-type="string">
            <text:p>LDL kolesterool</text:p>
          </table:table-cell>
          <table:table-cell office:value-type="float" office:value="4.54">
            <text:p>4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6152">
            <text:p>2006152</text:p>
          </table:table-cell>
          <table:table-cell office:value-type="float" office:value="120207077">
            <text:p>120207077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27972597136">
            <text:p>279725971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05.201216 : 26 : LDL kolesterool 4.57 mmol/l</text:p>
          </table:table-cell>
          <table:table-cell office:value-type="string">
            <text:p>LDL kolesterool 4.57 mmol/l</text:p>
          </table:table-cell>
          <table:table-cell/>
          <table:table-cell office:value-type="string">
            <text:p>LDL kolesterool</text:p>
          </table:table-cell>
          <table:table-cell office:value-type="float" office:value="4.57">
            <text:p>4,5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77250">
            <text:p>20577250</text:p>
          </table:table-cell>
          <table:table-cell office:value-type="float" office:value="169883435">
            <text:p>169883435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344731">
            <text:p>673030344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12 kol 7,2 ( 6,42011 ) HDL 1,6 LDL 4,6</text:p>
          </table:table-cell>
          <table:table-cell office:value-type="string">
            <text:p>LDL 4,6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7811">
            <text:p>3287811</text:p>
          </table:table-cell>
          <table:table-cell office:value-type="float" office:value="91895726">
            <text:p>91895726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291229675">
            <text:p>202912296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7.15 mmol/L 28.02.201212 : 42 : LDL kolesterool 4.60 mmol/l</text:p>
          </table:table-cell>
          <table:table-cell office:value-type="string">
            <text:p>LDL kolesterool 4.60 mmol/l</text:p>
          </table:table-cell>
          <table:table-cell office:value-type="string">
            <text:p><text:s/>28.02.201212 : 42 : Triglütseri</text:p>
          </table:table-cell>
          <table:table-cell office:value-type="string">
            <text:p>LDL kolesterool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00">
            <text:p>194600</text:p>
          </table:table-cell>
          <table:table-cell office:value-type="float" office:value="142299197">
            <text:p>142299197</text:p>
          </table:table-cell>
          <table:table-cell office:value-type="string">
            <text:p>2012-10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323998418">
            <text:p>813239984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enenud kolesterool-6.8 mmol/l , LDL 4.6 mmol/l</text:p>
          </table:table-cell>
          <table:table-cell office:value-type="string">
            <text:p>LDL 4.6 mmol/l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4564">
            <text:p>19374564</text:p>
          </table:table-cell>
          <table:table-cell office:value-type="float" office:value="173577830">
            <text:p>173577830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673030441764">
            <text:p>673030441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l/L , Kolesterool 7.1 mmol/L , LDL kolesterool 4.6 mmol/l</text:p>
          </table:table-cell>
          <table:table-cell office:value-type="string">
            <text:p>LDL kolesterool 4.6 mmol/l</text:p>
          </table:table-cell>
          <table:table-cell office:value-type="string">
            <text:p><text:s/>, HDL kolesterool 1.4 mmol/l , </text:p>
          </table:table-cell>
          <table:table-cell office:value-type="string">
            <text:p>LDL kolesterool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9906">
            <text:p>19359906</text:p>
          </table:table-cell>
          <table:table-cell office:value-type="float" office:value="202907979">
            <text:p>202907979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39214846831">
            <text:p>392148468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3.10.201316 : 06 : LDL kolesterool 4.6 mmol/l</text:p>
          </table:table-cell>
          <table:table-cell office:value-type="string">
            <text:p>LDL kolesterool 4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84182">
            <text:p>16984182</text:p>
          </table:table-cell>
          <table:table-cell office:value-type="float" office:value="206748446">
            <text:p>206748446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328435">
            <text:p>6730303284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5.09.201314 : 32 : 54 : LDL kolesterool 4.6 mmol/l</text:p>
          </table:table-cell>
          <table:table-cell office:value-type="string">
            <text:p>LDL kolesterool 4.6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8220">
            <text:p>11448220</text:p>
          </table:table-cell>
          <table:table-cell office:value-type="float" office:value="157688961">
            <text:p>157688961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1409890827">
            <text:p>814098908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61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61">
            <text:p>4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0527">
            <text:p>5180527</text:p>
          </table:table-cell>
          <table:table-cell office:value-type="float" office:value="135251410">
            <text:p>135251410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16748035383">
            <text:p>167480353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kõrgenenud momendiö 7,0 mmol , LDL - 4,62</text:p>
          </table:table-cell>
          <table:table-cell office:value-type="string">
            <text:p>LDL - 4,62</text:p>
          </table:table-cell>
          <table:table-cell office:value-type="string">
            <text:p><text:s/>EKF siinusrütm , Hisi kimbu par</text:p>
          </table:table-cell>
          <table:table-cell office:value-type="string">
            <text:p>LDL</text:p>
          </table:table-cell>
          <table:table-cell office:value-type="float" office:value="4.62">
            <text:p>4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9693">
            <text:p>7239693</text:p>
          </table:table-cell>
          <table:table-cell office:value-type="float" office:value="123653819">
            <text:p>123653819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45267063499">
            <text:p>452670634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Kolesterool 6,5 HDL 1,42 LDL 4,62</text:p>
          </table:table-cell>
          <table:table-cell office:value-type="string">
            <text:p>LDL 4,62</text:p>
          </table:table-cell>
          <table:table-cell office:value-type="string">
            <text:p><text:s/>TG 1,37 mmol/l</text:p>
          </table:table-cell>
          <table:table-cell office:value-type="string">
            <text:p>LDL</text:p>
          </table:table-cell>
          <table:table-cell office:value-type="float" office:value="4.62">
            <text:p>4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7842">
            <text:p>16547842</text:p>
          </table:table-cell>
          <table:table-cell office:value-type="float" office:value="157583955">
            <text:p>157583955</text:p>
          </table:table-cell>
          <table:table-cell office:value-type="string">
            <text:p>2013-01-14</text:p>
          </table:table-cell>
          <table:table-cell office:value-type="string">
            <text:p>S</text:p>
          </table:table-cell>
          <table:table-cell office:value-type="string">
            <text:p>2013-01-08</text:p>
          </table:table-cell>
          <table:table-cell office:value-type="float" office:value="53040070501">
            <text:p>530400705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67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67">
            <text:p>4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86543">
            <text:p>19686543</text:p>
          </table:table-cell>
          <table:table-cell office:value-type="float" office:value="180250598">
            <text:p>180250598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321993201">
            <text:p>54321993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13 <text:s text:c="2"/>Kolesterool 6.6 mmol/L , LDL kolesterool 4.7 mmol/l</text:p>
          </table:table-cell>
          <table:table-cell office:value-type="string">
            <text:p>LDL kolesterool 4.7 mmol/l</text:p>
          </table:table-cell>
          <table:table-cell office:value-type="string">
            <text:p><text:s/>- Jätkab Atrovastatin 20 mgx1</text:p>
          </table:table-cell>
          <table:table-cell office:value-type="string">
            <text:p>LDL kolesterool</text:p>
          </table:table-cell>
          <table:table-cell table:style-name="ce1"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78768">
            <text:p>4178768</text:p>
          </table:table-cell>
          <table:table-cell office:value-type="float" office:value="123612790">
            <text:p>123612790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94775436620">
            <text:p>947754366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1.64 ( 1.00 . 2.70 mmol/L ) S , P-LDL-Chol 4.70</text:p>
          </table:table-cell>
          <table:table-cell office:value-type="string">
            <text:p>S , P-LDL-Chol 4.70</text:p>
          </table:table-cell>
          <table:table-cell office:value-type="string">
            <text:p><text:s/>( 1.40 . 4.70 mmol/L ) fS , fP-</text:p>
          </table:table-cell>
          <table:table-cell office:value-type="string">
            <text:p>S , P-LDL-Chol</text:p>
          </table:table-cell>
          <table:table-cell table:style-name="ce1"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97910">
            <text:p>12697910</text:p>
          </table:table-cell>
          <table:table-cell office:value-type="float" office:value="173671125">
            <text:p>173671125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0463819405">
            <text:p>10463819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70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9632">
            <text:p>18939632</text:p>
          </table:table-cell>
          <table:table-cell office:value-type="float" office:value="194015944">
            <text:p>194015944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1852683013">
            <text:p>618526830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08.201313 : 56 : 44 : LDL-Kolesterool 4.73 mmol/l</text:p>
          </table:table-cell>
          <table:table-cell office:value-type="string">
            <text:p>LDL-Kolesterool 4.73 mmol/l</text:p>
          </table:table-cell>
          <table:table-cell/>
          <table:table-cell office:value-type="string">
            <text:p>LDL-Kolesterool</text:p>
          </table:table-cell>
          <table:table-cell office:value-type="float" office:value="4.73">
            <text:p>4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0127">
            <text:p>16400127</text:p>
          </table:table-cell>
          <table:table-cell office:value-type="float" office:value="176530468">
            <text:p>176530468</text:p>
          </table:table-cell>
          <table:table-cell office:value-type="string">
            <text:p>2013-05-09</text:p>
          </table:table-cell>
          <table:table-cell office:value-type="string">
            <text:p>S</text:p>
          </table:table-cell>
          <table:table-cell office:value-type="string">
            <text:p>2013-04-19</text:p>
          </table:table-cell>
          <table:table-cell office:value-type="float" office:value="26191955162">
            <text:p>261919551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73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73">
            <text:p>4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966">
            <text:p>2125966</text:p>
          </table:table-cell>
          <table:table-cell office:value-type="float" office:value="91845384">
            <text:p>91845384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506078899">
            <text:p>195060788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l normist kõrgem 6,84 mmol/l , LDL 4,73 mmol/l</text:p>
          </table:table-cell>
          <table:table-cell office:value-type="string">
            <text:p>LDL 4,73 mmol/l</text:p>
          </table:table-cell>
          <table:table-cell office:value-type="string">
            <text:p><text:s/>ja TSH 0,030 mU/l , muus osas a</text:p>
          </table:table-cell>
          <table:table-cell office:value-type="string">
            <text:p>LDL</text:p>
          </table:table-cell>
          <table:table-cell office:value-type="float" office:value="4.73">
            <text:p>4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22845">
            <text:p>8422845</text:p>
          </table:table-cell>
          <table:table-cell office:value-type="float" office:value="131807315">
            <text:p>131807315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81971261867">
            <text:p>819712618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ol 1.14 ( 0.80 . 2.10 mmol/L ) S , P-LDL-Chol 4.74</text:p>
          </table:table-cell>
          <table:table-cell office:value-type="string">
            <text:p>S , P-LDL-Chol 4.74</text:p>
          </table:table-cell>
          <table:table-cell office:value-type="string">
            <text:p><text:s/>( 2.00 . 5.30 mmol/L ) S , P-Ku</text:p>
          </table:table-cell>
          <table:table-cell office:value-type="string">
            <text:p>S , P-LDL-Chol</text:p>
          </table:table-cell>
          <table:table-cell office:value-type="float" office:value="4.74">
            <text:p>4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0369">
            <text:p>10470369</text:p>
          </table:table-cell>
          <table:table-cell office:value-type="float" office:value="161508179">
            <text:p>161508179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office:value-type="string">
            <text:p>2013-02-01</text:p>
          </table:table-cell>
          <table:table-cell office:value-type="float" office:value="88360539002">
            <text:p>8836053900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75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75">
            <text:p>4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5995">
            <text:p>18235995</text:p>
          </table:table-cell>
          <table:table-cell office:value-type="float" office:value="174804697">
            <text:p>17480469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28158993229">
            <text:p>28158993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9.04.201317 : 55 : 26 : LDL kolesterool 4.8 mmol/l</text:p>
          </table:table-cell>
          <table:table-cell office:value-type="string">
            <text:p>LDL kolesterool 4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1953">
            <text:p>14621953</text:p>
          </table:table-cell>
          <table:table-cell office:value-type="float" office:value="166851236">
            <text:p>166851236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42285511362">
            <text:p>422855113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4.01.13 - ÜK 6,6 , HDL 1,2 ; LDL 4,8</text:p>
          </table:table-cell>
          <table:table-cell office:value-type="string">
            <text:p>LDL 4,8</text:p>
          </table:table-cell>
          <table:table-cell office:value-type="string">
            <text:p><text:s/>; TG 2,53 ; kreatiin 70 ; eGFR </text:p>
          </table:table-cell>
          <table:table-cell office:value-type="string">
            <text:p>LDL</text:p>
          </table:table-cell>
          <table:table-cell table:style-name="ce1"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81507">
            <text:p>19481507</text:p>
          </table:table-cell>
          <table:table-cell office:value-type="float" office:value="169774179">
            <text:p>169774179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75952037722">
            <text:p>75952037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esterool 7.4 mmol/L ; LDL kolesterool 4.8 mmol/l</text:p>
          </table:table-cell>
          <table:table-cell office:value-type="string">
            <text:p>LDL kolesterool 4.8 mmol/l</text:p>
          </table:table-cell>
          <table:table-cell office:value-type="string">
            <text:p><text:s/>ja PSA 30.88 ug/l</text:p>
          </table:table-cell>
          <table:table-cell office:value-type="string">
            <text:p>LDL kolesterool</text:p>
          </table:table-cell>
          <table:table-cell table:style-name="ce1"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2743">
            <text:p>18292743</text:p>
          </table:table-cell>
          <table:table-cell office:value-type="float" office:value="177647757">
            <text:p>177647757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20730182346">
            <text:p>20730182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5.201315 : 10 : LDL kolesterool 4.8 mmol/l</text:p>
          </table:table-cell>
          <table:table-cell office:value-type="string">
            <text:p>LDL kolesterool 4.8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6705">
            <text:p>19186705</text:p>
          </table:table-cell>
          <table:table-cell office:value-type="float" office:value="218658469">
            <text:p>218658469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673030400397">
            <text:p>6730304003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12.201316 : 23 : LDL-kolesterool 4.86 mmol/l</text:p>
          </table:table-cell>
          <table:table-cell office:value-type="string">
            <text:p>LDL-kolesterool 4.86 mmol/l</text:p>
          </table:table-cell>
          <table:table-cell office:value-type="string">
            <text:p><text:s/>[ norm .. - 3.5 ]</text:p>
          </table:table-cell>
          <table:table-cell office:value-type="string">
            <text:p>LDL-kolesterool</text:p>
          </table:table-cell>
          <table:table-cell office:value-type="float" office:value="4.86">
            <text:p>4,8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9420">
            <text:p>4099420</text:p>
          </table:table-cell>
          <table:table-cell office:value-type="float" office:value="126796131">
            <text:p>126796131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32380045413">
            <text:p>323800454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87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4.87">
            <text:p>4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8481">
            <text:p>19078481</text:p>
          </table:table-cell>
          <table:table-cell office:value-type="float" office:value="188256900">
            <text:p>188256900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36414396238">
            <text:p>36414396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7.201315 : 42 : 05 : LDL-Kolesterool 4.88 mmol/l</text:p>
          </table:table-cell>
          <table:table-cell office:value-type="string">
            <text:p>LDL-Kolesterool 4.88 mmol/l</text:p>
          </table:table-cell>
          <table:table-cell/>
          <table:table-cell office:value-type="string">
            <text:p>LDL-Kolesterool</text:p>
          </table:table-cell>
          <table:table-cell office:value-type="float" office:value="4.88">
            <text:p>4,8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7271">
            <text:p>18967271</text:p>
          </table:table-cell>
          <table:table-cell office:value-type="float" office:value="161430080">
            <text:p>161430080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29622434792">
            <text:p>296224347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.0 mmol/L , 23.01.201315 : 55 : LDL kolesterool 4.9 mmol/l</text:p>
          </table:table-cell>
          <table:table-cell office:value-type="string">
            <text:p>LDL kolesterool 4.9 mmol/l</text:p>
          </table:table-cell>
          <table:table-cell office:value-type="string">
            <text:p><text:s/>, 23.01.201315 : 55 : HDL koles</text:p>
          </table:table-cell>
          <table:table-cell office:value-type="string">
            <text:p>LDL kolesterool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9181">
            <text:p>18479181</text:p>
          </table:table-cell>
          <table:table-cell office:value-type="float" office:value="163796304">
            <text:p>163796304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505731">
            <text:p>673030505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0.02.201316 : 45 : LDL kolesterool 4.9 mmol/l</text:p>
          </table:table-cell>
          <table:table-cell office:value-type="string">
            <text:p>LDL kolesterool 4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2635">
            <text:p>18342635</text:p>
          </table:table-cell>
          <table:table-cell office:value-type="float" office:value="174550605">
            <text:p>17455060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11315369497">
            <text:p>11315369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04.201313 : 46 : LDL kolesterool 4.9 mmol/l</text:p>
          </table:table-cell>
          <table:table-cell office:value-type="string">
            <text:p>LDL kolesterool 4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64899">
            <text:p>18464899</text:p>
          </table:table-cell>
          <table:table-cell office:value-type="float" office:value="161056266">
            <text:p>161056266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2-28</text:p>
          </table:table-cell>
          <table:table-cell office:value-type="float" office:value="673042743307">
            <text:p>6730427433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8.12.201211 : 19 : 43 : LDL kolesterool 4.9 mmol/l</text:p>
          </table:table-cell>
          <table:table-cell office:value-type="string">
            <text:p>LDL kolesterool 4.9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486">
            <text:p>2029486</text:p>
          </table:table-cell>
          <table:table-cell office:value-type="float" office:value="101391254">
            <text:p>101391254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20035520930">
            <text:p>200355209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9.03.201218 : 03 : LDL kolesterool 4.90 mmol/l</text:p>
          </table:table-cell>
          <table:table-cell office:value-type="string">
            <text:p>LDL kolesterool 4.90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31151">
            <text:p>4731151</text:p>
          </table:table-cell>
          <table:table-cell office:value-type="float" office:value="131582196">
            <text:p>131582196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16401480297">
            <text:p>16401480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4,91</text:p>
          </table:table-cell>
          <table:table-cell office:value-type="string">
            <text:p><text:s/>; ÜK 6,8 ; TG 1,79 ; veresuhkur</text:p>
          </table:table-cell>
          <table:table-cell office:value-type="string">
            <text:p>LDL</text:p>
          </table:table-cell>
          <table:table-cell office:value-type="float" office:value="4.91">
            <text:p>4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63515">
            <text:p>24163515</text:p>
          </table:table-cell>
          <table:table-cell office:value-type="float" office:value="179481356">
            <text:p>179481356</text:p>
          </table:table-cell>
          <table:table-cell office:value-type="string">
            <text:p>2013-05-25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73031401011">
            <text:p>673031401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91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4.91">
            <text:p>4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2635">
            <text:p>15952635</text:p>
          </table:table-cell>
          <table:table-cell office:value-type="float" office:value="169099513">
            <text:p>169099513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468341950">
            <text:p>334683419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nil üldkolesterool 7,1 mmol/l , LDL kolesterool 4,93 mmol/l</text:p>
          </table:table-cell>
          <table:table-cell office:value-type="string">
            <text:p>LDL kolesterool 4,93 mmol/l</text:p>
          </table:table-cell>
          <table:table-cell office:value-type="string">
            <text:p><text:s/>- minu hinnangul ravi ei ole ol</text:p>
          </table:table-cell>
          <table:table-cell office:value-type="string">
            <text:p>LDL kolesterool</text:p>
          </table:table-cell>
          <table:table-cell office:value-type="float" office:value="4.93">
            <text:p>4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80293">
            <text:p>5080293</text:p>
          </table:table-cell>
          <table:table-cell office:value-type="float" office:value="133300585">
            <text:p>133300585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85007990197">
            <text:p>850079901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4.93 ( mmol/L</text:p>
          </table:table-cell>
          <table:table-cell office:value-type="string">
            <text:p><text:s/>)</text:p>
          </table:table-cell>
          <table:table-cell office:value-type="string">
            <text:p>S , P-LDL-Chol</text:p>
          </table:table-cell>
          <table:table-cell office:value-type="float" office:value="4.93">
            <text:p>4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30814">
            <text:p>10730814</text:p>
          </table:table-cell>
          <table:table-cell office:value-type="float" office:value="214540943">
            <text:p>21454094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50340565539">
            <text:p>503405655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4.94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4.94">
            <text:p>4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8014">
            <text:p>19228014</text:p>
          </table:table-cell>
          <table:table-cell office:value-type="float" office:value="186365783">
            <text:p>186365783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253824502">
            <text:p>28253824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=4.98</text:p>
          </table:table-cell>
          <table:table-cell/>
          <table:table-cell office:value-type="string">
            <text:p>LDL</text:p>
          </table:table-cell>
          <table:table-cell office:value-type="float" office:value="4.98">
            <text:p>4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386">
            <text:p>1966386</text:p>
          </table:table-cell>
          <table:table-cell office:value-type="float" office:value="124897186">
            <text:p>124897186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346361999">
            <text:p>763463619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, tegi analüüsid : kolest 6,6 , LDL 5,0</text:p>
          </table:table-cell>
          <table:table-cell office:value-type="string">
            <text:p>LDL 5,0</text:p>
          </table:table-cell>
          <table:table-cell office:value-type="string">
            <text:p><text:s/>, glükhemo 5,4 % , PSA 0,9 ( n </text:p>
          </table:table-cell>
          <table:table-cell office:value-type="string">
            <text:p>LDL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9426">
            <text:p>19869426</text:p>
          </table:table-cell>
          <table:table-cell office:value-type="float" office:value="200671621">
            <text:p>200671621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369182">
            <text:p>673043369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-Chol 5,0</text:p>
          </table:table-cell>
          <table:table-cell office:value-type="string">
            <text:p><text:s/>, HDL-Ch 0,8 mmol/l</text:p>
          </table:table-cell>
          <table:table-cell office:value-type="string">
            <text:p>LDL-Chol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8794">
            <text:p>19808794</text:p>
          </table:table-cell>
          <table:table-cell office:value-type="float" office:value="188218638">
            <text:p>188218638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979445387">
            <text:p>96979445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kolesterool 5.0 mmol/l</text:p>
          </table:table-cell>
          <table:table-cell office:value-type="string">
            <text:p><text:s/>, Triglütseriidid 1.44 mmol/L ,</text:p>
          </table:table-cell>
          <table:table-cell office:value-type="string">
            <text:p>LDL kolesterool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241">
            <text:p>514241</text:p>
          </table:table-cell>
          <table:table-cell office:value-type="float" office:value="139377267">
            <text:p>139377267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20</text:p>
          </table:table-cell>
          <table:table-cell office:value-type="float" office:value="10794918276">
            <text:p>107949182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02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5.02">
            <text:p>5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1696">
            <text:p>18631696</text:p>
          </table:table-cell>
          <table:table-cell office:value-type="float" office:value="200199326">
            <text:p>200199326</text:p>
          </table:table-cell>
          <table:table-cell office:value-type="string">
            <text:p>2013-09-29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90055525833">
            <text:p>90055525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oproteiini kolesterool seerumis S-LDL-Chol 5,02 mmol/l</text:p>
          </table:table-cell>
          <table:table-cell office:value-type="string">
            <text:p>S-LDL-Chol 5,02 mmol/l</text:p>
          </table:table-cell>
          <table:table-cell/>
          <table:table-cell office:value-type="string">
            <text:p>S-LDL-Chol</text:p>
          </table:table-cell>
          <table:table-cell table:style-name="ce1" office:value-type="float" office:value="5.02">
            <text:p>5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92956">
            <text:p>5092956</text:p>
          </table:table-cell>
          <table:table-cell office:value-type="float" office:value="139385682">
            <text:p>139385682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84193048282">
            <text:p>841930482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- 5,06</text:p>
          </table:table-cell>
          <table:table-cell office:value-type="string">
            <text:p><text:s/>, TRIGL -3,06 , HDL - 0,85 , GL</text:p>
          </table:table-cell>
          <table:table-cell office:value-type="string">
            <text:p>LDL</text:p>
          </table:table-cell>
          <table:table-cell table:style-name="ce1" office:value-type="float" office:value="5.06">
            <text:p>5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26282">
            <text:p>24426282</text:p>
          </table:table-cell>
          <table:table-cell office:value-type="float" office:value="216990715">
            <text:p>21699071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673030488576">
            <text:p>6730304885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08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5.08">
            <text:p>5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2196">
            <text:p>18672196</text:p>
          </table:table-cell>
          <table:table-cell office:value-type="float" office:value="175886469">
            <text:p>175886469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47690151152">
            <text:p>47690151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05.04.201314 : 10 : LDL-kolesterool 5.10</text:p>
          </table:table-cell>
          <table:table-cell office:value-type="string">
            <text:p>LDL-kolesterool 5.10</text:p>
          </table:table-cell>
          <table:table-cell office:value-type="string">
            <text:p><text:s/>( 5.10 ) mmol/l</text:p>
          </table:table-cell>
          <table:table-cell office:value-type="string">
            <text:p>LDL-kolesterool</text:p>
          </table:table-cell>
          <table:table-cell table:style-name="ce1"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9081">
            <text:p>17389081</text:p>
          </table:table-cell>
          <table:table-cell office:value-type="float" office:value="163782706">
            <text:p>163782706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19624184451">
            <text:p>19624184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9.01.201322 : 07 : LDL kolesterool 5.1 mmol/l</text:p>
          </table:table-cell>
          <table:table-cell office:value-type="string">
            <text:p>LDL kolesterool 5.1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64112">
            <text:p>7264112</text:p>
          </table:table-cell>
          <table:table-cell office:value-type="float" office:value="124127679">
            <text:p>124127679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71903648648">
            <text:p>719036486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6,8 LDL-6,8 LDL - 5,14</text:p>
          </table:table-cell>
          <table:table-cell office:value-type="string">
            <text:p>LDL - 5,14</text:p>
          </table:table-cell>
          <table:table-cell office:value-type="string">
            <text:p><text:s/>, VS-5,4 EKG - normis</text:p>
          </table:table-cell>
          <table:table-cell office:value-type="string">
            <text:p>LDL</text:p>
          </table:table-cell>
          <table:table-cell office:value-type="float" office:value="5.14">
            <text:p>5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586">
            <text:p>139586</text:p>
          </table:table-cell>
          <table:table-cell office:value-type="float" office:value="133206947">
            <text:p>133206947</text:p>
          </table:table-cell>
          <table:table-cell office:value-type="string">
            <text:p>2012-08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113542366">
            <text:p>321135423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slipideemia ( chol 7,6 mmol/l , LDL 5,15 mmol/L</text:p>
          </table:table-cell>
          <table:table-cell office:value-type="string">
            <text:p>LDL 5,15 mmol/L</text:p>
          </table:table-cell>
          <table:table-cell office:value-type="string">
            <text:p><text:s/>)</text:p>
          </table:table-cell>
          <table:table-cell office:value-type="string">
            <text:p>LDL</text:p>
          </table:table-cell>
          <table:table-cell office:value-type="float" office:value="5.15">
            <text:p>5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26936">
            <text:p>18526936</text:p>
          </table:table-cell>
          <table:table-cell office:value-type="float" office:value="167986750">
            <text:p>167986750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0383167">
            <text:p>673030383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27.02.201315 : 53 : LDL kolesterool 5.2 mmol/l</text:p>
          </table:table-cell>
          <table:table-cell office:value-type="string">
            <text:p>LDL kolesterool 5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4681">
            <text:p>524681</text:p>
          </table:table-cell>
          <table:table-cell office:value-type="float" office:value="90027797">
            <text:p>90027797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97691775070">
            <text:p>976917750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22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5.22">
            <text:p>5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4460">
            <text:p>22554460</text:p>
          </table:table-cell>
          <table:table-cell office:value-type="float" office:value="216877204">
            <text:p>216877204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540742">
            <text:p>673030540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1.63 ( 1.00 . 2.70 mmol/L ) LDL 5.22</text:p>
          </table:table-cell>
          <table:table-cell office:value-type="string">
            <text:p>LDL 5.22</text:p>
          </table:table-cell>
          <table:table-cell office:value-type="string">
            <text:p><text:s/>( 2.00 . 5.30 mmol/L ) eGFR 68 </text:p>
          </table:table-cell>
          <table:table-cell office:value-type="string">
            <text:p>LDL</text:p>
          </table:table-cell>
          <table:table-cell office:value-type="float" office:value="5.22">
            <text:p>5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3404">
            <text:p>1873404</text:p>
          </table:table-cell>
          <table:table-cell office:value-type="float" office:value="123045524">
            <text:p>123045524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52508787534">
            <text:p>525087875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.05.201220 : 35 : LDL kolesterool 5.23 mmol/l</text:p>
          </table:table-cell>
          <table:table-cell office:value-type="string">
            <text:p>LDL kolesterool 5.23 mmol/l</text:p>
          </table:table-cell>
          <table:table-cell/>
          <table:table-cell office:value-type="string">
            <text:p>LDL kolesterool</text:p>
          </table:table-cell>
          <table:table-cell office:value-type="float" office:value="5.23">
            <text:p>5,2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22471">
            <text:p>4622471</text:p>
          </table:table-cell>
          <table:table-cell office:value-type="float" office:value="90520484">
            <text:p>90520484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7601276050">
            <text:p>576012760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Kolesterooli tase - 6,9mmoll , LDL - 5,26</text:p>
          </table:table-cell>
          <table:table-cell office:value-type="string">
            <text:p>LDL - 5,26</text:p>
          </table:table-cell>
          <table:table-cell/>
          <table:table-cell office:value-type="string">
            <text:p>LDL</text:p>
          </table:table-cell>
          <table:table-cell office:value-type="float" office:value="5.26">
            <text:p>5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41615">
            <text:p>3141615</text:p>
          </table:table-cell>
          <table:table-cell office:value-type="float" office:value="80674927">
            <text:p>80674927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1-12-06</text:p>
          </table:table-cell>
          <table:table-cell office:value-type="float" office:value="98158028023">
            <text:p>981580280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,27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5.27">
            <text:p>5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8855">
            <text:p>10308855</text:p>
          </table:table-cell>
          <table:table-cell office:value-type="float" office:value="217133486">
            <text:p>217133486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3</text:p>
          </table:table-cell>
          <table:table-cell office:value-type="float" office:value="34596431098">
            <text:p>345964310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28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office:value-type="float" office:value="5.28">
            <text:p>5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31120">
            <text:p>20431120</text:p>
          </table:table-cell>
          <table:table-cell office:value-type="float" office:value="157486734">
            <text:p>157486734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45122024">
            <text:p>6730451220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-5,29</text:p>
          </table:table-cell>
          <table:table-cell office:value-type="string">
            <text:p>!Crea-72 ; IV-09-TSH-1,83 ;</text:p>
          </table:table-cell>
          <table:table-cell office:value-type="string">
            <text:p>LDL</text:p>
          </table:table-cell>
          <table:table-cell office:value-type="float" office:value="5.29">
            <text:p>5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4157">
            <text:p>16844157</text:p>
          </table:table-cell>
          <table:table-cell office:value-type="float" office:value="178236341">
            <text:p>178236341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53148263923">
            <text:p>531482639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HDL 2.58 ( 0.80 . 2.10 mmol/L ) LDL 5.29</text:p>
          </table:table-cell>
          <table:table-cell office:value-type="string">
            <text:p>LDL 5.29</text:p>
          </table:table-cell>
          <table:table-cell office:value-type="string">
            <text:p><text:s/>( 2.00 . 5.30 mmol/L ) Triglüts</text:p>
          </table:table-cell>
          <table:table-cell office:value-type="string">
            <text:p>LDL</text:p>
          </table:table-cell>
          <table:table-cell office:value-type="float" office:value="5.29">
            <text:p>5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5470">
            <text:p>19445470</text:p>
          </table:table-cell>
          <table:table-cell office:value-type="float" office:value="167550577">
            <text:p>167550577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9824">
            <text:p>6730304198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<text:s/>vastused : 08.03.201312 : 14 : LDL-kolesterool 5.30</text:p>
          </table:table-cell>
          <table:table-cell office:value-type="string">
            <text:p>LDL-kolesterool 5.30</text:p>
          </table:table-cell>
          <table:table-cell office:value-type="string">
            <text:p><text:s/>( 5.30 ) mmol/l</text:p>
          </table:table-cell>
          <table:table-cell office:value-type="string">
            <text:p>LDL-kolesterool</text:p>
          </table:table-cell>
          <table:table-cell table:style-name="ce1"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6674">
            <text:p>806674</text:p>
          </table:table-cell>
          <table:table-cell office:value-type="float" office:value="126779992">
            <text:p>126779992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6-03</text:p>
          </table:table-cell>
          <table:table-cell office:value-type="float" office:value="19134942537">
            <text:p>191349425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30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table:style-name="ce1"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97917">
            <text:p>8297917</text:p>
          </table:table-cell>
          <table:table-cell office:value-type="float" office:value="131891470">
            <text:p>131891470</text:p>
          </table:table-cell>
          <table:table-cell office:value-type="string">
            <text:p>2012-07-01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19632371742">
            <text:p>196323717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33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5.33">
            <text:p>5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1650">
            <text:p>22061650</text:p>
          </table:table-cell>
          <table:table-cell office:value-type="float" office:value="172997392">
            <text:p>172997392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9011827928">
            <text:p>690118279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35</text:p>
          </table:table-cell>
          <table:table-cell office:value-type="string">
            <text:p><text:s/>( 1.20 . 4.30 mmol/L )</text:p>
          </table:table-cell>
          <table:table-cell office:value-type="string">
            <text:p>LDL</text:p>
          </table:table-cell>
          <table:table-cell office:value-type="float" office:value="5.35">
            <text:p>5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73708">
            <text:p>8473708</text:p>
          </table:table-cell>
          <table:table-cell office:value-type="float" office:value="131583095">
            <text:p>131583095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10365558123">
            <text:p>103655581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37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5.37">
            <text:p>5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5083">
            <text:p>24435083</text:p>
          </table:table-cell>
          <table:table-cell office:value-type="float" office:value="176291641">
            <text:p>176291641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4981235732">
            <text:p>64981235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lide väärtused ( üld-kol 7,2 ja LDL-kol 5,4 mmol/l</text:p>
          </table:table-cell>
          <table:table-cell office:value-type="string">
            <text:p>LDL-kol 5,4 mmol/l</text:p>
          </table:table-cell>
          <table:table-cell office:value-type="string">
            <text:p><text:s/>)</text:p>
          </table:table-cell>
          <table:table-cell office:value-type="string">
            <text:p>LDL-kol</text:p>
          </table:table-cell>
          <table:table-cell table:style-name="ce1"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5426">
            <text:p>8435426</text:p>
          </table:table-cell>
          <table:table-cell office:value-type="float" office:value="131805945">
            <text:p>131805945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0-10-07</text:p>
          </table:table-cell>
          <table:table-cell office:value-type="float" office:value="79208982852">
            <text:p>792089828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, Kolesterool 8.3 , Hdl 1.32 , LDL 5.43</text:p>
          </table:table-cell>
          <table:table-cell office:value-type="string">
            <text:p>LDL 5.43</text:p>
          </table:table-cell>
          <table:table-cell office:value-type="string">
            <text:p><text:s/>, Trigl 2.84 , kl veri ja uriin</text:p>
          </table:table-cell>
          <table:table-cell office:value-type="string">
            <text:p>LDL</text:p>
          </table:table-cell>
          <table:table-cell office:value-type="float" office:value="5.43">
            <text:p>5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4855">
            <text:p>24044855</text:p>
          </table:table-cell>
          <table:table-cell office:value-type="float" office:value="192022150">
            <text:p>19202215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30261524749">
            <text:p>30261524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44</text:p>
          </table:table-cell>
          <table:table-cell office:value-type="string">
            <text:p><text:s/>↑ ( 1.40 . 4.70 mmol/L )</text:p>
          </table:table-cell>
          <table:table-cell office:value-type="string">
            <text:p>LDL</text:p>
          </table:table-cell>
          <table:table-cell office:value-type="float" office:value="5.44">
            <text:p>5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43081">
            <text:p>19943081</text:p>
          </table:table-cell>
          <table:table-cell office:value-type="float" office:value="182963912">
            <text:p>182963912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446013">
            <text:p>6730304460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6.05.201311 : 24 : S-LDL 5.47 mmol/l</text:p>
          </table:table-cell>
          <table:table-cell office:value-type="string">
            <text:p>S-LDL 5.47 mmol/l</text:p>
          </table:table-cell>
          <table:table-cell/>
          <table:table-cell office:value-type="string">
            <text:p>S-LDL</text:p>
          </table:table-cell>
          <table:table-cell office:value-type="float" office:value="5.47">
            <text:p>5,4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6936">
            <text:p>14156936</text:p>
          </table:table-cell>
          <table:table-cell office:value-type="float" office:value="183147240">
            <text:p>183147240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83162311995">
            <text:p>831623119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58</text:p>
          </table:table-cell>
          <table:table-cell office:value-type="string">
            <text:p><text:s/>↑ ( 2.00 . 5.30 mmol/L )</text:p>
          </table:table-cell>
          <table:table-cell office:value-type="string">
            <text:p>LDL</text:p>
          </table:table-cell>
          <table:table-cell office:value-type="float" office:value="5.58">
            <text:p>5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7425">
            <text:p>23637425</text:p>
          </table:table-cell>
          <table:table-cell office:value-type="float" office:value="155368496">
            <text:p>155368496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12664672582">
            <text:p>12664672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58</text:p>
          </table:table-cell>
          <table:table-cell office:value-type="string">
            <text:p><text:s/>( 1.40 . 4.70 mmol/L )</text:p>
          </table:table-cell>
          <table:table-cell office:value-type="string">
            <text:p>LDL</text:p>
          </table:table-cell>
          <table:table-cell office:value-type="float" office:value="5.58">
            <text:p>5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2492">
            <text:p>20712492</text:p>
          </table:table-cell>
          <table:table-cell office:value-type="float" office:value="177339779">
            <text:p>17733977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83601228568">
            <text:p>836012285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,8 FT32,0 VS 5,0 K 4,7 Na 143 LDL 5,59</text:p>
          </table:table-cell>
          <table:table-cell office:value-type="string">
            <text:p>LDL 5,59</text:p>
          </table:table-cell>
          <table:table-cell office:value-type="string">
            <text:p><text:s/>kol 8.0 HDL 2,45 tri 0,76</text:p>
          </table:table-cell>
          <table:table-cell office:value-type="string">
            <text:p>LDL</text:p>
          </table:table-cell>
          <table:table-cell office:value-type="float" office:value="5.59">
            <text:p>5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0870">
            <text:p>23260870</text:p>
          </table:table-cell>
          <table:table-cell office:value-type="float" office:value="183339823">
            <text:p>18333982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413166">
            <text:p>6730304131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 - 7,6 . LDL - 5,64</text:p>
          </table:table-cell>
          <table:table-cell office:value-type="string">
            <text:p>LDL - 5,64</text:p>
          </table:table-cell>
          <table:table-cell office:value-type="string">
            <text:p><text:s/>. Varem tarvitanud Panangini Ra</text:p>
          </table:table-cell>
          <table:table-cell office:value-type="string">
            <text:p>LDL</text:p>
          </table:table-cell>
          <table:table-cell office:value-type="float" office:value="5.64">
            <text:p>5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50738">
            <text:p>18650738</text:p>
          </table:table-cell>
          <table:table-cell office:value-type="float" office:value="159953427">
            <text:p>159953427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68381992247">
            <text:p>68381992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2.11.201210 : 34 : 18 : LDL-Kolesterool 5.64 mmol/l</text:p>
          </table:table-cell>
          <table:table-cell office:value-type="string">
            <text:p>LDL-Kolesterool 5.64 mmol/l</text:p>
          </table:table-cell>
          <table:table-cell/>
          <table:table-cell office:value-type="string">
            <text:p>LDL-Kolesterool</text:p>
          </table:table-cell>
          <table:table-cell office:value-type="float" office:value="5.64">
            <text:p>5,6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59204">
            <text:p>17459204</text:p>
          </table:table-cell>
          <table:table-cell office:value-type="float" office:value="183439947">
            <text:p>183439947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906938655">
            <text:p>85906938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; Kolest 7,4 ; HDL-kolest 1,5 ; LDL-kolest 5,66</text:p>
          </table:table-cell>
          <table:table-cell office:value-type="string">
            <text:p>LDL-kolest 5,66</text:p>
          </table:table-cell>
          <table:table-cell office:value-type="string">
            <text:p><text:s/>; Trig 1,2</text:p>
          </table:table-cell>
          <table:table-cell office:value-type="string">
            <text:p>LDL-kolest</text:p>
          </table:table-cell>
          <table:table-cell office:value-type="float" office:value="5.66">
            <text:p>5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74554">
            <text:p>17274554</text:p>
          </table:table-cell>
          <table:table-cell office:value-type="float" office:value="213117789">
            <text:p>213117789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39768753286">
            <text:p>397687532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4.05.201212 : 25 : 33 : LDL kolesterool 5.71 mmol/l</text:p>
          </table:table-cell>
          <table:table-cell office:value-type="string">
            <text:p>LDL kolesterool 5.71 mmol/l</text:p>
          </table:table-cell>
          <table:table-cell office:value-type="string">
            <text:p><text:s/>[ norm .. - 3 ]</text:p>
          </table:table-cell>
          <table:table-cell office:value-type="string">
            <text:p>LDL kolesterool</text:p>
          </table:table-cell>
          <table:table-cell office:value-type="float" office:value="5.71">
            <text:p>5,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88872">
            <text:p>24388872</text:p>
          </table:table-cell>
          <table:table-cell office:value-type="float" office:value="157145406">
            <text:p>157145406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15842748957">
            <text:p>15842748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5.75</text:p>
          </table:table-cell>
          <table:table-cell office:value-type="string">
            <text:p><text:s/>( 2.00 . 5.30 mmol/L )</text:p>
          </table:table-cell>
          <table:table-cell office:value-type="string">
            <text:p>S , P-LDL-Chol</text:p>
          </table:table-cell>
          <table:table-cell office:value-type="float" office:value="5.75">
            <text:p>5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893">
            <text:p>1963893</text:p>
          </table:table-cell>
          <table:table-cell office:value-type="float" office:value="121417791">
            <text:p>121417791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99530390670">
            <text:p>995303906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7.04.201214 : 48 : LDL-kolesterool 5.80 mmol/l</text:p>
          </table:table-cell>
          <table:table-cell office:value-type="string">
            <text:p>LDL-kolesterool 5.80 mmol/l</text:p>
          </table:table-cell>
          <table:table-cell/>
          <table:table-cell office:value-type="string">
            <text:p>LDL-kolesterool</text:p>
          </table:table-cell>
          <table:table-cell table:style-name="ce1"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76889">
            <text:p>6376889</text:p>
          </table:table-cell>
          <table:table-cell office:value-type="float" office:value="140410817">
            <text:p>140410817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919991029">
            <text:p>649199910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äänud Augustis kol 8,7 mmol/l , LDL 5,8 mmol/l</text:p>
          </table:table-cell>
          <table:table-cell office:value-type="string">
            <text:p>LDL 5,8 mmol/l</text:p>
          </table:table-cell>
          <table:table-cell/>
          <table:table-cell office:value-type="string">
            <text:p>LDL</text:p>
          </table:table-cell>
          <table:table-cell table:style-name="ce1"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5397">
            <text:p>1785397</text:p>
          </table:table-cell>
          <table:table-cell office:value-type="float" office:value="145113123">
            <text:p>145113123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375736733">
            <text:p>36375736733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Dieediga S-Kol 7,7 mmol/l , LDL 5,8</text:p>
          </table:table-cell>
          <table:table-cell office:value-type="string">
            <text:p>LDL 5,8</text:p>
          </table:table-cell>
          <table:table-cell office:value-type="string">
            <text:p><text:s/>ja HDL 1,6 .</text:p>
          </table:table-cell>
          <table:table-cell office:value-type="string">
            <text:p>LDL</text:p>
          </table:table-cell>
          <table:table-cell table:style-name="ce1"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4916">
            <text:p>11544916</text:p>
          </table:table-cell>
          <table:table-cell office:value-type="float" office:value="201207696">
            <text:p>201207696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335984">
            <text:p>6730303359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5.89</text:p>
          </table:table-cell>
          <table:table-cell office:value-type="string">
            <text:p><text:s/>↑ ( 1.40 . 4.70 mmol/L )</text:p>
          </table:table-cell>
          <table:table-cell office:value-type="string">
            <text:p>LDL</text:p>
          </table:table-cell>
          <table:table-cell office:value-type="float" office:value="5.89">
            <text:p>5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06645">
            <text:p>13306645</text:p>
          </table:table-cell>
          <table:table-cell office:value-type="float" office:value="166273703">
            <text:p>166273703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481625">
            <text:p>6730304816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kol 8,4 HDL 2,28 LDL 5,90</text:p>
          </table:table-cell>
          <table:table-cell office:value-type="string">
            <text:p>LDL 5,90</text:p>
          </table:table-cell>
          <table:table-cell office:value-type="string">
            <text:p><text:s/>trig 1,19 vs 5,09 kreatiniin 80</text:p>
          </table:table-cell>
          <table:table-cell office:value-type="string">
            <text:p>LDL</text:p>
          </table:table-cell>
          <table:table-cell table:style-name="ce1"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47897">
            <text:p>13347897</text:p>
          </table:table-cell>
          <table:table-cell office:value-type="float" office:value="180259102">
            <text:p>180259102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75862084676">
            <text:p>758620846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LDL 6.09</text:p>
          </table:table-cell>
          <table:table-cell office:value-type="string">
            <text:p><text:s/>( 2.00 . 5.30 mmol/L )</text:p>
          </table:table-cell>
          <table:table-cell office:value-type="string">
            <text:p>LDL</text:p>
          </table:table-cell>
          <table:table-cell table:style-name="ce1" office:value-type="float" office:value="6.09">
            <text:p>6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7340">
            <text:p>21187340</text:p>
          </table:table-cell>
          <table:table-cell office:value-type="float" office:value="181515878">
            <text:p>181515878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31674243884">
            <text:p>316742438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table:number-columns-repeated="2" office:value-type="string">
            <text:p>LDL 6,1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table:style-name="ce1"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24378">
            <text:p>21224378</text:p>
          </table:table-cell>
          <table:table-cell office:value-type="float" office:value="204052453">
            <text:p>204052453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13946821045">
            <text:p>139468210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a ) CHOL 9.4 - 7.89 , TG 2.81 , LDL 6.13</text:p>
          </table:table-cell>
          <table:table-cell office:value-type="string">
            <text:p>LDL 6.13</text:p>
          </table:table-cell>
          <table:table-cell office:value-type="string">
            <text:p><text:s/>.</text:p>
          </table:table-cell>
          <table:table-cell office:value-type="string">
            <text:p>LDL</text:p>
          </table:table-cell>
          <table:table-cell office:value-type="float" office:value="6.13">
            <text:p>6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0787">
            <text:p>17300787</text:p>
          </table:table-cell>
          <table:table-cell office:value-type="float" office:value="201736504">
            <text:p>201736504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875680600">
            <text:p>158756806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; HDL kolesterool 1.0 mmol/l ; LDL kolesterool 6.4 mmol/l</text:p>
          </table:table-cell>
          <table:table-cell office:value-type="string">
            <text:p>LDL kolesterool 6.4 mmol/l</text:p>
          </table:table-cell>
          <table:table-cell office:value-type="string">
            <text:p><text:s/>; Triglütseriidid 3.20 mmol/L ;</text:p>
          </table:table-cell>
          <table:table-cell office:value-type="string">
            <text:p>LDL kolesterool</text:p>
          </table:table-cell>
          <table:table-cell table:style-name="ce1"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4317">
            <text:p>1864317</text:p>
          </table:table-cell>
          <table:table-cell office:value-type="float" office:value="127229446">
            <text:p>127229446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003943417">
            <text:p>400039434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office:value-type="string">
            <text:p>olesterool -puudub ? HDL 1,16 ; LDL 6,41</text:p>
          </table:table-cell>
          <table:table-cell office:value-type="string">
            <text:p>LDL 6,41</text:p>
          </table:table-cell>
          <table:table-cell office:value-type="string">
            <text:p><text:s/>! ;</text:p>
          </table:table-cell>
          <table:table-cell office:value-type="string">
            <text:p>LDL</text:p>
          </table:table-cell>
          <table:table-cell office:value-type="float" office:value="6.41">
            <text:p>6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78125">
            <text:p>11078125</text:p>
          </table:table-cell>
          <table:table-cell office:value-type="float" office:value="155241428">
            <text:p>155241428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73439263241">
            <text:p>734392632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LDL|ldl|Ldl|LDl)(\s*\-?((K|k)olesteroo?l|KOLESTEROOL|(K|k)olester|Chol|(K|k)olest?|kol|chol|CHol|CHL|KOL|Kol|cHOL|CHOL|ÜK|ük|Ük))?)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S , P-LDL-Chol 6.69</text:p>
          </table:table-cell>
          <table:table-cell office:value-type="string">
            <text:p><text:s/>( 1.40 . 4.70 mmol/L )</text:p>
          </table:table-cell>
          <table:table-cell office:value-type="string">
            <text:p>S , P-LDL-Chol</text:p>
          </table:table-cell>
          <table:table-cell office:value-type="float" office:value="6.69">
            <text:p>6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04752">
            <text:p>18004752</text:p>
          </table:table-cell>
          <table:table-cell office:value-type="float" office:value="212318776">
            <text:p>212318776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2847">
            <text:p>673030342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N , kolesterool - 9,2 mmol/l , LDL - 6,8 mmol/l</text:p>
          </table:table-cell>
          <table:table-cell office:value-type="string">
            <text:p>LDL - 6,8 mmol/l</text:p>
          </table:table-cell>
          <table:table-cell office:value-type="string">
            <text:p><text:s/>, kreatiniin - 64 urmol/l , TSH</text:p>
          </table:table-cell>
          <table:table-cell office:value-type="string">
            <text:p>LDL</text:p>
          </table:table-cell>
          <table:table-cell table:style-name="ce1"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91442">
            <text:p>4891442</text:p>
          </table:table-cell>
          <table:table-cell office:value-type="float" office:value="138442838">
            <text:p>138442838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40976976799">
            <text:p>409769767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TSH 2,507 ; ÜK 9,9 ; LDL 7,4</text:p>
          </table:table-cell>
          <table:table-cell office:value-type="string">
            <text:p>LDL 7,4</text:p>
          </table:table-cell>
          <table:table-cell office:value-type="string">
            <text:p><text:s/>; HDL 1,43 .</text:p>
          </table:table-cell>
          <table:table-cell office:value-type="string">
            <text:p>LDL</text:p>
          </table:table-cell>
          <table:table-cell table:style-name="ce1"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24566">
            <text:p>19724566</text:p>
          </table:table-cell>
          <table:table-cell office:value-type="float" office:value="188740969">
            <text:p>188740969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87192889329">
            <text:p>871928893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08.07.201317 : 11 : LDL kolesterool 8.2 mmol/l</text:p>
          </table:table-cell>
          <table:table-cell office:value-type="string">
            <text:p>LDL kolesterool 8.2 mmol/l</text:p>
          </table:table-cell>
          <table:table-cell/>
          <table:table-cell office:value-type="string">
            <text:p>LDL kolesterool</text:p>
          </table:table-cell>
          <table:table-cell table:style-name="ce1"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3639">
            <text:p>18553639</text:p>
          </table:table-cell>
          <table:table-cell office:value-type="float" office:value="175503873">
            <text:p>175503873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123930993">
            <text:p>171239309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11/12 - Kol 6,7 , LDL 52</text:p>
          </table:table-cell>
          <table:table-cell office:value-type="string">
            <text:p>LDL 52</text:p>
          </table:table-cell>
          <table:table-cell office:value-type="string">
            <text:p><text:s/>, HDL 1 , 78</text:p>
          </table:table-cell>
          <table:table-cell office:value-type="string">
            <text:p>LDL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71571">
            <text:p>13871571</text:p>
          </table:table-cell>
          <table:table-cell office:value-type="float" office:value="195018997">
            <text:p>195018997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318989">
            <text:p>6730303189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LDL-KOLESTEROOL</text:p>
          </table:table-cell>
          <table:table-cell office:value-type="string">
            <text:p>(?P&lt;key&gt;((f)?[Ss]\s*(,\s*(f)?P\s*)?\-?)?(KOL\s*)?(LDL|ldl|Ldl|LDl)(\s*\-?\=?\s?((K|k)olesteroo?l|KOLESTEROOL|(K|k)olester|Chol|(K|k)olest?|kol|chol|CHol|CHL|KOL|Kol|cHOL|CHOL|ÜK|ük|Ük))?)\s*-?=?\s*(?P&lt;value&gt;([0-9])+(\s?[,.]\s?[0-9]+)?)(\s*\(?\s*(?P&lt;unit&gt;(</text:p>
          </table:table-cell>
          <table:table-cell office:value-type="string">
            <text:p>NULL</text:p>
          </table:table-cell>
          <table:table-cell office:value-type="string">
            <text:p><text:s/>( chol -6,6mmol/l , HDL-1,02 ; LDL-54,66</text:p>
          </table:table-cell>
          <table:table-cell office:value-type="string">
            <text:p>LDL-54,66</text:p>
          </table:table-cell>
          <table:table-cell office:value-type="string">
            <text:p><text:s/>, trigl -2,79mmol/l ) ja minim </text:p>
          </table:table-cell>
          <table:table-cell office:value-type="string">
            <text:p>LDL</text:p>
          </table:table-cell>
          <table:table-cell office:value-type="float" office:value="54.66">
            <text:p>54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19:27:40.31</dc:date>
    <meta:document-statistic meta:table-count="1" meta:cell-count="14874" meta:object-count="0"/>
    <meta:generator>LibreOffice/4.0.0.3$Windows_x86 LibreOffice_project/7545bee9c2a0782548772a21bc84a9dcc583b89</meta:generator>
  </office:meta>
</office:document-meta>
</file>